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1A500000175238CBE95352FF2EC.png" manifest:media-type="image/png"/>
  <manifest:file-entry manifest:full-path="Pictures/10000000000001A60000017870449F1A80B5AC33.png" manifest:media-type="image/png"/>
  <manifest:file-entry manifest:full-path="Pictures/10000201000003010000027B4E46343E16A59EC9.png" manifest:media-type="image/png"/>
  <manifest:file-entry manifest:full-path="Pictures/10000201000001BB000001360670DE064D387BB2.png" manifest:media-type="image/png"/>
  <manifest:file-entry manifest:full-path="Pictures/10000201000002BF000000FA62A40C86F335AB15.png" manifest:media-type="image/png"/>
  <manifest:file-entry manifest:full-path="Pictures/100002000000002000000020A6BB2897B4B7679A.png" manifest:media-type="image/png"/>
  <manifest:file-entry manifest:full-path="Pictures/100000000000028600000280688E7876C9737970.png" manifest:media-type="image/png"/>
  <manifest:file-entry manifest:full-path="Pictures/100002010000028A00000204F2C9845C9F7CFD7B.png" manifest:media-type="image/png"/>
  <manifest:file-entry manifest:full-path="Pictures/100002010000025C000001B1650CEE5E1C1A82C9.png" manifest:media-type="image/png"/>
  <manifest:file-entry manifest:full-path="Pictures/10000000000002B9000001DFBA0C039E11A7CF53.png" manifest:media-type="image/png"/>
  <manifest:file-entry manifest:full-path="Pictures/10000201000003E8000000D2A7FE72F00FFCF111.png" manifest:media-type="image/png"/>
  <manifest:file-entry manifest:full-path="Pictures/10000000000001A50000017889A867E364F76244.png" manifest:media-type="image/png"/>
  <manifest:file-entry manifest:full-path="Pictures/1000020100000256000001EB266A9CAE231CD3C6.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1D6000001A875A0E4E770DACF11.png" manifest:media-type="image/png"/>
  <manifest:file-entry manifest:full-path="Pictures/10000201000001D5000001A509EDCA1EE05B65E0.png" manifest:media-type="image/png"/>
  <manifest:file-entry manifest:full-path="Pictures/10000000000002CB0000022C03F21C117EBF86F6.png" manifest:media-type="image/png"/>
  <manifest:file-entry manifest:full-path="Pictures/100002010000032D0000025C0D7C3B00FA26D103.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Mono1" svg:font-family="'Liberation Mono'" style:font-adornments="Bold" style:font-family-generic="moder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5" style:family="table">
      <style:table-properties style:width="16.99cm" fo:margin-left="0cm" fo:margin-right="0.011cm" fo:margin-top="0.3cm" fo:margin-bottom="0.3cm" table:align="margins" style:may-break-between-rows="true"/>
    </style:style>
    <style:style style:name="Table5.A" style:family="table-column">
      <style:table-column-properties style:column-width="4.406cm" style:rel-column-width="16996*"/>
    </style:style>
    <style:style style:name="Table5.B" style:family="table-column">
      <style:table-column-properties style:column-width="6.101cm" style:rel-column-width="23534*"/>
    </style:style>
    <style:style style:name="Table5.C" style:family="table-column">
      <style:table-column-properties style:column-width="6.482cm" style:rel-column-width="25005*"/>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9" style:family="table">
      <style:table-properties style:width="13.321cm" table:align="center" style:writing-mode="page"/>
    </style:style>
    <style:style style:name="Table19.A" style:family="table-column">
      <style:table-column-properties style:column-width="4.001cm"/>
    </style:style>
    <style:style style:name="Table19.B" style:family="table-column">
      <style:table-column-properties style:column-width="9.32cm"/>
    </style:style>
    <style:style style:name="Table19.A1" style:family="table-cell">
      <style:table-cell-properties fo:padding="0cm" fo:border="none"/>
    </style:style>
    <style:style style:name="Table20" style:family="table">
      <style:table-properties style:width="17.011cm" fo:margin-left="0cm" fo:break-before="auto" fo:break-after="auto" table:align="left" fo:keep-with-next="auto" style:may-break-between-rows="true" table:border-model="collapsing"/>
    </style:style>
    <style:style style:name="Table20.A" style:family="table-column">
      <style:table-column-properties style:column-width="8.576cm"/>
    </style:style>
    <style:style style:name="Table20.B" style:family="table-column">
      <style:table-column-properties style:column-width="8.435cm"/>
    </style:style>
    <style:style style:name="Table20.1" style:family="table-row">
      <style:table-row-properties fo:keep-together="auto"/>
    </style:style>
    <style:style style:name="Table2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0.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1" style:family="table">
      <style:table-properties style:width="15.799cm" fo:margin-left="-0.002cm" fo:margin-right="1.203cm" fo:margin-top="0cm" fo:margin-bottom="0.499cm" fo:break-before="auto" fo:break-after="auto" table:align="margins" fo:keep-with-next="auto" style:may-break-between-rows="true" table:border-model="collapsing"/>
    </style:style>
    <style:style style:name="Table21.A" style:family="table-column">
      <style:table-column-properties style:column-width="3.403cm" style:rel-column-width="14113*"/>
    </style:style>
    <style:style style:name="Table21.B" style:family="table-column">
      <style:table-column-properties style:column-width="4.101cm" style:rel-column-width="17011*"/>
    </style:style>
    <style:style style:name="Table21.C" style:family="table-column">
      <style:table-column-properties style:column-width="4.195cm" style:rel-column-width="17398*"/>
    </style:style>
    <style:style style:name="Table21.D" style:family="table-column">
      <style:table-column-properties style:column-width="4.101cm" style:rel-column-width="17013*"/>
    </style:style>
    <style:style style:name="Table2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1.2" style:family="table-row">
      <style:table-row-properties fo:keep-together="always"/>
    </style:style>
    <style:style style:name="Table2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1.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b0446d"/>
    </style:style>
    <style:style style:name="P3" style:family="paragraph" style:parent-style-name="Footer">
      <style:text-properties officeooo:paragraph-rsid="0029a911"/>
    </style:style>
    <style:style style:name="P4" style:family="paragraph" style:parent-style-name="Code">
      <style:text-properties officeooo:paragraph-rsid="00de9b52"/>
    </style:style>
    <style:style style:name="P5" style:family="paragraph" style:parent-style-name="Code">
      <style:text-properties officeooo:paragraph-rsid="01b63cde"/>
    </style:style>
    <style:style style:name="P6" style:family="paragraph" style:parent-style-name="Code">
      <style:text-properties officeooo:paragraph-rsid="01b7e5b2"/>
    </style:style>
    <style:style style:name="P7" style:family="paragraph" style:parent-style-name="Text_20_Body_20_List_20_Intro">
      <style:text-properties officeooo:paragraph-rsid="00de9b52"/>
    </style:style>
    <style:style style:name="P8" style:family="paragraph" style:parent-style-name="Text_20_Body_20_List_20_Intro">
      <style:text-properties officeooo:paragraph-rsid="019a8fd3"/>
    </style:style>
    <style:style style:name="P9" style:family="paragraph" style:parent-style-name="Text_20_body">
      <style:text-properties officeooo:paragraph-rsid="00de9b52"/>
    </style:style>
    <style:style style:name="P10" style:family="paragraph" style:parent-style-name="Text_20_body">
      <style:text-properties officeooo:paragraph-rsid="0159f4db"/>
    </style:style>
    <style:style style:name="P11" style:family="paragraph" style:parent-style-name="Text_20_body">
      <style:text-properties officeooo:paragraph-rsid="015961d8"/>
    </style:style>
    <style:style style:name="P12" style:family="paragraph" style:parent-style-name="Text_20_body">
      <style:text-properties officeooo:paragraph-rsid="01010b88"/>
    </style:style>
    <style:style style:name="P13" style:family="paragraph" style:parent-style-name="Text_20_body">
      <style:text-properties officeooo:paragraph-rsid="00f72418"/>
    </style:style>
    <style:style style:name="P14" style:family="paragraph" style:parent-style-name="Text_20_body">
      <style:text-properties fo:language="en" fo:country="US" officeooo:rsid="001f0121" officeooo:paragraph-rsid="001f0121"/>
    </style:style>
    <style:style style:name="P15" style:family="paragraph" style:parent-style-name="Text_20_body">
      <style:text-properties fo:language="en" fo:country="US" officeooo:rsid="001f0121" officeooo:paragraph-rsid="00733b65"/>
    </style:style>
    <style:style style:name="P16" style:family="paragraph" style:parent-style-name="Text_20_body">
      <style:text-properties officeooo:paragraph-rsid="0114c70a"/>
    </style:style>
    <style:style style:name="P17" style:family="paragraph" style:parent-style-name="Text_20_body">
      <style:text-properties officeooo:paragraph-rsid="00733b65"/>
    </style:style>
    <style:style style:name="P18" style:family="paragraph" style:parent-style-name="Text_20_body">
      <style:text-properties officeooo:paragraph-rsid="01527456"/>
    </style:style>
    <style:style style:name="P19" style:family="paragraph" style:parent-style-name="Text_20_body">
      <style:text-properties officeooo:paragraph-rsid="01b51545"/>
    </style:style>
    <style:style style:name="P20" style:family="paragraph" style:parent-style-name="Text_20_body">
      <style:text-properties officeooo:paragraph-rsid="01b63cde"/>
    </style:style>
    <style:style style:name="P21" style:family="paragraph" style:parent-style-name="Text_20_body">
      <style:text-properties officeooo:paragraph-rsid="01c5b37d"/>
    </style:style>
    <style:style style:name="P22" style:family="paragraph" style:parent-style-name="Text_20_body">
      <style:text-properties officeooo:rsid="00efd5ca" officeooo:paragraph-rsid="01ccdcc7"/>
    </style:style>
    <style:style style:name="P23" style:family="paragraph" style:parent-style-name="Text_20_Note">
      <style:paragraph-properties fo:margin-left="1cm" fo:margin-right="0.801cm" fo:text-indent="0cm" style:auto-text-indent="false" style:writing-mode="page"/>
      <style:text-properties officeooo:paragraph-rsid="00de9b52"/>
    </style:style>
    <style:style style:name="P24" style:family="paragraph" style:parent-style-name="Text_20_Note">
      <style:text-properties officeooo:paragraph-rsid="0163ae81"/>
    </style:style>
    <style:style style:name="P25" style:family="paragraph" style:parent-style-name="Text_20_Note">
      <style:text-properties officeooo:paragraph-rsid="00de9b52"/>
    </style:style>
    <style:style style:name="P26" style:family="paragraph" style:parent-style-name="Text_20_Note">
      <style:text-properties officeooo:paragraph-rsid="01b63cde"/>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ans2" fo:font-size="10pt" fo:font-style="normal" fo:text-shadow="none" style:text-underline-style="none" fo:font-weight="normal" officeooo:paragraph-rsid="00de9b52"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Table_20_Contents">
      <style:text-properties officeooo:paragraph-rsid="00cd93d5"/>
    </style:style>
    <style:style style:name="P29" style:family="paragraph" style:parent-style-name="Text_20_body_20_indent">
      <style:text-properties officeooo:paragraph-rsid="01400017"/>
    </style:style>
    <style:style style:name="P30" style:family="paragraph" style:parent-style-name="Text_20_body_20_indent">
      <style:text-properties officeooo:paragraph-rsid="01438bf3"/>
    </style:style>
    <style:style style:name="P31" style:family="paragraph" style:parent-style-name="Text_20_body_20_indent">
      <style:text-properties officeooo:paragraph-rsid="013072b7"/>
    </style:style>
    <style:style style:name="P32" style:family="paragraph" style:parent-style-name="Text_20_body_20_indent">
      <style:text-properties officeooo:paragraph-rsid="012cc352"/>
    </style:style>
    <style:style style:name="P33" style:family="paragraph" style:parent-style-name="Text_20_body_20_indent">
      <style:text-properties officeooo:paragraph-rsid="00de9b52"/>
    </style:style>
    <style:style style:name="P34" style:family="paragraph" style:parent-style-name="Text_20_body_20_indent">
      <style:text-properties officeooo:paragraph-rsid="011e4093"/>
    </style:style>
    <style:style style:name="P35" style:family="paragraph" style:parent-style-name="Table_20_Heading">
      <style:text-properties fo:font-size="10.5pt" officeooo:paragraph-rsid="00cd93d5" style:font-size-asian="10.5pt" style:font-size-complex="10.5pt"/>
    </style:style>
    <style:style style:name="P36" style:family="paragraph" style:parent-style-name="Text_20_body">
      <style:paragraph-properties fo:margin-top="0cm" fo:margin-bottom="0cm" loext:contextual-spacing="false"/>
      <style:text-properties officeooo:paragraph-rsid="00de9b52"/>
    </style:style>
    <style:style style:name="P37" style:family="paragraph" style:parent-style-name="Text_20_body">
      <style:paragraph-properties fo:margin-top="0cm" fo:margin-bottom="0cm" loext:contextual-spacing="false"/>
      <style:text-properties fo:font-size="11pt" style:font-size-asian="11pt" style:font-size-complex="11pt"/>
    </style:style>
    <style:style style:name="P38" style:family="paragraph" style:parent-style-name="Text_20_body">
      <style:paragraph-properties fo:margin-top="0cm" fo:margin-bottom="0cm" loext:contextual-spacing="false"/>
      <style:text-properties fo:font-size="11pt" officeooo:rsid="01763345" officeooo:paragraph-rsid="01763345" style:font-size-asian="11pt" style:font-size-complex="11pt"/>
    </style:style>
    <style:style style:name="P39" style:family="paragraph" style:parent-style-name="Text_20_body">
      <style:paragraph-properties fo:margin-top="0cm" fo:margin-bottom="0cm" loext:contextual-spacing="false"/>
      <style:text-properties officeooo:rsid="00edfd3e" officeooo:paragraph-rsid="01ccdcc7"/>
    </style:style>
    <style:style style:name="P40" style:family="paragraph" style:parent-style-name="Text_20_body">
      <style:paragraph-properties fo:margin-top="0cm" fo:margin-bottom="0cm" loext:contextual-spacing="false"/>
      <style:text-properties officeooo:rsid="00efd5ca" officeooo:paragraph-rsid="01ccdcc7"/>
    </style:style>
    <style:style style:name="P41" style:family="paragraph" style:parent-style-name="Text_20_body">
      <style:paragraph-properties fo:margin-top="0cm" fo:margin-bottom="0cm" loext:contextual-spacing="false"/>
      <style:text-properties officeooo:rsid="01ebe432" officeooo:paragraph-rsid="01ebe432"/>
    </style:style>
    <style:style style:name="P42" style:family="paragraph" style:parent-style-name="Code">
      <style:paragraph-properties fo:margin-top="0cm" fo:margin-bottom="0cm" loext:contextual-spacing="false" fo:line-height="100%"/>
      <style:text-properties officeooo:paragraph-rsid="00de9b52"/>
    </style:style>
    <style:style style:name="P43" style:family="paragraph" style:parent-style-name="Code">
      <style:paragraph-properties fo:margin-top="0cm" fo:margin-bottom="0cm" loext:contextual-spacing="false"/>
      <style:text-properties officeooo:paragraph-rsid="00de9b52"/>
    </style:style>
    <style:style style:name="P44" style:family="paragraph" style:parent-style-name="Code" style:master-page-name="">
      <style:paragraph-properties fo:margin-top="0cm" fo:margin-bottom="0cm" loext:contextual-spacing="false" style:page-number="auto" fo:keep-with-next="always" style:writing-mode="page"/>
      <style:text-properties officeooo:paragraph-rsid="00de9b52"/>
    </style:style>
    <style:style style:name="P45" style:family="paragraph" style:parent-style-name="Standard">
      <style:paragraph-properties fo:margin-top="0cm" fo:margin-bottom="0cm" loext:contextual-spacing="false"/>
      <style:text-properties fo:font-size="11pt" officeooo:rsid="00c6e03f" officeooo:paragraph-rsid="00c6e03f" style:font-size-asian="11pt" style:font-size-complex="11pt"/>
    </style:style>
    <style:style style:name="P46" style:family="paragraph" style:parent-style-name="Standard">
      <style:paragraph-properties fo:margin-top="0cm" fo:margin-bottom="0cm" loext:contextual-spacing="false"/>
      <style:text-properties fo:font-size="11pt" officeooo:rsid="00b692f2" officeooo:paragraph-rsid="00b692f2" style:font-size-asian="11pt" style:font-size-complex="11pt"/>
    </style:style>
    <style:style style:name="P47" style:family="paragraph" style:parent-style-name="Standard">
      <style:paragraph-properties fo:margin-top="0cm" fo:margin-bottom="0cm" loext:contextual-spacing="false"/>
      <style:text-properties fo:font-size="11pt" officeooo:rsid="019a437d" officeooo:paragraph-rsid="019a437d" style:font-size-asian="11pt" style:font-size-complex="11pt"/>
    </style:style>
    <style:style style:name="P48" style:family="paragraph" style:parent-style-name="Standard">
      <style:paragraph-properties fo:margin-top="0cm" fo:margin-bottom="0cm" loext:contextual-spacing="false"/>
      <style:text-properties fo:font-size="11pt" officeooo:rsid="01b4c87f" officeooo:paragraph-rsid="01b4c87f" style:font-size-asian="11pt" style:font-size-complex="11pt"/>
    </style:style>
    <style:style style:name="P49" style:family="paragraph" style:parent-style-name="Code">
      <style:paragraph-properties fo:margin-top="0cm" fo:margin-bottom="0cm" loext:contextual-spacing="false" fo:keep-with-next="always"/>
      <style:text-properties officeooo:paragraph-rsid="00de9b52"/>
    </style:style>
    <style:style style:name="P50" style:family="paragraph" style:parent-style-name="Guide_20_Name">
      <style:text-properties fo:language="en" fo:country="US" officeooo:rsid="001f0121" officeooo:paragraph-rsid="00a4f5c6"/>
    </style:style>
    <style:style style:name="P51" style:family="paragraph" style:parent-style-name="Title">
      <style:text-properties fo:language="en" fo:country="US" officeooo:rsid="001f0121" officeooo:paragraph-rsid="00a4f5c6"/>
    </style:style>
    <style:style style:name="P52" style:family="paragraph" style:parent-style-name="Subtitle">
      <style:text-properties fo:language="en" fo:country="US" officeooo:rsid="0092cd6c" officeooo:paragraph-rsid="00a4f5c6"/>
    </style:style>
    <style:style style:name="P53" style:family="paragraph" style:parent-style-name="Standard">
      <style:text-properties officeooo:paragraph-rsid="00cd93d5"/>
    </style:style>
    <style:style style:name="P54" style:family="paragraph" style:parent-style-name="Code" style:master-page-name="">
      <style:paragraph-properties style:page-number="auto" fo:keep-with-next="always" style:writing-mode="page"/>
      <style:text-properties officeooo:paragraph-rsid="00de9b52"/>
    </style:style>
    <style:style style:name="P55" style:family="paragraph" style:parent-style-name="Text_20_body" style:master-page-name="">
      <style:paragraph-properties style:page-number="auto" fo:keep-with-next="always"/>
      <style:text-properties officeooo:paragraph-rsid="00de9b52"/>
    </style:style>
    <style:style style:name="P56" style:family="paragraph" style:parent-style-name="Caption" style:master-page-name="">
      <style:paragraph-properties style:page-number="auto" fo:keep-with-next="always"/>
      <style:text-properties officeooo:paragraph-rsid="01b63cde"/>
    </style:style>
    <style:style style:name="P57" style:family="paragraph" style:parent-style-name="Code" style:master-page-name="">
      <style:paragraph-properties style:page-number="auto" fo:keep-with-next="auto"/>
      <style:text-properties officeooo:paragraph-rsid="01b7e5b2"/>
    </style:style>
    <style:style style:name="P58" style:family="paragraph" style:parent-style-name="Caption">
      <style:text-properties officeooo:paragraph-rsid="00de9b52"/>
    </style:style>
    <style:style style:name="P59" style:family="paragraph" style:parent-style-name="Caption">
      <style:text-properties officeooo:paragraph-rsid="01b63cde"/>
    </style:style>
    <style:style style:name="P60" style:family="paragraph" style:parent-style-name="Caption">
      <style:text-properties officeooo:paragraph-rsid="01bc2ca8"/>
    </style:style>
    <style:style style:name="P61" style:family="paragraph" style:parent-style-name="Caption">
      <style:paragraph-properties fo:margin-top="0cm" fo:margin-bottom="0.254cm" loext:contextual-spacing="false" style:writing-mode="page"/>
      <style:text-properties officeooo:paragraph-rsid="00de9b52"/>
    </style:style>
    <style:style style:name="P62" style:family="paragraph" style:parent-style-name="Caption" style:master-page-name="">
      <style:paragraph-properties fo:margin-top="0cm" fo:margin-bottom="0.254cm" loext:contextual-spacing="false" style:page-number="auto" fo:keep-with-next="always" style:writing-mode="page"/>
      <style:text-properties officeooo:paragraph-rsid="00de9b52"/>
    </style:style>
    <style:style style:name="P63" style:family="paragraph" style:parent-style-name="Text_20_Note">
      <style:paragraph-properties fo:margin-top="0cm" fo:margin-bottom="0.6cm" loext:contextual-spacing="false" style:writing-mode="lr-tb"/>
      <style:text-properties officeooo:paragraph-rsid="00de9b52"/>
    </style:style>
    <style:style style:name="P64" style:family="paragraph" style:parent-style-name="Code">
      <style:paragraph-properties fo:margin-top="0cm" fo:margin-bottom="0.199cm" loext:contextual-spacing="false"/>
      <style:text-properties officeooo:paragraph-rsid="00de9b52"/>
    </style:style>
    <style:style style:name="P65" style:family="paragraph" style:parent-style-name="Code">
      <style:paragraph-properties fo:margin-left="0cm" fo:margin-right="-0.499cm" fo:text-indent="0cm" style:auto-text-indent="false" style:writing-mode="page"/>
      <style:text-properties officeooo:paragraph-rsid="00de9b52"/>
    </style:style>
    <style:style style:name="P66" style:family="paragraph" style:parent-style-name="Figure">
      <style:text-properties officeooo:paragraph-rsid="00de9b52"/>
    </style:style>
    <style:style style:name="P67" style:family="paragraph" style:parent-style-name="Figure">
      <style:text-properties officeooo:paragraph-rsid="01b63cde"/>
    </style:style>
    <style:style style:name="P68" style:family="paragraph" style:parent-style-name="Figure">
      <style:text-properties officeooo:paragraph-rsid="01bc8f27"/>
    </style:style>
    <style:style style:name="P69" style:family="paragraph" style:parent-style-name="Text_20_body">
      <style:paragraph-properties fo:margin-left="0cm" fo:margin-right="0cm" fo:margin-top="0cm" fo:margin-bottom="0.15cm" loext:contextual-spacing="false" fo:text-indent="0cm" style:auto-text-indent="false"/>
      <style:text-properties fo:font-size="10.5pt" style:font-size-asian="10.5pt" style:font-size-complex="10.5pt"/>
    </style:style>
    <style:style style:name="P70" style:family="paragraph" style:parent-style-name="Code">
      <style:paragraph-properties fo:margin-left="0cm" fo:margin-right="0cm" fo:margin-top="0cm" fo:margin-bottom="0cm" loext:contextual-spacing="false" fo:text-indent="0cm" style:auto-text-indent="false" fo:keep-with-next="always"/>
      <style:text-properties officeooo:paragraph-rsid="00de9b52"/>
    </style:style>
    <style:style style:name="P71" style:family="paragraph" style:parent-style-name="Caption" style:master-page-name="">
      <style:paragraph-properties fo:margin-left="0cm" fo:margin-right="0cm" fo:text-indent="0cm" style:auto-text-indent="false" style:page-number="auto" fo:keep-with-next="always"/>
      <style:text-properties officeooo:paragraph-rsid="00de9b52"/>
    </style:style>
    <style:style style:name="P72" style:family="paragraph" style:parent-style-name="Text_20_body">
      <style:paragraph-properties fo:margin-top="0cm" fo:margin-bottom="0.15cm" loext:contextual-spacing="false"/>
      <style:text-properties fo:font-size="10.5pt" style:font-size-asian="10.5pt" style:font-size-complex="10.5pt"/>
    </style:style>
    <style:style style:name="P73" style:family="paragraph" style:parent-style-name="Caption">
      <style:paragraph-properties fo:keep-with-next="always"/>
      <style:text-properties officeooo:paragraph-rsid="01b63cde"/>
    </style:style>
    <style:style style:name="P74" style:family="paragraph" style:parent-style-name="Contents_20_1">
      <style:paragraph-properties>
        <style:tab-stops>
          <style:tab-stop style:position="17cm" style:type="right" style:leader-style="dotted" style:leader-text="."/>
        </style:tab-stops>
      </style:paragraph-properties>
    </style:style>
    <style:style style:name="P75" style:family="paragraph" style:parent-style-name="Contents_20_2">
      <style:paragraph-properties>
        <style:tab-stops>
          <style:tab-stop style:position="16.501cm" style:type="right" style:leader-style="dotted" style:leader-text="."/>
        </style:tab-stops>
      </style:paragraph-properties>
    </style:style>
    <style:style style:name="P76" style:family="paragraph" style:parent-style-name="Contents_20_3">
      <style:paragraph-properties>
        <style:tab-stops>
          <style:tab-stop style:position="15.984cm" style:type="right" style:leader-style="dotted" style:leader-text="."/>
        </style:tab-stops>
      </style:paragraph-properties>
    </style:style>
    <style:style style:name="P77"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78" style:family="paragraph" style:parent-style-name="Heading_20_1">
      <style:text-properties officeooo:paragraph-rsid="00de9b52"/>
    </style:style>
    <style:style style:name="P79" style:family="paragraph" style:parent-style-name="Heading_20_1">
      <style:text-properties officeooo:paragraph-rsid="01b63cde"/>
    </style:style>
    <style:style style:name="P80" style:family="paragraph" style:parent-style-name="Heading_20_1" style:master-page-name="LOFrontMatter">
      <style:paragraph-properties style:page-number="auto"/>
      <style:text-properties fo:language="en" fo:country="US"/>
    </style:style>
    <style:style style:name="P81" style:family="paragraph" style:parent-style-name="Heading_20_1" style:master-page-name="Standard">
      <style:paragraph-properties style:page-number="auto" fo:break-before="auto" fo:break-after="auto"/>
      <style:text-properties fo:language="en" fo:country="US" officeooo:paragraph-rsid="00de9b52"/>
    </style:style>
    <style:style style:name="P82" style:family="paragraph" style:parent-style-name="Heading_20_2">
      <style:text-properties officeooo:paragraph-rsid="00a5170e"/>
    </style:style>
    <style:style style:name="P83" style:family="paragraph" style:parent-style-name="Heading_20_2">
      <style:text-properties officeooo:paragraph-rsid="00de9b52"/>
    </style:style>
    <style:style style:name="P84" style:family="paragraph" style:parent-style-name="Heading_20_2">
      <style:text-properties officeooo:paragraph-rsid="01b63cde"/>
    </style:style>
    <style:style style:name="P85" style:family="paragraph" style:parent-style-name="Heading_20_3">
      <style:text-properties officeooo:paragraph-rsid="01ccdcc7"/>
    </style:style>
    <style:style style:name="P86" style:family="paragraph" style:parent-style-name="Heading_20_3">
      <style:text-properties officeooo:paragraph-rsid="00de9b52"/>
    </style:style>
    <style:style style:name="P87" style:family="paragraph" style:parent-style-name="Heading_20_Caution">
      <style:text-properties officeooo:paragraph-rsid="00de9b52"/>
    </style:style>
    <style:style style:name="P88" style:family="paragraph" style:parent-style-name="Heading_20_Note">
      <style:text-properties officeooo:paragraph-rsid="00de9b52"/>
    </style:style>
    <style:style style:name="P89" style:family="paragraph" style:parent-style-name="List_20_1">
      <style:text-properties officeooo:paragraph-rsid="00de9b52"/>
    </style:style>
    <style:style style:name="P90" style:family="paragraph" style:parent-style-name="Numbering_20_1">
      <style:text-properties officeooo:paragraph-rsid="00de9b52"/>
    </style:style>
    <style:style style:name="P91" style:family="paragraph" style:parent-style-name="Numbering_20_1" style:list-style-name="Numbering_20_1">
      <style:text-properties officeooo:paragraph-rsid="01bac536"/>
    </style:style>
    <style:style style:name="P92" style:family="paragraph" style:parent-style-name="Numbering_20_1" style:list-style-name="Numbering_20_1">
      <style:text-properties officeooo:paragraph-rsid="01738620"/>
    </style:style>
    <style:style style:name="P93" style:family="paragraph" style:parent-style-name="Numbering_20_1" style:list-style-name="Numbering_20_1">
      <style:text-properties officeooo:paragraph-rsid="01c5b37d"/>
    </style:style>
    <style:style style:name="P94" style:family="paragraph" style:parent-style-name="Numbering_20_1">
      <style:text-properties officeooo:paragraph-rsid="01bc8f27"/>
    </style:style>
    <style:style style:name="P95" style:family="paragraph" style:parent-style-name="Numbering_20_1">
      <style:paragraph-properties style:writing-mode="page"/>
      <style:text-properties officeooo:paragraph-rsid="00de9b52"/>
    </style:style>
    <style:style style:name="P96" style:family="paragraph" style:parent-style-name="Numbering_20_1" style:master-page-name="">
      <style:paragraph-properties fo:margin-top="0cm" fo:margin-bottom="0.3cm" loext:contextual-spacing="false" style:page-number="auto"/>
      <style:text-properties officeooo:paragraph-rsid="00de9b52"/>
    </style:style>
    <style:style style:name="P97" style:family="paragraph" style:parent-style-name="Numbering_20_2">
      <style:text-properties officeooo:paragraph-rsid="00de9b52"/>
    </style:style>
    <style:style style:name="P98" style:family="paragraph" style:parent-style-name="Numbering_20_2">
      <style:text-properties officeooo:paragraph-rsid="015dca3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b63cde" style:font-size-asian="10pt" style:font-style-asian="italic" style:font-size-complex="10pt" style:font-style-complex="italic"/>
    </style:style>
    <style:style style:name="T6" style:family="text">
      <style:text-properties style:font-name="DejaVu Sans Mono" fo:font-size="10pt" fo:font-weight="normal" style:font-size-asian="10pt" style:font-weight-asian="normal" style:font-size-complex="10pt" style:font-weight-complex="normal"/>
    </style:style>
    <style:style style:name="T7" style:family="text">
      <style:text-properties style:font-name="Liberation Mono3" fo:font-size="10pt" fo:font-weight="normal" style:font-size-asian="10pt" style:font-weight-asian="normal" style:font-size-complex="10pt" style:font-weight-complex="normal"/>
    </style:style>
    <style:style style:name="T8" style:family="text">
      <style:text-properties officeooo:rsid="00ee1d45"/>
    </style:style>
    <style:style style:name="T9" style:family="text">
      <style:text-properties officeooo:rsid="0160bf71"/>
    </style:style>
    <style:style style:name="T10" style:family="text">
      <style:text-properties officeooo:rsid="0165c0a8"/>
    </style:style>
    <style:style style:name="T11" style:family="text">
      <style:text-properties officeooo:rsid="01b0446d"/>
    </style:style>
    <style:style style:name="T12" style:family="text">
      <style:text-properties officeooo:rsid="01b4c87f"/>
    </style:style>
    <style:style style:name="T13" style:family="text">
      <style:text-properties officeooo:rsid="01b51545"/>
    </style:style>
    <style:style style:name="T14" style:family="text">
      <style:text-properties style:font-name="Liberation Sans2" fo:font-size="11pt" officeooo:rsid="01b51545" style:font-size-asian="10.5pt"/>
    </style:style>
    <style:style style:name="T15" style:family="text">
      <style:text-properties style:font-name="Liberation Sans2" fo:font-size="11pt" officeooo:rsid="00a467ea" style:font-size-asian="10.5pt"/>
    </style:style>
    <style:style style:name="T16" style:family="text">
      <style:text-properties style:font-name="Liberation Sans2" fo:font-size="11pt" officeooo:rsid="00a46e77" style:font-size-asian="10.5pt"/>
    </style:style>
    <style:style style:name="T17" style:family="text">
      <style:text-properties style:font-name="Liberation Sans2" fo:font-size="11pt" officeooo:rsid="01b7e5b2" style:font-size-asian="10.5pt"/>
    </style:style>
    <style:style style:name="T18" style:family="text">
      <style:text-properties style:font-name="Liberation Sans2" fo:font-size="11pt" officeooo:rsid="001f0121" style:font-size-asian="10.5pt"/>
    </style:style>
    <style:style style:name="T19" style:family="text">
      <style:text-properties style:font-name="Liberation Sans2" fo:font-size="11pt" officeooo:rsid="01be9e0e" style:font-size-asian="10.5pt"/>
    </style:style>
    <style:style style:name="T20" style:family="text">
      <style:text-properties style:font-name="Liberation Sans2" fo:font-size="11pt" officeooo:rsid="01c0ebd9" style:font-size-asian="10.5pt"/>
    </style:style>
    <style:style style:name="T21" style:family="text">
      <style:text-properties style:font-name="Liberation Sans2" fo:font-size="11pt" officeooo:rsid="01c5b37d" style:font-size-asian="10.5pt"/>
    </style:style>
    <style:style style:name="T22" style:family="text">
      <style:text-properties style:font-name="Liberation Sans2" fo:font-size="11pt" officeooo:rsid="01c5b37d" style:font-size-asian="10.5pt" style:font-weight-asian="normal" style:font-weight-complex="normal"/>
    </style:style>
    <style:style style:name="T23" style:family="text">
      <style:text-properties style:font-name="Liberation Sans2" fo:font-size="11pt" officeooo:rsid="01e57091" style:font-size-asian="10.5pt" style:font-weight-asian="normal" style:font-weight-complex="normal"/>
    </style:style>
    <style:style style:name="T24" style:family="text">
      <style:text-properties style:font-name="Liberation Sans2" fo:font-size="11pt" officeooo:rsid="01cd25a4" style:font-size-asian="10.5pt"/>
    </style:style>
    <style:style style:name="T25" style:family="text">
      <style:text-properties style:font-name="Liberation Sans2" fo:font-size="11pt" officeooo:rsid="01cf8f41" style:font-size-asian="10.5pt"/>
    </style:style>
    <style:style style:name="T26" style:family="text">
      <style:text-properties style:font-name="Liberation Sans2" fo:font-size="11pt" officeooo:rsid="01daa329" style:font-size-asian="10.5pt"/>
    </style:style>
    <style:style style:name="T27" style:family="text">
      <style:text-properties style:font-name="Liberation Sans2" fo:font-size="11pt" officeooo:rsid="01e57091" style:font-size-asian="10.5pt"/>
    </style:style>
    <style:style style:name="T28" style:family="text">
      <style:text-properties style:font-name="Liberation Sans2" fo:font-size="11pt" officeooo:rsid="01e5eac4" style:font-size-asian="10.5pt"/>
    </style:style>
    <style:style style:name="T29" style:family="text">
      <style:text-properties officeooo:rsid="008f1898"/>
    </style:style>
    <style:style style:name="T30" style:family="text">
      <style:text-properties fo:color="#18a303" style:font-name="Liberation Sans1" fo:font-size="16pt" fo:font-weight="bold" officeooo:rsid="01b51545" style:font-size-asian="12.0500001907349pt" style:font-weight-asian="bold" style:font-size-complex="13.8000001907349pt" style:font-weight-complex="bold"/>
    </style:style>
    <style:style style:name="T31" style:family="text">
      <style:text-properties officeooo:rsid="01b63cde"/>
    </style:style>
    <style:style style:name="T32" style:family="text">
      <style:text-properties officeooo:rsid="00945e45"/>
    </style:style>
    <style:style style:name="T33" style:family="text">
      <style:text-properties officeooo:rsid="0094e1a9"/>
    </style:style>
    <style:style style:name="T34" style:family="text">
      <style:text-properties officeooo:rsid="007e1043"/>
    </style:style>
    <style:style style:name="T35" style:family="text">
      <style:text-properties officeooo:rsid="007ee5b0"/>
    </style:style>
    <style:style style:name="T36" style:family="text">
      <style:text-properties officeooo:rsid="008b6967"/>
    </style:style>
    <style:style style:name="T37" style:family="text">
      <style:text-properties fo:language="en" fo:country="GB" style:language-asian="en" style:country-asian="US" style:language-complex="ar" style:country-complex="SA"/>
    </style:style>
    <style:style style:name="T38" style:family="text">
      <style:text-properties officeooo:rsid="01b7e5b2"/>
    </style:style>
    <style:style style:name="T39" style:family="text">
      <style:text-properties officeooo:rsid="01bac536"/>
    </style:style>
    <style:style style:name="T40" style:family="text">
      <style:text-properties officeooo:rsid="01bc2ca8"/>
    </style:style>
    <style:style style:name="T41" style:family="text">
      <style:text-properties style:font-name="Liberation Sans4" fo:font-size="11pt" fo:font-style="italic" officeooo:rsid="01bc2ca8" style:font-size-asian="10.5pt" style:font-style-asian="italic" style:font-weight-asian="normal" style:font-size-complex="12pt" style:font-style-complex="italic" style:font-weight-complex="normal"/>
    </style:style>
    <style:style style:name="T42" style:family="text">
      <style:text-properties officeooo:rsid="01bc8f27"/>
    </style:style>
    <style:style style:name="T43" style:family="text">
      <style:text-properties officeooo:rsid="01be9e0e"/>
    </style:style>
    <style:style style:name="T44" style:family="text">
      <style:text-properties officeooo:rsid="01bf2d55"/>
    </style:style>
    <style:style style:name="T45" style:family="text">
      <style:text-properties officeooo:rsid="01c4083c"/>
    </style:style>
    <style:style style:name="T46" style:family="text">
      <style:text-properties officeooo:rsid="01c5b37d"/>
    </style:style>
    <style:style style:name="T47" style:family="text">
      <style:text-properties officeooo:rsid="01c71818"/>
    </style:style>
    <style:style style:name="T48" style:family="text">
      <style:text-properties officeooo:rsid="01ccdcc7"/>
    </style:style>
    <style:style style:name="T49" style:family="text">
      <style:text-properties officeooo:rsid="01cd25a4"/>
    </style:style>
    <style:style style:name="T50" style:family="text">
      <style:text-properties officeooo:rsid="01cdc827"/>
    </style:style>
    <style:style style:name="T51" style:family="text">
      <style:text-properties officeooo:rsid="01cf8f41"/>
    </style:style>
    <style:style style:name="T52" style:family="text">
      <style:text-properties officeooo:rsid="01d19991"/>
    </style:style>
    <style:style style:name="T53" style:family="text">
      <style:text-properties officeooo:rsid="01d1fb21"/>
    </style:style>
    <style:style style:name="T54" style:family="text">
      <style:text-properties officeooo:rsid="01d3ce53"/>
    </style:style>
    <style:style style:name="T55" style:family="text">
      <style:text-properties officeooo:rsid="01d5cbbb"/>
    </style:style>
    <style:style style:name="T56" style:family="text">
      <style:text-properties officeooo:rsid="01d8a9ec"/>
    </style:style>
    <style:style style:name="T57" style:family="text">
      <style:text-properties officeooo:rsid="01daa329"/>
    </style:style>
    <style:style style:name="T58" style:family="text">
      <style:text-properties officeooo:rsid="01dc70c7"/>
    </style:style>
    <style:style style:name="T59" style:family="text">
      <style:text-properties officeooo:rsid="01dd3be8"/>
    </style:style>
    <style:style style:name="T60" style:family="text">
      <style:text-properties officeooo:rsid="01dea4f3"/>
    </style:style>
    <style:style style:name="T61" style:family="text">
      <style:text-properties officeooo:rsid="01dff877"/>
    </style:style>
    <style:style style:name="T62" style:family="text">
      <style:text-properties officeooo:rsid="01e09a39"/>
    </style:style>
    <style:style style:name="T63" style:family="text">
      <style:text-properties officeooo:rsid="01e2570d"/>
    </style:style>
    <style:style style:name="T64" style:family="text">
      <style:text-properties officeooo:rsid="01e29b1d"/>
    </style:style>
    <style:style style:name="T65" style:family="text">
      <style:text-properties officeooo:rsid="01e3e654"/>
    </style:style>
    <style:style style:name="T66" style:family="text">
      <style:text-properties officeooo:rsid="01e57091"/>
    </style:style>
    <style:style style:name="T67" style:family="text">
      <style:text-properties officeooo:rsid="01e5eac4"/>
    </style:style>
    <style:style style:name="T68" style:family="text">
      <style:text-properties officeooo:rsid="01e7a023"/>
    </style:style>
    <style:style style:name="T69" style:family="text">
      <style:text-properties officeooo:rsid="01ecc431"/>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3" style:family="graphic" style:parent-style-name="Frame">
      <style:graphic-properties fo:margin-left="0cm" fo:margin-right="0cm" fo:margin-top="0cm" fo:margin-bottom="0cm" style:run-through="foreground" style:wrap="right" style:number-wrapped-paragraphs="no-limit" style:vertical-pos="top" style:vertical-rel="baseline"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vertical-pos="top" style:vertical-rel="baseline" style:horizontal-pos="center" style:horizontal-rel="paragraph-content" fo:padding="0cm" fo:border="none" style:shadow="#808080 0.18cm 0.18cm" draw:shadow-opacity="100%"/>
    </style:style>
    <style:style style:name="fr6" style:family="graphic" style:parent-style-name="Frame">
      <style:graphic-properties style:vertical-pos="top" style:vertical-rel="baseline"/>
    </style:style>
    <style:style style:name="fr7" style:family="graphic" style:parent-style-name="Frame">
      <style:graphic-properties style:wrap="none" style:vertical-pos="top" style:vertical-rel="baseline"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paragraph" style:horizontal-pos="center" style:horizontal-rel="paragraph" style:mirror="none" fo:clip="rect(0.049cm, 0.101cm, 0cm, 0.101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019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cm, 0cm, 0.101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101cm, 0cm, 0.101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77"/>
      <text:p text:style-name="P50"><draw:frame draw:style-name="fr13" draw:name="Image1" text:anchor-type="paragraph" svg:x="3.47cm" svg:y="0.45cm" svg:width="8.467cm" svg:height="1.778cm" draw:z-index="0"><draw:image xlink:href="Pictures/10000201000003E8000000D2A7FE72F00FFCF111.png" xlink:type="simple" xlink:show="embed" xlink:actuate="onLoad" loext:mime-type="image/png"/></draw:frame>Začínáme s programem LibreOffice</text:p>
      <text:p text:style-name="P51">Kapitola 13 <text:s/><text:line-break/>Začínáme s makry</text:p>
      <text:p text:style-name="P52">Používání záznamu maker ... a další</text:p>
      <text:section text:style-name="Sect1" text:name="GS6013S1" text:condition="ooow:book eq 1" text:display="condition">
        <text:h text:style-name="P80" text:outline-level="1"><text:bookmark-start text:name="__RefHeading__5636_1566568644"/>Autorská práva<text:bookmark-end text:name="__RefHeading__5636_1566568644"/></text:h>
        <text:p text:style-name="P17">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1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22">Tato kapitola byla vytvořena úpravami a aktualizacemi knihy <text:span text:style-name="Emphasis">Getting Started with LibreOffice 6.0</text:span>.</text:p>
        <text:h text:style-name="P85" text:outline-level="3"><text:bookmark-start text:name="__RefHeading___Toc1344_3757194401"/>Pro toto vydání<text:bookmark-end text:name="__RefHeading___Toc1344_3757194401"/></text:h>
        <table:table table:name="Table3" table:style-name="Table3">
          <table:table-column table:style-name="Table3.A"/>
          <table:table-column table:style-name="Table3.B"/>
          <table:table-column table:style-name="Table3.C"/>
          <table:table-row>
            <table:table-cell table:style-name="Table3.A1" office:value-type="string">
              <text:p text:style-name="P39">Jean Hollis Weber</text:p>
            </table:table-cell>
            <table:table-cell table:style-name="Table3.A1" office:value-type="string">
              <text:p text:style-name="P40">Steve Fanning</text:p>
            </table:table-cell>
            <table:table-cell table:style-name="Table3.A1" office:value-type="string">
              <text:p text:style-name="P41">Kees Kriek</text:p>
            </table:table-cell>
          </table:table-row>
        </table:table>
        <text:h text:style-name="P85" text:outline-level="3"><text:bookmark-start text:name="__RefHeading___Toc1346_3757194401"/>Pro předchozí vydání<text:bookmark-end text:name="__RefHeading___Toc1346_3757194401"/></text:h>
        <table:table table:name="Table2" table:style-name="Table2">
          <table:table-column table:style-name="Table2.A"/>
          <table:table-column table:style-name="Table2.B"/>
          <table:table-column table:style-name="Table2.C"/>
          <table:table-row>
            <table:table-cell table:style-name="Table2.A1" office:value-type="string">
              <text:p text:style-name="P37">Andrew Pitonyak </text:p>
            </table:table-cell>
            <table:table-cell table:style-name="Table2.A1" office:value-type="string">
              <text:p text:style-name="P37">Peter Schofield</text:p>
            </table:table-cell>
            <table:table-cell table:style-name="Table2.A1" office:value-type="string">
              <text:p text:style-name="P37">Martin Fox</text:p>
            </table:table-cell>
          </table:table-row>
          <table:table-row>
            <table:table-cell table:style-name="Table2.A1" office:value-type="string">
              <text:p text:style-name="P37">Ron Faile Jr.</text:p>
            </table:table-cell>
            <table:table-cell table:style-name="Table2.A1" office:value-type="string">
              <text:p text:style-name="P46">Hazel Russman</text:p>
            </table:table-cell>
            <table:table-cell table:style-name="Table2.A1" office:value-type="string">
              <text:p text:style-name="P45">Olivier Hallot</text:p>
            </table:table-cell>
          </table:table-row>
          <table:table-row>
            <table:table-cell table:style-name="Table2.A1" office:value-type="string">
              <text:p text:style-name="P38">Valerii Goncharuk</text:p>
            </table:table-cell>
            <table:table-cell table:style-name="Table2.A1" office:value-type="string">
              <text:p text:style-name="P47">Andrew Jensen</text:p>
            </table:table-cell>
            <table:table-cell table:style-name="Table2.A1" office:value-type="string">
              <text:p text:style-name="P48">Jean Hollis Weber</text:p>
            </table:table-cell>
          </table:table-row>
        </table:table>
        <text:h text:style-name="Heading_20_2" text:outline-level="2"><text:bookmark-start text:name="__RefHeading__5640_1566568644"/>Zpětná vazba<text:bookmark-end text:name="__RefHeading__5640_1566568644"/></text:h>
        <text:p text:style-name="P1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011494633"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82" text:outline-level="2"><text:bookmark-start text:name="__RefHeading__5644_1566568644"/>Datum vydání a verze programu<text:bookmark-end text:name="__RefHeading__5644_1566568644"/></text:h>
        <text:p text:style-name="P14">Anglický originál byl vydán v <text:s/><text:date style:data-style-name="N34" text:date-value="2020-03-31T15:30:27.479489939">březnu</text:date><text:s/><text:date style:data-style-name="N107" text:date-value="2020-03-31T15:30:27.480075834">2020</text:date>. Kniha je určena pro LibreOffice 6.4.</text:p>
        <text:h text:style-name="Heading_20_2" text:outline-level="2"><text:bookmark-start text:name="__RefHeading__10532_462712302"/>Poznámka pro uživatele systému macOS<text:bookmark-end text:name="__RefHeading__10532_462712302"/></text:h>
        <text:p text:style-name="P17">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5">Windows nebo Linux</text:p>
            </table:table-cell>
            <table:table-cell table:style-name="Table5.A1" office:value-type="string">
              <text:p text:style-name="P35">Ekvivalent pro macOS</text:p>
            </table:table-cell>
            <table:table-cell table:style-name="Table5.A1" office:value-type="string">
              <text:p text:style-name="P35">Výsledek</text:p>
            </table:table-cell>
          </table:table-row>
          <table:table-row table:style-name="Table5.1">
            <table:table-cell table:style-name="Table5.A2" office:value-type="string">
              <text:p text:style-name="P28"><text:span text:style-name="Strong_20_Emphasis">Nástroje &gt; Možnosti</text:span></text:p>
            </table:table-cell>
            <table:table-cell table:style-name="Table5.B2" office:value-type="string">
              <text:p text:style-name="P28"><text:span text:style-name="Strong_20_Emphasis">LibreOffice &gt; Předvolby</text:span></text:p>
            </table:table-cell>
            <table:table-cell table:style-name="Table5.B2" office:value-type="string">
              <text:p text:style-name="P28">Otevřou se možnosti nastavení</text:p>
            </table:table-cell>
          </table:table-row>
          <table:table-row table:style-name="Table5.1">
            <table:table-cell table:style-name="Table5.A2" office:value-type="string">
              <text:p text:style-name="P28">Klepnutí pravým tlačítkem</text:p>
            </table:table-cell>
            <table:table-cell table:style-name="Table5.A2" office:value-type="string">
              <text:p text:style-name="P28">Ctrl + kliknout a/nebo kliknutí pravým tlačítkem v závislosti na operačním systému počítače</text:p>
            </table:table-cell>
            <table:table-cell table:style-name="Table5.B2" office:value-type="string">
              <text:p text:style-name="P28">Otevře se místní nabídka</text:p>
            </table:table-cell>
          </table:table-row>
          <table:table-row table:style-name="Table5.1">
            <table:table-cell table:style-name="Table5.A2" office:value-type="string">
              <text:p text:style-name="P28"><text:span text:style-name="Keystroke">Ctrl (Control)</text:span></text:p>
            </table:table-cell>
            <table:table-cell table:style-name="Table5.A2" office:value-type="string">
              <text:p text:style-name="P28"><text:span text:style-name="Keystroke">⌘ (Command)</text:span></text:p>
            </table:table-cell>
            <table:table-cell table:style-name="Table5.A2" office:value-type="string">
              <text:p text:style-name="P28">Používá se také s dalšími klávesami</text:p>
            </table:table-cell>
          </table:table-row>
          <table:table-row table:style-name="Table5.1">
            <table:table-cell table:style-name="Table5.A2" office:value-type="string">
              <text:p text:style-name="P28"><text:span text:style-name="Keystroke">F5</text:span></text:p>
            </table:table-cell>
            <table:table-cell table:style-name="Table5.A2" office:value-type="string">
              <text:p text:style-name="P28"><text:span text:style-name="Keystroke">Shift + ⌘ + F5</text:span></text:p>
            </table:table-cell>
            <table:table-cell table:style-name="Table5.A2" office:value-type="string">
              <text:p text:style-name="P28">Otevře se Navigátor</text:p>
            </table:table-cell>
          </table:table-row>
          <table:table-row table:style-name="Table5.1">
            <table:table-cell table:style-name="Table5.A2" office:value-type="string">
              <text:p text:style-name="P28"><text:span text:style-name="Keystroke">F11</text:span></text:p>
            </table:table-cell>
            <table:table-cell table:style-name="Table5.A2" office:value-type="string">
              <text:p text:style-name="P28"><text:span text:style-name="Keystroke">⌘ + T</text:span></text:p>
            </table:table-cell>
            <table:table-cell table:style-name="Table5.A2" office:value-type="string">
              <text:p text:style-name="P28">Otevře postranní lištu Styly</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4"><text:a xlink:type="simple" xlink:href="#__RefHeading__5636_1566568644" text:style-name="Index_20_Link" text:visited-style-name="Index_20_Link">Autorská práva<text:tab/>2</text:a></text:p>
            <text:p text:style-name="P75"><text:a xlink:type="simple" xlink:href="#__RefHeading__5638_1566568644" text:style-name="Index_20_Link" text:visited-style-name="Index_20_Link">Přispěvatelé<text:tab/>2</text:a></text:p>
            <text:p text:style-name="P76"><text:a xlink:type="simple" xlink:href="#__RefHeading___Toc1344_3757194401" text:style-name="Index_20_Link" text:visited-style-name="Index_20_Link">Pro toto vydání<text:tab/>2</text:a></text:p>
            <text:p text:style-name="P76"><text:a xlink:type="simple" xlink:href="#__RefHeading___Toc1346_3757194401" text:style-name="Index_20_Link" text:visited-style-name="Index_20_Link">Pro předchozí vydání<text:tab/>2</text:a></text:p>
            <text:p text:style-name="P75"><text:a xlink:type="simple" xlink:href="#__RefHeading__5640_1566568644" text:style-name="Index_20_Link" text:visited-style-name="Index_20_Link">Zpětná vazba<text:tab/>2</text:a></text:p>
            <text:p text:style-name="P75"><text:a xlink:type="simple" xlink:href="#__RefHeading__5644_1566568644" text:style-name="Index_20_Link" text:visited-style-name="Index_20_Link">Datum vydání a verze programu<text:tab/>2</text:a></text:p>
            <text:p text:style-name="P75"><text:a xlink:type="simple" xlink:href="#__RefHeading__10532_462712302" text:style-name="Index_20_Link" text:visited-style-name="Index_20_Link">Poznámka pro uživatele systému macOS<text:tab/>2</text:a></text:p>
            <text:p text:style-name="P74"><text:a xlink:type="simple" xlink:href="#__RefHeading___Toc71195_2536694537" text:style-name="Index_20_Link" text:visited-style-name="Index_20_Link">Úvod<text:tab/>4</text:a></text:p>
            <text:p text:style-name="P74"><text:a xlink:type="simple" xlink:href="#__RefHeading__8588_1448150400" text:style-name="Index_20_Link" text:visited-style-name="Index_20_Link">Moje první makro<text:tab/>4</text:a></text:p>
            <text:p text:style-name="P75"><text:a xlink:type="simple" xlink:href="#__RefHeading__19068_44446367" text:style-name="Index_20_Link" text:visited-style-name="Index_20_Link">Přidání makra<text:tab/>4</text:a></text:p>
            <text:p text:style-name="P75"><text:a xlink:type="simple" xlink:href="#__RefHeading__5136_1196992793" text:style-name="Index_20_Link" text:visited-style-name="Index_20_Link">Záznam makra<text:tab/>7</text:a></text:p>
            <text:p text:style-name="P75"><text:a xlink:type="simple" xlink:href="#__RefHeading__5138_1196992793" text:style-name="Index_20_Link" text:visited-style-name="Index_20_Link">Spuštění makra<text:tab/>8</text:a></text:p>
            <text:p text:style-name="P75"><text:a xlink:type="simple" xlink:href="#__RefHeading__5140_1196992793" text:style-name="Index_20_Link" text:visited-style-name="Index_20_Link">Zobrazení a úprava maker<text:tab/>8</text:a></text:p>
            <text:p text:style-name="P76"><text:a xlink:type="simple" xlink:href="#__RefHeading__8590_1448150400" text:style-name="Index_20_Link" text:visited-style-name="Index_20_Link">Zakomentování pomocí REM<text:tab/>9</text:a></text:p>
            <text:p text:style-name="P76"><text:a xlink:type="simple" xlink:href="#__RefHeading__5144_1196992793" text:style-name="Index_20_Link" text:visited-style-name="Index_20_Link">Definování podprogramů pomocí SUB<text:tab/>9</text:a></text:p>
            <text:p text:style-name="P76"><text:a xlink:type="simple" xlink:href="#__RefHeading__5146_1196992793" text:style-name="Index_20_Link" text:visited-style-name="Index_20_Link">Definice proměnné pomocí DIM<text:tab/>9</text:a></text:p>
            <text:p text:style-name="P76"><text:a xlink:type="simple" xlink:href="#__RefHeading__5148_1196992793" text:style-name="Index_20_Link" text:visited-style-name="Index_20_Link">Vysvětlení kódu makra<text:tab/>10</text:a></text:p>
            <text:p text:style-name="P74"><text:a xlink:type="simple" xlink:href="#__RefHeading__5150_1196992793" text:style-name="Index_20_Link" text:visited-style-name="Index_20_Link">Vytvoření makra<text:tab/>11</text:a></text:p>
            <text:p text:style-name="P75"><text:a xlink:type="simple" xlink:href="#__RefHeading__8592_1448150400" text:style-name="Index_20_Link" text:visited-style-name="Index_20_Link">Příklad složitějšího makra<text:tab/>11</text:a></text:p>
            <text:p text:style-name="P75"><text:a xlink:type="simple" xlink:href="#__RefHeading__5154_1196992793" text:style-name="Index_20_Link" text:visited-style-name="Index_20_Link">Rychlé spuštění makra<text:tab/>14</text:a></text:p>
            <text:p text:style-name="P74"><text:a xlink:type="simple" xlink:href="#__RefHeading__5156_1196992793" text:style-name="Index_20_Link" text:visited-style-name="Index_20_Link">Selhání záznamu maker<text:tab/>15</text:a></text:p>
            <text:p text:style-name="P75"><text:a xlink:type="simple" xlink:href="#__RefHeading__5158_1196992793" text:style-name="Index_20_Link" text:visited-style-name="Index_20_Link">Příkazová infrastruktura<text:tab/>15</text:a></text:p>
            <text:p text:style-name="P75"><text:a xlink:type="simple" xlink:href="#__RefHeading__5160_1196992793" text:style-name="Index_20_Link" text:visited-style-name="Index_20_Link">Jak záznamník maker využívá příkazovou infrastrukturu<text:tab/>15</text:a></text:p>
            <text:p text:style-name="P75"><text:a xlink:type="simple" xlink:href="#__RefHeading__5162_1196992793" text:style-name="Index_20_Link" text:visited-style-name="Index_20_Link">Ostatní možnosti<text:tab/>15</text:a></text:p>
            <text:p text:style-name="P74"><text:a xlink:type="simple" xlink:href="#__RefHeading__5164_1196992793" text:style-name="Index_20_Link" text:visited-style-name="Index_20_Link">Uspořádání maker<text:tab/>16</text:a></text:p>
            <text:p text:style-name="P75"><text:a xlink:type="simple" xlink:href="#__RefHeading__5166_1196992793" text:style-name="Index_20_Link" text:visited-style-name="Index_20_Link">Kde jsou makra uložené?<text:tab/>17</text:a></text:p>
            <text:p text:style-name="P75"><text:a xlink:type="simple" xlink:href="#__RefHeading__5168_1196992793" text:style-name="Index_20_Link" text:visited-style-name="Index_20_Link">Importování maker<text:tab/>17</text:a></text:p>
            <text:p text:style-name="P75"><text:a xlink:type="simple" xlink:href="#__RefHeading__5170_1196992793" text:style-name="Index_20_Link" text:visited-style-name="Index_20_Link">Stažení maker za účelem importu<text:tab/>19</text:a></text:p>
            <text:p text:style-name="P74"><text:a xlink:type="simple" xlink:href="#__RefHeading__5172_1196992793" text:style-name="Index_20_Link" text:visited-style-name="Index_20_Link">Jak spustit makro<text:tab/>19</text:a></text:p>
            <text:p text:style-name="P75"><text:a xlink:type="simple" xlink:href="#__RefHeading__197251_1448150400" text:style-name="Index_20_Link" text:visited-style-name="Index_20_Link">Nástrojové lišty, položky nabídky a klávesové zkratky<text:tab/>20</text:a></text:p>
            <text:p text:style-name="P75"><text:a xlink:type="simple" xlink:href="#__RefHeading__197253_1448150400" text:style-name="Index_20_Link" text:visited-style-name="Index_20_Link">Události<text:tab/>20</text:a></text:p>
            <text:p text:style-name="P74"><text:a xlink:type="simple" xlink:href="#__RefHeading__5182_1196992793" text:style-name="Index_20_Link" text:visited-style-name="Index_20_Link">Používání rozšíření<text:tab/>21</text:a></text:p>
            <text:p text:style-name="P74"><text:a xlink:type="simple" xlink:href="#__RefHeading__5184_1196992793" text:style-name="Index_20_Link" text:visited-style-name="Index_20_Link">Vytváření maker bez použití záznamu<text:tab/>21</text:a></text:p>
            <text:p text:style-name="P74"><text:a xlink:type="simple" xlink:href="#__RefHeading___Toc79257_3319712367" text:style-name="Index_20_Link" text:visited-style-name="Index_20_Link">Přehled maker BeanShell, JavaScript a Python<text:tab/>22</text:a></text:p>
            <text:p text:style-name="P75"><text:a xlink:type="simple" xlink:href="#__RefHeading___Toc2545_3861250547" text:style-name="Index_20_Link" text:visited-style-name="Index_20_Link">Makra BeanShell<text:tab/>23</text:a></text:p>
            <text:p text:style-name="P75"><text:a xlink:type="simple" xlink:href="#__RefHeading___Toc2547_3861250547" text:style-name="Index_20_Link" text:visited-style-name="Index_20_Link">Makra JavaScript<text:tab/>25</text:a></text:p>
            <text:p text:style-name="P75"><text:a xlink:type="simple" xlink:href="#__RefHeading___Toc2549_3861250547" text:style-name="Index_20_Link" text:visited-style-name="Index_20_Link">Makra Python<text:tab/>27</text:a></text:p>
            <text:p text:style-name="P74"><text:a xlink:type="simple" xlink:href="#__RefHeading__5186_1196992793" text:style-name="Index_20_Link" text:visited-style-name="Index_20_Link">Kde najdeme více informací<text:tab/>28</text:a></text:p>
            <text:p text:style-name="P75"><text:a xlink:type="simple" xlink:href="#__RefHeading__5188_1196992793" text:style-name="Index_20_Link" text:visited-style-name="Index_20_Link">Přiložený materiál<text:tab/>28</text:a></text:p>
            <text:p text:style-name="P75"><text:a xlink:type="simple" xlink:href="#__RefHeading__5190_1196992793" text:style-name="Index_20_Link" text:visited-style-name="Index_20_Link">Online zdroje<text:tab/>28</text:a></text:p>
            <text:p text:style-name="P75"><text:a xlink:type="simple" xlink:href="#__RefHeading__7688_1972615798" text:style-name="Index_20_Link" text:visited-style-name="Index_20_Link">Tištěné a elektronické knihy<text:tab/>28</text:a></text:p>
          </text:index-body>
        </text:table-of-content>
        <text:p text:style-name="P53"/>
      </text:section>
      <text:h text:style-name="P81" text:outline-level="1"><text:bookmark-start text:name="__RefHeading___Toc71195_2536694537"/>Úvod<text:bookmark-end text:name="__RefHeading___Toc71195_2536694537"/></text:h>
      <text:p text:style-name="P9">Makro je posloupnost příkazů nebo stisků kláves uložených za účelem pozdějšího použití. Příkladem jednoduchého makra může být makro, které zadá naši adresu do otevřeného dokumentu. Makra umožňují automatizaci jednoduchých, ale i složitých úloh. Makra jsou velmi užitečné tehdy, když potřebujeme stejnou úlohu stejným způsobem mnohokrát zopakovat.</text:p>
      <text:p text:style-name="P19">Nejjednodušší způsob, jak vytvořit makro je zaznamenat řadu akcí pomocí uživatelského rozhraní LibreOffice. LibreOffice ukládá zaznamenaná makra pomocí open source skriptovacího jazyka LibreOffice Basic, což je dialekt známého programovacího jazyka BASIC. Tato makra mohou být editována a vylepšena pomocí integrovaného vývojového prostředí (IDE) LibreOffice Basic.</text:p>
      <text:p text:style-name="P19">Nejvýkonnější makra v LibreOffice jsou vytvořena pomocí jednoho ze čtyř podporovaných skriptovacích jazyků (LibreOffice Basic, BeanShell, JavaScript a Python). Tato kapitola poskytuje přehled o možnostech maker v LibreOffice, většinou se zaměřuje na výchozí jazyk pro skriptování maker, LibreOffice Basic. Některé příklady zahrnují skriptovací jazyky BeanShell, JavaScript a Python, ale podrobnější popis vlastností těchto jazyků je nad rámec této kapitoly.</text:p>
      <text:h text:style-name="P78" text:outline-level="1"><text:bookmark-start text:name="__RefHeading__8588_1448150400"/>Moje <text:alphabetical-index-mark text:string-value="makra"/> první makro<text:bookmark-end text:name="__RefHeading__8588_1448150400"/></text:h>
      <text:h text:style-name="P83" text:outline-level="2"><text:bookmark-start text:name="__RefHeading__19068_44446367"/>Přidání makra<text:bookmark-end text:name="__RefHeading__19068_44446367"/></text:h>
      <text:p text:style-name="P9">Při učení programování v makrojazyku může na začátku pomoci, pokud si najdeme a <text:alphabetical-index-mark text:string-value="přidání makra z jiných zdrojů"/> použijeme vhodné existující makro. V této části předpokládáme, že chceme použít makro, které nám někdo poslal elektronickou poštou, našli jsme ho na webové stránce nebo případně v knize. V tomto příkladu použijeme makro, které je uvedeno ve výpisu <text:sequence-ref text:reference-format="value" text:ref-name="refListing0">1</text:sequence-ref><text:s/>. Nejprve je vhodné vytvořit knihovnu a modul, kam makro uložíme; podrobnosti najdeme v části „<text:bookmark-ref text:reference-format="text" text:ref-name="__RefHeading__5164_1196992793">Uspořádání maker</text:bookmark-ref>” na straně <text:bookmark-ref text:reference-format="page" text:ref-name="__RefHeading__5164_1196992793">16</text:bookmark-ref><text:s/>.</text:p>
      <text:p text:style-name="P58">Výpis <text:sequence text:ref-name="refListing0" text:name="Listing" text:formula="ooow:Listing + 1" style:num-format="1">1</text:sequence>: Jednoduché makro, které nás pozdraví</text:p>
      <text:p text:style-name="P43"/>
      <text:p text:style-name="P43"><text:span text:style-name="_5f_LOCodeKeyWord"> Sub</text:span> <text:span text:style-name="_5f_LOCodeIdent">MakroAhoj</text:span></text:p>
      <text:p text:style-name="P43"><text:span text:style-name="_5f_LOCodeComment"><text:span text:style-name="T6"><text:s text:c="2"/></text:span></text:span><text:span text:style-name="_5f_LOCodeKeyWord">Print</text:span> <text:span text:style-name="_5f_LOCodeLiteral">"Ahoj“</text:span></text:p>
      <text:p text:style-name="P4"><text:span text:style-name="_5f_LOCodeKeyWord">End</text:span><text:span text:style-name="_5f_LOCodeComment"> S</text:span><text:span text:style-name="_5f_LOCodeKeyWord">ub</text:span></text:p>
      <text:p text:style-name="P7">Pro vytvoření knihovny obsahující naše makro použijeme následující kroky:</text:p>
      <text:list xml:id="list2467923705" text:style-name="Numbering_20_1">
        <text:list-item text:start-value="1">
          <text:p text:style-name="P95">Zvolením <text:span text:style-name="Strong_20_Emphasis">Nástroje &gt; Makra &gt; Správce maker &gt; LibreOffice Basic</text:span> v hlavní nabídce otevřeme dialogové okno Makra v LibreOffice Basic (obrázek <text:sequence-ref text:reference-format="value" text:ref-name="refFigure0">1</text:sequence-ref>).</text:p>
        </text:list-item>
        <text:list-item>
          <text:p text:style-name="P90">Klepneme na <text:span text:style-name="Strong_20_Emphasis">Organizátor</text:span>, čímž otevřeme dialogové okno Organizátor maker LibreOffice Basic (obrázek <text:sequence-ref text:reference-format="value" text:ref-name="refFigure1">2</text:sequence-ref>). V něm zvolíme kartu <text:span text:style-name="Emphasis">Knihovny</text:span>.</text:p>
        </text:list-item>
        <text:list-item>
          <text:p text:style-name="P90">V seznamu <text:span text:style-name="Emphasis">Umístění</text:span> zvolíme položku <text:span text:style-name="Strong_20_Emphasis">Moje makra a dialogová okna</text:span>, což je standardní místo pro ukládání maker.</text:p>
        </text:list-item>
        <text:list-item>
          <text:p text:style-name="P90">Klepnutím na <text:span text:style-name="Strong_20_Emphasis">Nový</text:span> otevřeme okno Nová knihovna (zde není zobrazena).</text:p>
        </text:list-item>
        <text:list-item>
          <text:p text:style-name="P90">Zadáme název knihovny, například <text:span text:style-name="Emphasis">TestLibrary</text:span> a klepneme na <text:span text:style-name="Strong_20_Emphasis">OK</text:span>.</text:p>
        </text:list-item>
        <text:list-item>
          <text:p text:style-name="P91">V dialogovém okně Organizátor maker Basic zvolíme kartu <text:span text:style-name="Emphasis">Moduly</text:span> (obrázek <text:span text:style-name="T39"><text:sequence-ref text:reference-format="value" text:ref-name="refFigure2">3</text:sequence-ref></text:span>).</text:p>
        </text:list-item>
        <text:list-item>
          <text:p text:style-name="P90">V seznamu <text:span text:style-name="Emphasis">Moduly</text:span> rozbalíme položku <text:span text:style-name="Emphasis">Moje makra</text:span> a vybereme knihovnu (v příkladu <text:span text:style-name="Emphasis">TestLibrary</text:span>). V ní již existuje položka <text:span text:style-name="Emphasis">Module1</text:span>, kam můžeme makro uložit. Případně můžeme stiskem <text:span text:style-name="Strong_20_Emphasis">Nový</text:span> vytvořit v knihovně jiný modul.</text:p>
        </text:list-item>
        <text:list-item>
          <text:p text:style-name="P90">Zvolíme <text:span text:style-name="Keystroke">Module1</text:span> nebo nově vytvořený modul a klepneme na <text:span text:style-name="Strong_20_Emphasis">Upravit</text:span>, čímž se otevře okno integrovaného vývojového prostředí (angl. Integrated Development Environment, IDE) (obrázek <text:sequence-ref text:reference-format="value" text:ref-name="refFigure3">4</text:sequence-ref>). IDE je textový editor, začleněný do LibreOffice, který umožňuje vytváření, úpravu, spouštění a debugování maker.</text:p>
        </text:list-item>
      </text:list>
      <text:p text:style-name="Figure"><text:soft-page-break/><text:span text:style-name="_5f_LOCodeKeyWord"><draw:frame draw:style-name="fr1" draw:name="Frame3" text:anchor-type="as-char" svg:width="14.58cm" draw:z-index="2"><draw:text-box fo:min-height="11.647cm"><text:p text:style-name="Caption"><draw:frame draw:style-name="fr16" draw:name="Image10" text:anchor-type="paragraph" svg:width="14.58cm" svg:height="10.901cm" draw:z-index="3"><draw:image xlink:href="Pictures/100002010000028A00000204F2C9845C9F7CFD7B.png" xlink:type="simple" xlink:show="embed" xlink:actuate="onLoad" loext:mime-type="image/png"/></draw:frame>Obrázek <text:sequence text:ref-name="refFigure0" text:name="Figure" text:formula="ooow:Figure+1" style:num-format="1">1</text:sequence>: Dialogové okno Makra LibreOffice Basic</text:p></draw:text-box></draw:frame></text:span></text:p>
      <text:p text:style-name="Figure"><text:span text:style-name="_5f_LOCodeKeyWord"><draw:frame draw:style-name="fr6" draw:name="Frame17" text:anchor-type="as-char" svg:width="11.774cm" draw:z-index="4"><draw:text-box fo:min-height="9.994cm"><text:p text:style-name="Caption"><draw:frame draw:style-name="fr15" draw:name="Image12" text:anchor-type="paragraph" svg:x="0cm" svg:y="0cm" svg:width="10.4cm" svg:height="9.47cm" draw:z-index="5"><draw:image xlink:href="Pictures/10000201000001D6000001A875A0E4E770DACF11.png" xlink:type="simple" xlink:show="embed" xlink:actuate="onLoad" loext:mime-type="image/png"/></draw:frame>Obrázek <text:sequence text:ref-name="refFigure1" text:name="Figure" text:formula="ooow:Figure+1" style:num-format="1">2</text:sequence>: Dialogové okno Organizátor maker LibreOffice Basic, karta Knihovny</text:p></draw:text-box></draw:frame></text:span></text:p>
      <text:p text:style-name="Figure"><text:soft-page-break/><text:span text:style-name="_5f_LOCodeKeyWord"><draw:frame draw:style-name="fr1" draw:name="Frame1" text:anchor-type="as-char" svg:width="11.859cm" draw:z-index="6"><draw:text-box fo:min-height="10.181cm"><text:p text:style-name="P60"><draw:frame draw:style-name="fr14" draw:name="Image11" text:anchor-type="paragraph" svg:x="0cm" svg:y="0cm" svg:width="10.359cm" svg:height="9.329cm" draw:z-index="7"><draw:image xlink:href="Pictures/10000201000001D5000001A509EDCA1EE05B65E0.png" xlink:type="simple" xlink:show="embed" xlink:actuate="onLoad" loext:mime-type="image/png"/></draw:frame>Obrázek <text:sequence text:ref-name="refFigure2" text:name="Figure" text:formula="ooow:Figure+1" style:num-format="1">3</text:sequence>: Dialogové okno Organizátor maker LibreOffice Basic, karta Moduly</text:p></draw:text-box></draw:frame></text:span></text:p>
      <text:p text:style-name="P68"><text:span text:style-name="_5f_LOCodeKeyWord"><text:span text:style-name="T6"><draw:frame draw:style-name="fr6" draw:name="Frame4" text:anchor-type="as-char" svg:width="17.036cm" draw:z-index="8"><draw:text-box fo:min-height="13.443cm"><text:p text:style-name="Caption"><draw:frame draw:style-name="fr12" draw:name="Image16" text:anchor-type="paragraph" svg:width="17.036cm" svg:height="12.654cm" draw:z-index="9"><draw:image xlink:href="Pictures/100002010000032D0000025C0D7C3B00FA26D103.png" xlink:type="simple" xlink:show="embed" xlink:actuate="onLoad" loext:mime-type="image/png"/></draw:frame>Obrázek <text:sequence text:ref-name="refFigure3" text:name="Figure" text:formula="ooow:Figure+1" style:num-format="1">4</text:sequence>: Okno integrovaného vývojového prostředí</text:p></draw:text-box></draw:frame></text:span></text:span></text:p>
      <text:list xml:id="list153029448013501" text:continue-numbering="true" text:style-name="Numbering_20_1">
        <text:list-item>
          <text:p text:style-name="P94"><text:soft-page-break/>Nový modul po vytvoření obsahuje pouze poznámku a jedno prázdné makro s názvem <text:span text:style-name="Code">Main</text:span>, které nic nedělá.</text:p>
        </text:list-item>
        <text:list-item>
          <text:p text:style-name="P94">Nové makro přidáme buď před <text:span text:style-name="Code">Sub Main</text:span> nebo za <text:span text:style-name="Code">End Sub</text:span>. Výpis <text:sequence-ref text:reference-format="value" text:ref-name="refListing1">2</text:sequence-ref><text:s/>zobrazuje nové makro, které bylo přidáno před <text:span text:style-name="Code">Sub Main</text:span>.</text:p>
        </text:list-item>
        <text:list-item>
          <text:p text:style-name="P94">Klepneme na ikonu <text:span text:style-name="Strong_20_Emphasis">Zkompilovat</text:span>, která se nachází na panelu nástrojů Makro, čímž makro přeložíme.</text:p>
        </text:list-item>
        <text:list-item>
          <text:p text:style-name="P90">Pak makro <text:span text:style-name="Code">MakroAhoj</text:span> spustíme tak, že do něj umístíme textový kurzor a následně buď na panelu Makro klepneme na ikonu <text:span text:style-name="Strong_20_Emphasis">Spustit</text:span> nebo stiskneme klávesu <text:span text:style-name="Keystroke">F5</text:span><text:span text:style-name="Code"/>. Objeví se malé dialogové okno s textem „Ahoj“. Pokud se textový kurzor nenachází uvnitř podprogramu (funkce), otevře se dialogové okno, ve kterém můžeme vybrat makro pro spuštění.</text:p>
        </text:list-item>
        <text:list-item>
          <text:p text:style-name="P90">Klepnutím na tlačítko <text:span text:style-name="Strong_20_Emphasis">OK</text:span> okno zavřeme.</text:p>
        </text:list-item>
        <text:list-item>
          <text:p text:style-name="P90">Pokud se v modulu nachází několik maker a chceme spustit jedno z nich, můžeme také klepnout na ikonu <text:span text:style-name="Strong_20_Emphasis">vybrat makro </text:span> na nástrojové liště Standardní nebo v hlavní nabídce zvolíme <text:span text:style-name="Strong_20_Emphasis">Nástroje &gt; Makra &gt; Uspořádat makra &gt; LibreOffice Basic</text:span>.</text:p>
        </text:list-item>
        <text:list-item>
          <text:p text:style-name="P96">Poté vybereme požadované makro a klepneme na <text:span text:style-name="Strong_20_Emphasis">Spustit</text:span>.</text:p>
        </text:list-item>
      </text:list>
      <text:p text:style-name="P58">Výpis <text:sequence text:ref-name="refListing1" text:name="Listing" text:formula="ooow:Listing + 1" style:num-format="1">2</text:sequence>: Module1 po přidání nového makra</text:p>
      <text:p text:style-name="P43"/>
      <text:p text:style-name="P43"><text:span text:style-name="_5f_LOCodeComment"><text:span text:style-name="T7">REM <text:s/>***** <text:s/>BASIC <text:s/>*****</text:span></text:span></text:p>
      <text:p text:style-name="P43"><text:span text:style-name="_5f_LOCodeKeyWord"/></text:p>
      <text:p text:style-name="P43"><text:span text:style-name="_5f_LOCodeKeyWord"> Sub</text:span> <text:span text:style-name="_5f_LOCodeIdent">MakroAhoj</text:span></text:p>
      <text:p text:style-name="P43"><text:span text:style-name="_5f_LOCodeComment"><text:span text:style-name="T6"><text:s text:c="2"/></text:span></text:span><text:span text:style-name="_5f_LOCodeKeyWord">Print</text:span> <text:span text:style-name="_5f_LOCodeLiteral">"Ahoj“</text:span></text:p>
      <text:p text:style-name="P43"><text:span text:style-name="_5f_LOCodeKeyWord">End</text:span><text:span text:style-name="_5f_LOCodeComment"> S</text:span><text:span text:style-name="_5f_LOCodeKeyWord">ub</text:span></text:p>
      <text:p text:style-name="P36"><text:span text:style-name="_5f_LOCodeKeyWord"/></text:p>
      <text:p text:style-name="P43"><text:span text:style-name="_5f_LOCodeKeyWord">Sub</text:span> <text:span text:style-name="_5f_LOCodeIdent">Main</text:span></text:p>
      <text:p text:style-name="P43"/>
      <text:p text:style-name="P4"><text:span text:style-name="_5f_LOCodeKeyWord">End</text:span> <text:span text:style-name="_5f_LOCodeKeyWord">Sub</text:span></text:p>
      <text:h text:style-name="P83" text:outline-level="2"><text:bookmark-start text:name="__RefHeading__5136_1196992793"/>Záznam <text:alphabetical-index-mark text:string-value="záznam" text:key1="makra"/>makra<text:bookmark-end text:name="__RefHeading__5136_1196992793"/></text:h>
      <text:p text:style-name="P9">Pokud máme opakovaně do dokumentu vkládat tutéž informaci, můžeme ji po prvním vložení zkopírovat do schránky, odkud ji v případě potřeby opakovaně vložíme na požadované místo. Pokud však do schránky uložíme něco jiného, ​​její obsah se změní. To znamená, že informaci musíme opět zadat. Tento problém můžeme vyřešit tak, že vytvoříme makro, které požadovanou informaci vloží.</text:p>
      <text:list xml:id="list153028029496910" text:continue-list="list2011494633" text:style-name="Heading_20_Note">
        <text:list-item>
          <text:p text:style-name="P88">Poznámka</text:p>
        </text:list-item>
      </text:list>
      <text:p text:style-name="P26">V některých případech, kdy chceme opakovaně vložit informace do dokumentu může být vhodnější vytvořit automatický text. Více informací se nachází v kapitole 2 - Základy práce s textem v příručce <text:span text:style-name="Emphasis">Writer Guide</text:span>.</text:p>
      <text:p text:style-name="P9">Ujistíme se, že záznam maker je povolen tím, že přejdeme v nabídce na <text:span text:style-name="Strong_20_Emphasis">Nástroje &gt; Možnosti &gt; LibreOffice &gt; Pokročilé</text:span> a vybereme možnost <text:span text:style-name="Strong_20_Emphasis">Povolit záznam maker </text:span> v sekci <text:span text:style-name="Emphasis">Volitelné funkce</text:span>. Ve výchozím nastavení je tato funkce v LibreOffice vypnuta.</text:p>
      <text:list xml:id="list153029344375305" text:continue-list="list153029448013501" text:style-name="Numbering_20_1">
        <text:list-item text:start-value="1">
          <text:p text:style-name="Numbering_20_1">Záznam makra spustíme zvolením <text:span text:style-name="Strong_20_Emphasis">Nástroje &gt; Makra &gt; Zaznamenat makro</text:span>. Otevře se malé okénko s tlačítkem <text:span text:style-name="Strong_20_Emphasis">Zastavit nahrávání</text:span>, které indikuje, že probíhá záznam makra.</text:p>
        </text:list-item>
        <text:list-item>
          <text:p text:style-name="Numbering_20_1">Během záznamu vložíme požadované informace nebo provedeme vhodnou posloupnost operací. Jako příklad můžeme napsat své jméno.</text:p>
        </text:list-item>
        <text:list-item>
          <text:p text:style-name="Numbering_20_1">Záznam makra ukončíme klepnutím na tlačítko <text:span text:style-name="Strong_20_Emphasis">Zastavit nahrávání</text:span> v okénku indikátoru nahrávání. <text:alphabetical-index-mark text:string-value="Dialog LibreOffice Basic makra"/>Otevře se okno Makra LibreOffice Basic (podobně jako na obrázku <text:sequence-ref text:reference-format="value" text:ref-name="refFigure0">1</text:sequence-ref><text:s/>na straně <text:sequence-ref text:reference-format="page" text:ref-name="refFigure0">5</text:sequence-ref>, ale s jinými tlačítky).</text:p>
        </text:list-item>
        <text:list-item>
          <text:p text:style-name="Numbering_20_1">V něm otevřeme <text:alphabetical-index-mark text:string-value="kontejner s knihovnami" text:key1="makra"/>kontejner s knihovnami <text:span text:style-name="Emphasis">Moje makra</text:span>.</text:p>
        </text:list-item>
        <text:list-item>
          <text:p text:style-name="Numbering_20_1">V kontejneru <text:span text:style-name="Emphasis">Moje makra</text:span> najdeme knihovnu <text:span text:style-name="Emphasis">Standard</text:span>. Upozorňujeme, že každý kontejner obsahuje knihovnu <text:span text:style-name="Emphasis">Standard</text:span>.</text:p>
        </text:list-item>
        <text:list-item>
          <text:p text:style-name="Numbering_20_1"><text:soft-page-break/>Zvolíme knihovnu <text:span text:style-name="Emphasis">Standard</text:span> a klepneme na <text:span text:style-name="Strong_20_Emphasis">Nový modul</text:span>, čímž vytvoříme nový<text:alphabetical-index-mark text:string-value="modul" text:key1="makra"/> modul, ve kterém bude makro uloženo. Tímto se otevře okno Nový modul.</text:p>
        </text:list-item>
        <text:list-item>
          <text:p text:style-name="Numbering_20_1">V něm zadáme popisný název nového modulu, například <text:span text:style-name="Keystroke">ZaznamVlozeniTextu</text:span>, a klepnutím na <text:span text:style-name="Strong_20_Emphasis">OK</text:span> ho vytvoříme. Zadaný název se objeví v okně Makra LibreOffice Basic v knihovně <text:span text:style-name="Emphasis">Standard</text:span>.</text:p>
        </text:list-item>
        <text:list-item>
          <text:p text:style-name="Numbering_20_1">Do textového pole <text:span text:style-name="Strong_20_Emphasis">Název makra</text:span> zadáme název právě zaznamenaného makra, například <text:span text:style-name="Code">VlozitMojeJmeno</text:span>.</text:p>
        </text:list-item>
        <text:list-item>
          <text:p text:style-name="Numbering_20_1">Klepnutím na <text:span text:style-name="Strong_20_Emphasis">Uložit</text:span> nové makro uložíme a okno zavřeme.</text:p>
        </text:list-item>
      </text:list>
      <text:p text:style-name="P13">Pokud jsme postupovali podle výše uvedeného postupu, v knihovně <text:span text:style-name="Emphasis">Standard</text:span> nyní máme modul se jménem <text:span text:style-name="Emphasis">ZaznamVlozeniTextu</text:span>, který obsahuje makro <text:span text:style-name="Emphasis">VlozitMojeJmeno</text:span>.</text:p>
      <text:list xml:id="list153027994158187" text:continue-list="list153028029496910" text:style-name="Heading_20_Note">
        <text:list-item>
          <text:p text:style-name="Heading_20_Note">Poznámka</text:p>
        </text:list-item>
      </text:list>
      <text:p text:style-name="P25">Při vytvoření nového modulu do něj LibreOffice automaticky vloží makro s názvem <text:span text:style-name="Emphasis">Main</text:span>.</text:p>
      <text:h text:style-name="P83" text:outline-level="2"><text:bookmark-start text:name="__RefHeading__5138_1196992793"/><text:alphabetical-index-mark text:string-value="spouštění" text:key1="makra"/>Spuštění makra<text:bookmark-end text:name="__RefHeading__5138_1196992793"/></text:h>
      <text:list xml:id="list153027882354177" text:continue-list="list153029344375305" text:style-name="Numbering_20_1">
        <text:list-item text:start-value="1">
          <text:p text:style-name="P90">V hlavní nabídce zvolíme <text:span text:style-name="Strong_20_Emphasis">Nástroje &gt; Makra &gt; Spustit makro</text:span>, čímž otevřeme dialogové okno Výběr maker (obrázek <text:sequence-ref text:reference-format="value" text:ref-name="refFigure4">5</text:sequence-ref>).</text:p>
        </text:list-item>
        <text:list-item>
          <text:p text:style-name="P90">Například vybereme nově vytvořené makro <text:span text:style-name="Emphasis">VlozitMojeJmeno</text:span> a klepneme na tlačítko <text:span text:style-name="Strong_20_Emphasis">Spustit</text:span>.</text:p>
        </text:list-item>
        <text:list-item>
          <text:p text:style-name="P90">Alternativní možností je otevření dialogového okna Makra LibreOffice Basic zvolením <text:span text:style-name="Strong_20_Emphasis">Nástroje &gt; Makra &gt; Správce maker &gt; LibreOffice Basic</text:span> v hlavní nabídce, ve kterém makro vybereme (obrázek <text:span text:style-name="T66"><text:sequence-ref text:reference-format="value" text:ref-name="refFigure0">1</text:sequence-ref></text:span>) a klepneme na <text:span text:style-name="Strong_20_Emphasis">Spustit</text:span>.</text:p>
        </text:list-item>
      </text:list>
      <text:p text:style-name="Figure"><draw:frame draw:style-name="fr7" draw:name="Frame31" text:anchor-type="as-char" svg:width="15.522cm" draw:z-index="10"><draw:text-box fo:min-height="5.907cm"><text:p text:style-name="Caption"><draw:frame draw:style-name="fr12" draw:name="Image14" text:anchor-type="paragraph" svg:width="15.522cm" svg:height="5.519cm" draw:z-index="11"><draw:image xlink:href="Pictures/10000201000002BF000000FA62A40C86F335AB15.png" xlink:type="simple" xlink:show="embed" xlink:actuate="onLoad" loext:mime-type="image/png"/></draw:frame>Obrázek <text:sequence text:ref-name="refFigure4" text:name="Figure" text:formula="ooow:Figure+1" style:num-format="1">5</text:sequence>: Dialogové okno Výběr maker</text:p></draw:text-box></draw:frame></text:p>
      <text:h text:style-name="P83" text:outline-level="2"><text:bookmark-start text:name="__RefHeading__5140_1196992793"/><text:alphabetical-index-mark text:string-value="zobrazení" text:key1="makra"/>Zobrazení a <text:alphabetical-index-mark text:string-value="úprava" text:key1="makra"/> úprava maker<text:bookmark-end text:name="__RefHeading__5140_1196992793"/></text:h>
      <text:p text:style-name="P7">Makra zobrazíme nebo i upravíme následujícím způsobem:</text:p>
      <text:list xml:id="list153028371152640" text:continue-list="list153027882354177" text:style-name="Numbering_20_1">
        <text:list-item text:start-value="1">
          <text:p text:style-name="P90">Zvolením <text:span text:style-name="Strong_20_Emphasis">Nástroje &gt; Makra &gt; Správce maker &gt; LibreOffice Basic</text:span> v hlavní nabídce otevřeme okno Makra v LibreOffice Basic.</text:p>
        </text:list-item>
        <text:list-item>
          <text:p text:style-name="P90">Vybereme nově vytvořené makro <text:span text:style-name="Emphasis">VlozitMojejMeno</text:span> a klepneme na <text:span text:style-name="Strong_20_Emphasis">Upravit</text:span>. Otevře se vývojové prostředí <text:alphabetical-index-mark-start text:id="IMark454701752" text:key1="macros"/><text:alphabetical-index-mark-start text:id="IMark455516680"/>IDE<text:alphabetical-index-mark-end text:id="IMark455516680"/><text:alphabetical-index-mark-end text:id="IMark454701752"/> a  zobrazí se makro <text:span text:style-name="Emphasis">VlozitMojejMeno</text:span>, které je stejné jako ve výpisu <text:sequence-ref text:reference-format="value" text:ref-name="refListing2">3</text:sequence-ref>.</text:p>
        </text:list-item>
      </text:list>
      <text:p text:style-name="P9">Toto první makro není složité. Malé vysvětlení nám pomůže pochopit makra. Popisky začínají prvním řádkem makra a popisují funkce v celém výpisu.</text:p>
      <text:p text:style-name="P61">Výpis <text:sequence text:ref-name="refListing2" text:name="Listing" text:formula="ooow:Listing + 1" style:num-format="1">3</text:sequence>: Vytvořeno makro „VlozitMojeJmeno"</text:p>
      <text:p text:style-name="P42"><text:span text:style-name="_5f_LOCodeComment">REM <text:s/>***** <text:s/>BASIC <text:s/>*****</text:span></text:p>
      <text:p text:style-name="P42"><text:span text:style-name="_5f_LOCodeKeyWord">Sub</text:span> <text:span text:style-name="_5f_LOCodeIdent">Main</text:span></text:p>
      <text:p text:style-name="P42"/>
      <text:p text:style-name="P42"><text:span text:style-name="_5f_LOCodeKeyWord">End</text:span> <text:span text:style-name="_5f_LOCodeKeyWord">Sub</text:span></text:p>
      <text:p text:style-name="P42"/>
      <text:p text:style-name="P42"><text:soft-page-break/><text:span text:style-name="_5f_LOCodeKeyWord">sub</text:span> <text:span text:style-name="_5f_LOCodeIdent">VlozitMojeJmeno</text:span></text:p>
      <text:p text:style-name="P42"><text:span text:style-name="_5f_LOCodeComment">rem -------------------------------------------------------------</text:span></text:p>
      <text:p text:style-name="P42"><text:span text:style-name="_5f_LOCodeComment">rem Definice proměnných</text:span></text:p>
      <text:p text:style-name="P42"><text:span text:style-name="_5f_LOCodeKeyWord">dim</text:span> <text:span text:style-name="_5f_LOCodeIdent">document</text:span> <text:s text:c="2"/><text:span text:style-name="_5f_LOCodeKeyWord">as</text:span> <text:span text:style-name="_5f_LOCodeKeyWord">object</text:span></text:p>
      <text:p text:style-name="P42"><text:span text:style-name="_5f_LOCodeKeyWord">dim</text:span> <text:span text:style-name="_5f_LOCodeIdent">dispatcher</text:span> <text:span text:style-name="_5f_LOCodeKeyWord">as</text:span> <text:span text:style-name="_5f_LOCodeKeyWord">object</text:span></text:p>
      <text:p text:style-name="P42"><text:span text:style-name="_5f_LOCodeComment">rem -------------------------------------------------------------</text:span></text:p>
      <text:p text:style-name="P42"><text:span text:style-name="_5f_LOCodeComment">rem Získání přístupu k dokumentu</text:span></text:p>
      <text:p text:style-name="P42"><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42"><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42"/>
      <text:p text:style-name="P42"><text:span text:style-name="_5f_LOCodeComment">rem -------------------------------------------------------------</text:span></text:p>
      <text:p text:style-name="P42"><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2"><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2"><text:span text:style-name="_5f_LOCodeIdent">args1</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Your name"</text:span></text:p>
      <text:p text:style-name="P42"/>
      <text:p text:style-name="P42"><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text:span><text:span text:style-name="_5f_LOCodeKeyWord">())</text:span></text:p>
      <text:p text:style-name="P4"><text:span text:style-name="_5f_LOCodeKeyWord">end</text:span> <text:span text:style-name="_5f_LOCodeKeyWord">sub</text:span></text:p>
      <text:h text:style-name="P86" text:outline-level="3"><text:bookmark-start text:name="__RefHeading__8590_1448150400"/>Zakomentování pomocí <text:alphabetical-index-mark-start text:id="IMark454701752"/><text:alphabetical-index-mark-start text:id="IMark454581208" text:key1="macros"/>REM<text:bookmark-end text:name="__RefHeading__8590_1448150400"/><text:alphabetical-index-mark-end text:id="IMark454581208"/><text:alphabetical-index-mark-end text:id="IMark454701752"/></text:h>
      <text:p text:style-name="P12">Poznámky v jazyce Basic začínají klíčovým slovem REM, což je zkratka slova remark (poznámka). Veškerý text za REM na daném řádku je ignorován.</text:p>
      <text:list xml:id="list1714780455" text:style-name="Heading_20_Tip">
        <text:list-item>
          <text:p text:style-name="Heading_20_Tip">Tip</text:p>
        </text:list-item>
      </text:list>
      <text:p text:style-name="Text_20_Note">Pro zrychlení můžeme pro zahájení komentáře použít znak uvozovky (') </text:p>
      <text:p text:style-name="P9">LibreOffice Basic nerozlišuje malá a velká písmena, a tak poznámku můžeme začít stejně pomocí REM, Rem, nebo rem. Pokud však využíváme symbolické konstanty definované aplikačním rozhraním (angl. Application Programming Interface, API), je lepší předpokládat, že se v jejich názvech malá a velká písmena rozlišují. Symbolické konstanty jsou pokročilejší téma a v tomto návodu se jim nevěnujeme, protože při záznamu maker v LibreOffice se s nimi nesetkáme.</text:p>
      <text:h text:style-name="P86" text:outline-level="3"><text:bookmark-start text:name="__RefHeading__5144_1196992793"/><text:alphabetical-index-mark text:string-value="podprogramy" text:key1="makra"/><text:alphabetical-index-mark text:string-value="podprogramy v makrech"/>Definování podprogramů pomocí <text:alphabetical-index-mark-start text:id="IMark455516680"/>SUB<text:bookmark-end text:name="__RefHeading__5144_1196992793"/><text:alphabetical-index-mark-end text:id="IMark455516680"/></text:h>
      <text:p text:style-name="P9">Jednotlivá makra jsou uloženy jako podprogramy jazyka Basic, které začínají klíčovým slovem <text:span text:style-name="Code">SUB</text:span> Konec podprogramu je označen slovy <text:span text:style-name="Code">END SUB</text:span>. Kód začíná definicí podprogramu (makra) s názvem <text:span text:style-name="Code">Main</text:span> (překl. Hlavní), který je prázdný a nedělá nic. Za ním následuje podprogram (makro) <text:span text:style-name="Code">VlozitMojeJmeno</text:span>, který obsahuje námi vytvořený kód.</text:p>
      <text:p text:style-name="P9">Některá pokročilá témata o programování v jazyce Basic jsou sice mimo rozsah tohoto manuálu, nemusí však být na závadu, pokud o nich budeme vědět:</text:p>
      <text:list xml:id="list1928628336" text:style-name="List_20_1">
        <text:list-item>
          <text:p text:style-name="P89">Makro lze napsat i tak, že podprogramu, který ho definuje, předáme požadované parametry. Tyto parametry se nazývají argumenty. Zaznamenaná makra však žádné argumenty nepřijímají.</text:p>
        </text:list-item>
        <text:list-item>
          <text:p text:style-name="P89">Jiným typem podprogramů jsou funkce. Funkce je takový podprogram, který může vracet hodnotu jako výsledek. Funkce definujeme pomocí klíčového slova <text:span text:style-name="Code">FUNCTION</text:span> na jejím začátku. Zaznamenaná makra vytvářejí pouze podprogramy.</text:p>
        </text:list-item>
      </text:list>
      <text:h text:style-name="P86" text:outline-level="3"><text:bookmark-start text:name="__RefHeading__5146_1196992793"/><text:alphabetical-index-mark text:string-value="proměnné" text:key1="makra"/>Definování <text:alphabetical-index-mark text:string-value="proměnné v makrech"/>proměnných pomocí <text:alphabetical-index-mark-start text:id="IMark454581208"/><text:alphabetical-index-mark-start text:id="IMark368091496" text:key1="macros"/>DIM<text:bookmark-end text:name="__RefHeading__5146_1196992793"/><text:alphabetical-index-mark-end text:id="IMark368091496"/><text:alphabetical-index-mark-end text:id="IMark454581208"/></text:h>
      <text:p text:style-name="P16">Pokud to potřebujeme, můžeme si informaci zapsat na kus papíru, abychom se na něj mohli později podívat. Proměnná, podobně jako tento kus papíru, obsahuje informaci, kterou můžeme později změnit nebo si ji přečíst. Proměnné v jazyku Basic definujeme pomocí klíčového slova <text:span text:style-name="Code">DIM</text:span>. Dim původně znamenalo Dimension (rozměr) a používalo se pro zadávání počtu prvků pole (proměnné s více prvky). Dnes se však používá také k definování proměnných s jedinou hodnotou. Příkaz <text:span text:style-name="Code">DIM</text:span> použitý v makru <text:span text:style-name="Code">VlozitMojeJmeno</text:span> je podobný, jako bychom si odložili stranou papír, který se použije k zapsání zprávy nebo poznámky.</text:p>
      <text:p text:style-name="P9">V makru <text:span text:style-name="Code">VlozitMojeJmeno</text:span> jsou proměnné <text:span text:style-name="Code">document</text:span> (dokument) a <text:span text:style-name="Code">dispatcher</text:span> (dispečer) definovány jako proměnné typu object (objekt). Jiné obvyklé typy proměnných jsou string (textový řetězec), integer (celé číslo) a date (datum). Třetí proměnná se jménem <text:soft-page-break/><text:span text:style-name="Code">args1</text:span> je pole prvků, které představují hodnoty vlastností. Proměnná typu array (pole) může uchovávat více hodnot, které bychom mohli přirovnat více stranám v jedné knize. Prvky pole jsou obvykle číslovány od nuly. Číslo v závorce určuje nejvyšší číslo, které můžeme použít při přistupování k prvkům pole. V našem případě to je jeden prvek s číslem 0.</text:p>
      <text:h text:style-name="P86" text:outline-level="3"><text:bookmark-start text:name="__RefHeading__5148_1196992793"/>Vysvětlení kódu makra<text:bookmark-end text:name="__RefHeading__5148_1196992793"/></text:h>
      <text:p text:style-name="P9">V této části si vysvětlíme význam jednotlivých příkazů ve zdrojovém kódu makra <text:span text:style-name="Code">VlozitMojeJmeno</text:span>. Možná, že vysvětlení nebude dostatečně podrobné k plnému pochopení detailů, věříme však, že poskytne představu o tom, jak makra pracují.</text:p>
      <text:p text:style-name="P4"><text:span text:style-name="_5f_LOCodeKeyWord">sub</text:span> <text:span text:style-name="_5f_LOCodeIdent">VlozitMojeJmeno</text:span></text:p>
      <text:p text:style-name="P34">Definuje začátek makra <text:span text:style-name="Code">VlozitMojeJmeno</text:span><text:span text:style-name="_5f_LOCodeIdent"> </text:span>.</text:p>
      <text:p text:style-name="P4"><text:span text:style-name="_5f_LOCodeKeyWord">dim</text:span> <text:span text:style-name="_5f_LOCodeIdent">document</text:span> <text:s text:c="2"/><text:span text:style-name="_5f_LOCodeKeyWord">as</text:span> <text:span text:style-name="_5f_LOCodeKeyWord">object</text:span></text:p>
      <text:p text:style-name="P32">Definuje <text:span text:style-name="Code">document</text:span> jako objektovou proměnnou. Objekty jsou specifickým typem proměnné s více poli (n<text:bookmark text:name="result_box"/>ěkdy se nazývají vlastnosti) a akce (také se nazývají metody). Pole lze vnímat jako proměnné (včetně objektu) a akce jako podprogramy, které nám umožňují pracovat s objektem.</text:p>
      <text:list xml:id="list153028197828343" text:continue-list="list153027994158187" text:style-name="Heading_20_Note">
        <text:list-item>
          <text:p text:style-name="Heading_20_Note">Poznámka</text:p>
        </text:list-item>
      </text:list>
      <text:p text:style-name="Text_20_Note">Někdy se používá slovo služba. Služba je poskytována typem objektu, které jsou odlišné, aby bylo možné poukázat na to, jak jsou používány.</text:p>
      <text:p text:style-name="P4"><text:span text:style-name="_5f_LOCodeKeyWord">dim</text:span> <text:span text:style-name="_5f_LOCodeIdent">dispatcher</text:span> <text:span text:style-name="_5f_LOCodeKeyWord">as</text:span> <text:bookmark-start text:name="__DdeLink__4444_4291618225"/><text:span text:style-name="_5f_LOCodeKeyWord">object</text:span><text:bookmark-end text:name="__DdeLink__4444_4291618225"/></text:p>
      <text:p text:style-name="P33">Definuje <text:span text:style-name="Code">dispatcher</text:span> jako <text:bookmark-start text:name="__DdeLink__455565_4291618225"/>objektovou<text:bookmark-end text:name="__DdeLink__455565_4291618225"/> proměnnou.</text:p>
      <text:p text:style-name="P4"><text:span text:style-name="_5f_LOCodeIdent">document</text:span> <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33">Objekt <text:span text:style-name="Code">ThisComponent</text:span> reprezentuje aktuální dokument.</text:p>
      <text:p text:style-name="P33"><text:span text:style-name="Code">CurrentController</text:span> je vlastnost, která zpřístupňuje službu, která řídí práci s dokumentem. Například, pokud píšeme, ovladač CurrentController zaznamenává znaky, které zadáváme. <text:span text:style-name="Code">CurrentController</text:span>  pak změny odesílá do rámce (angl. Frame) dokumentu.</text:p>
      <text:p text:style-name="P33"><text:span text:style-name="Code">Frame</text:span> je vlastnost ovladače, která zpřístupňuje hlavní rámec (zobrazenou část) dokumentu. Proto proměnná se jménem <text:span text:style-name="Code">document</text:span> odkazuje na rámec dokumentu, který přijímá odeslané příkazy.</text:p>
      <text:p text:style-name="P4"><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30">Většina úloh se v LibreOffice provádí prostřednictvím odesílání (angl. Dispatching) příkazů. LibreOffice zahrnuje službu <text:alphabetical-index-mark text:string-value="odesílací služba" text:key1="makra"/> <text:alphabetical-index-mark text:string-value="odesílací služba"/><text:span text:style-name="Code">DispatchHelper</text:span> service, která poskytuje snadný způsob odeslání adresy URL pomocí jednoho volání namísto více volání a většinu práce dělá při použití odesílání v makrech. Metoda <text:span text:style-name="Code">CreateUnoService</text:span> přijímá název této služby a snaží se vytvořit její instanci. Po provedení proměnná dispatcher obsahuje referenci na <text:span text:style-name="Code">DispatchHelper</text:span>.</text:p>
      <text:p text:style-name="P54"><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31">Deklaruje pole vlastností <text:span text:style-name="Code">args1</text:span>. Každá vlastnost má název a hodnotu. Jinými slovy, je to pár název/hodnota. Toto vytvořené pole má jen jednu vlastnost s indexem 0.</text:p>
      <text:p text:style-name="Text_20_body_20_indent">Výraz <text:span text:style-name="Code">com.sun.star.beans.PropertyValue</text:span> je struktura Universal Network Objects (UNO). Struktury jsou speciální typy proměnných, které obsahují další <text:bookmark text:name="result_box5"/>logicky spojené<text:bookmark text:name="result_box6"/> proměnné. Může být výhodné pracovat se sadami různorodých informací, které by měly být považovány za jeden celek. Vysvětlení UNO a uživatelských struktur <text:bookmark text:name="result_box2"/>jde nad<text:soft-page-break/> rámec této knihy.<text:bookmark text:name="result_box4"/> Další informace o vytváření a používání struktur nalezneme v systému nápovědy LibreOffice a dalších příručkách jazyka Basic.</text:p>
      <text:p text:style-name="P4"><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text:span text:style-name="_5f_LOCodeIdent">args1</text:span><text:span text:style-name="_5f_LOCodeKeyWord">(</text:span><text:span text:style-name="_5f_LOCodeLiteral">0</text:span><text:span text:style-name="_5f_LOCodeKeyWord">).</text:span><text:span text:style-name="_5f_LOCodeIdent">Value </text:span><text:span text:style-name="_5f_LOCodeKeyWord">=</text:span><text:span text:style-name="_5f_LOCodeIdent"> </text:span><text:span text:style-name="_5f_LOCodeLiteral">"Zadané jméno autora"</text:span></text:p>
      <text:p text:style-name="P33">Vlastnosti přiřazuje název „Text“ a hodnotu „Zadané jméno autora“, což je text, který byl zadán během záznamu makra.</text:p>
      <text:p text:style-name="P54"><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text:span text:style-name="_5f_LOCodeLiteral"> ".uno:InsertText"</text:span><text:span text:style-name="_5f_LOCodeKeyWord">, </text:span><text:span text:style-name="_5f_LOCodeLiteral">""</text:span><text:span text:style-name="_5f_LOCodeKeyWord">,</text:span><text:span text:style-name="_5f_LOCodeLiteral"> 0</text:span><text:span text:style-name="_5f_LOCodeKeyWord">,</text:span><text:span text:style-name="_5f_LOCodeLiteral"> </text:span><text:span text:style-name="_5f_LOCodeIdent">args1</text:span><text:span text:style-name="_5f_LOCodeKeyWord">())</text:span></text:p>
      <text:p text:style-name="P29">Zde se provede vlastní vkládání textu. Odesílací služba (dispatch helper) pošle odesílané údaje rámci dokumentu (uloženém v proměnné se jménem <text:span text:style-name="Code">document</text:span>) pomocí příkazu <text:span text:style-name="Code">.uno:InsertText</text:span>. Popis následujících dvou argumentů, názvu rámce a atributů vyhledávání je nad rámec této knihy. Poslední argument je pole hodnot vlastností, které mají být použity při vykonání příkazu <text:span text:style-name="Code">InsertText</text:span>.</text:p>
      <text:p text:style-name="P4"><text:span text:style-name="_5f_LOCodeKeyWord">end sub</text:span></text:p>
      <text:p text:style-name="P33">Poslední řádek kódu podprogram ukončuje.</text:p>
      <text:h text:style-name="P78" text:outline-level="1"><text:bookmark-start text:name="__RefHeading__5150_1196992793"/><text:alphabetical-index-mark text:string-value="vytváření" text:key1="makra"/>Vytvoření makra<text:bookmark-end text:name="__RefHeading__5150_1196992793"/></text:h>
      <text:p text:style-name="P9">Když chceme zaznamenáváním vytvořit makro, je třeba si ještě předtím než začneme, položit dvě otázky:</text:p>
      <text:list xml:id="list153029810452234" text:continue-list="list153028371152640" text:style-name="Numbering_20_1">
        <text:list-item text:start-value="1">
          <text:p text:style-name="Numbering_20_1">Může být úkol zapsáno jako jednoduchá posloupnost příkazů?</text:p>
        </text:list-item>
        <text:list-item>
          <text:p text:style-name="Numbering_20_1">Můžeme jednotlivé kroky uspořádat tak, aby poslední příkaz ponechal kurzor připraven pro další příkazy nebo pro zadávání textu?</text:p>
        </text:list-item>
      </text:list>
      <text:h text:style-name="P83" text:outline-level="2"><text:bookmark-start text:name="__RefHeading__8592_1448150400"/>Příklad<text:alphabetical-index-mark text:string-value="příklad" text:key1="makra"/> složitějšího makra<text:bookmark-end text:name="__RefHeading__8592_1448150400"/></text:h>
      <text:p text:style-name="P9">Běžnou úlohou je kopírování oblasti s více řádky a sloupci z webové stránky a jejich vložení do textového dokumentu ve formě tabulky:</text:p>
      <text:list xml:id="list153028578493796" text:continue-list="list153029810452234" text:style-name="Numbering_20_1">
        <text:list-item text:start-value="1">
          <text:p text:style-name="Numbering_20_1">Údaje z webové stránky zkopírujeme do schránky.</text:p>
        </text:list-item>
        <text:list-item>
          <text:p text:style-name="Numbering_20_1">Abychom se vyhnuli neočekávanému formátování a nevhodnému písmu, vložíme údaje jako neformátovaný text.</text:p>
        </text:list-item>
        <text:list-item>
          <text:p text:style-name="Numbering_20_1">Vložený text upravíme tak, aby sloupce byly odděleny tabulátory, což nám umožní, abychom na konverzi dat do tabulky použili nástroj <text:span text:style-name="Strong_20_Emphasis">Tabulka &gt; Převést &gt; Text na tabulku</text:span> v hlavní nabídce.</text:p>
        </text:list-item>
      </text:list>
      <text:p text:style-name="P9">S oběma výše uvedenými otázkami na mysli se nyní podívejme na text a posuďme, zda makro na jeho formátování dokážeme zaznamenat. Příklad kopírovaných dat představují konstanty FontWeight použité v aplikačním rozhraní (API) nějaké webové služby (obrázek <text:sequence-ref text:reference-format="value" text:ref-name="refFigure5">6</text:sequence-ref>). V prvním sloupci je uveden název konstanty, přičemž za ním následují znaky mezera a tabulátor. Na konci každého řádku jsou dvě mezery.</text:p>
      <text:p text:style-name="P9">První sloupec vytvořené tabulky má obsahovat uvedenou číselnou hodnotu, v druhém má být název a ve třetím popis. Takovou konverzi můžeme udělat vcelku jednoduše pro všechny řádky kromě řádků DONTKNOW a NORMAL, které numerickou hodnotu neobsahují. Tyto hodnoty však můžeme zadat ručně.</text:p>
      <text:p text:style-name="P66"><text:soft-page-break/><draw:frame draw:style-name="fr6" draw:name="Frame18" text:anchor-type="as-char" svg:width="13.801cm" draw:z-index="12"><draw:text-box fo:min-height="6.646cm"><text:p text:style-name="Frame_20_contents"><draw:frame draw:style-name="fr5" draw:name="Frame19" text:anchor-type="as-char" svg:width="13.6cm" svg:height="6.001cm" draw:z-index="25"><draw:text-box><table:table table:name="Table19" table:style-name="Table19"><table:table-column table:style-name="Table19.A"/><table:table-column table:style-name="Table19.B"/><table:table-row><table:table-cell table:style-name="Table19.A1" office:value-type="string"><text:p text:style-name="P69">DONTKNOW </text:p></table:table-cell><table:table-cell table:style-name="Table19.A1" office:value-type="string"><text:p text:style-name="P69">Tloušťka písma není uvedena/známa.<text:s/></text:p></table:table-cell></table:table-row><table:table-row><table:table-cell table:style-name="Table19.A1" office:value-type="string"><text:p text:style-name="P69">THIN </text:p></table:table-cell><table:table-cell table:style-name="Table19.A1" office:value-type="string"><text:p text:style-name="P69">udává 50% tloušťku písma.<text:s/></text:p></table:table-cell></table:table-row><table:table-row><table:table-cell table:style-name="Table19.A1" office:value-type="string"><text:p text:style-name="P69">ULTRALIGHT </text:p></table:table-cell><table:table-cell table:style-name="Table19.A1" office:value-type="string"><text:p text:style-name="P69">udává 60% tloušťku písma.<text:s/></text:p></table:table-cell></table:table-row><table:table-row><table:table-cell table:style-name="Table19.A1" office:value-type="string"><text:p text:style-name="P69">LIGHT </text:p></table:table-cell><table:table-cell table:style-name="Table19.A1" office:value-type="string"><text:p text:style-name="P69">udává 75% tloušťku písma.<text:s/></text:p></table:table-cell></table:table-row><table:table-row><table:table-cell table:style-name="Table19.A1" office:value-type="string"><text:p text:style-name="P69">SEMILIGHT </text:p></table:table-cell><table:table-cell table:style-name="Table19.A1" office:value-type="string"><text:p text:style-name="P69">udává 90% tloušťku písma.<text:s/></text:p></table:table-cell></table:table-row><table:table-row><table:table-cell table:style-name="Table19.A1" office:value-type="string"><text:p text:style-name="P69">NORMAL </text:p></table:table-cell><table:table-cell table:style-name="Table19.A1" office:value-type="string"><text:p text:style-name="P69">specifikuje normální tloušťku písma.<text:s/></text:p></table:table-cell></table:table-row><table:table-row><table:table-cell table:style-name="Table19.A1" office:value-type="string"><text:p text:style-name="P69">SEMIBOLD </text:p></table:table-cell><table:table-cell table:style-name="Table19.A1" office:value-type="string"><text:p text:style-name="P69">určuje 110% tloušťku písma.<text:s/></text:p></table:table-cell></table:table-row><table:table-row><table:table-cell table:style-name="Table19.A1" office:value-type="string"><text:p text:style-name="P69">BOLD </text:p></table:table-cell><table:table-cell table:style-name="Table19.A1" office:value-type="string"><text:p text:style-name="P69">určuje 150% tloušťku písma.<text:s/></text:p></table:table-cell></table:table-row><table:table-row><table:table-cell table:style-name="Table19.A1" office:value-type="string"><text:p text:style-name="P69">ULTRABOLD </text:p></table:table-cell><table:table-cell table:style-name="Table19.A1" office:value-type="string"><text:p text:style-name="P69">určuje 175% tloušťku písma.<text:s/></text:p></table:table-cell></table:table-row><table:table-row><table:table-cell table:style-name="Table19.A1" office:value-type="string"><text:p text:style-name="P72">BLACK </text:p></table:table-cell><table:table-cell table:style-name="Table19.A1" office:value-type="string"><text:p text:style-name="P72">určuje 200% tloušťku písma.<text:s/></text:p></table:table-cell></table:table-row></table:table></draw:text-box></draw:frame></text:p><text:p text:style-name="Caption">Obrázek <text:sequence text:ref-name="refFigure5" text:name="Figure" text:formula="ooow:Figure+1" style:num-format="1">6 </text:sequence>: Příklad kopírovaných dat</text:p></draw:text-box></draw:frame></text:p>
      <text:p text:style-name="P9">Údaje můžeme přizpůsobit několika způsoby. V níže uvedeném příkladu použijeme mačkání kláves klávesnice, přičemž předpokládáme, že na začátku řádku je kurzor s textem THIN.</text:p>
      <text:list xml:id="list153027856478973" text:continue-list="list153028578493796" text:style-name="Numbering_20_1">
        <text:list-item text:start-value="1">
          <text:p text:style-name="Numbering_20_1">Ujistíme se, že záznam maker je povolen tím, že půjdeme na <text:span text:style-name="Strong_20_Emphasis">Nástroje &gt; Možnosti &gt; LibreOffice &gt; Pokročilé</text:span> a vybereme možnost <text:span text:style-name="Strong_20_Emphasis">Povolit záznam maker</text:span>. Standardně je tato funkcionalita po instalaci LibreOffice vypnutá.</text:p>
        </text:list-item>
        <text:list-item>
          <text:p text:style-name="Numbering_20_1">Záznam makra spustíme zvolením <text:span text:style-name="Strong_20_Emphasis">Nástroje &gt; Makra &gt; Zaznamenat makro</text:span>.</text:p>
        </text:list-item>
        <text:list-item>
          <text:p text:style-name="Numbering_20_1">Stiskneme <text:span text:style-name="Keystroke">Ctrl + šipka vpravo</text:span>, kurzor se přesune na začátek slova „udává“.</text:p>
        </text:list-item>
        <text:list-item>
          <text:p text:style-name="Numbering_20_1">Dvakrát stiskneme <text:span text:style-name="Keystroke">Backspace</text:span> a tím se odstraní tabulátor a mezera.</text:p>
        </text:list-item>
        <text:list-item>
          <text:p text:style-name="Numbering_20_1">Stiskneme <text:span text:style-name="Keystroke">Tab</text:span> a za názvem konstanty se přidá tabulátor.</text:p>
        </text:list-item>
        <text:list-item>
          <text:p text:style-name="Numbering_20_1">Stiskneme <text:span text:style-name="Keystroke">Delete</text:span> a tím smažeme malé písmeno „u“, a pak stiskneme <text:span text:style-name="Keystroke">Shift + U</text:span>, čímž přidáme velké „U“</text:p>
        </text:list-item>
        <text:list-item>
          <text:p text:style-name="Numbering_20_1">Dvakrát stiskneme <text:span text:style-name="Keystroke">Ctrl + šipka vpravo</text:span> a kurzor se přesune na začátek čísla.</text:p>
        </text:list-item>
        <text:list-item>
          <text:p text:style-name="Numbering_20_1">Stiskneme <text:span text:style-name="Keystroke">Ctrl + Shift + šipka vpravo</text:span>, číslo se vyjme a kurzor přesuneme před znak %.</text:p>
        </text:list-item>
        <text:list-item>
          <text:p text:style-name="Numbering_20_1">Stiskneme <text:span text:style-name="Keystroke">Ctrl + C</text:span>, čímž zkopírujeme text do schránky.</text:p>
        </text:list-item>
        <text:list-item>
          <text:p text:style-name="Numbering_20_1">Stiskneme <text:span text:style-name="Keystroke">End</text:span>, abychom kurzor přesunuli na konec řádku.</text:p>
        </text:list-item>
        <text:list-item>
          <text:p text:style-name="Numbering_20_1">Dvakrát stiskneme <text:span text:style-name="Keystroke">Backspace</text:span>, čímž smažeme dvě mezery na konci řádku.</text:p>
        </text:list-item>
        <text:list-item>
          <text:p text:style-name="Numbering_20_1">Stiskneme <text:span text:style-name="Keystroke">Home</text:span>, aby se kurzor přesunul na začátek řádku.</text:p>
        </text:list-item>
        <text:list-item>
          <text:p text:style-name="Numbering_20_1">Stiskneme <text:span text:style-name="Keystroke">Ctrl + V</text:span>, čímž se obsah schránky vloží na začátek řádku.</text:p>
        </text:list-item>
        <text:list-item>
          <text:p text:style-name="Numbering_20_1">Vkládání hodnoty vloží i jednu nadbytečnou mezeru, proto stiskneme <text:span text:style-name="Keystroke">Backspace</text:span>, abychom ji vymazali.</text:p>
        </text:list-item>
        <text:list-item>
          <text:p text:style-name="Numbering_20_1">Stiskneme <text:span text:style-name="Keystroke">Tab</text:span>, čímž vložíme znak tabulátoru mezi číslo a název.</text:p>
        </text:list-item>
        <text:list-item>
          <text:p text:style-name="Numbering_20_1">Stiskneme <text:span text:style-name="Keystroke">Home</text:span>, čímž kurzor přesuneme na začátek řádku.</text:p>
        </text:list-item>
        <text:list-item>
          <text:p text:style-name="Numbering_20_1">Stiskneme <text:span text:style-name="Keystroke">šipku dolů</text:span>, abychom se přesunuli na další řádek.</text:p>
        </text:list-item>
        <text:list-item>
          <text:p text:style-name="Numbering_20_1">Záznam makra ukončíme a makro uložíme dle popisu v části „<text:bookmark-ref text:reference-format="text" text:ref-name="__RefHeading__5136_1196992793">Záznam makra</text:bookmark-ref>” na straně <text:bookmark-ref text:reference-format="page" text:ref-name="__RefHeading__5136_1196992793">7</text:bookmark-ref>.</text:p>
        </text:list-item>
      </text:list>
      <text:p text:style-name="P9">Přečtení těchto instrukcí, a zejména jejich psaní, trvalo určitě mnohem déle, než jeho zaznamenávání. Pracujte pomalu a při provádění přemýšlejte nad jednotlivými kroky. Po čase se takový postup stane zcela přirozeným.</text:p>
      <text:p text:style-name="P9">V kódu vygenerovaného makra ve výpisu <text:sequence-ref text:reference-format="value" text:ref-name="refListing3">4</text:sequence-ref><text:s/> jsme přidali číslo kroku podle jeho pořadí výše uvedeného postupu.</text:p>
      <text:p text:style-name="P62">Výpis <text:sequence text:ref-name="refListing3" text:name="Listing" text:formula="ooow:Listing + 1" style:num-format="1">4 </text:sequence>: Kopírování číselné hodnoty na začátek řádku</text:p>
      <text:p text:style-name="P44"><text:span text:style-name="_5f_LOCodeKeyWord">sub</text:span> <text:span text:style-name="_5f_LOCodeIdent">KopirujCisloDoSloupce1</text:span></text:p>
      <text:p text:style-name="P43"><text:span text:style-name="_5f_LOCodeComment">rem -------------------------------------------------------------</text:span></text:p>
      <text:p text:style-name="P43"><text:span text:style-name="_5f_LOCodeComment">rem Definice proměnných</text:span></text:p>
      <text:p text:style-name="P43"><text:span text:style-name="_5f_LOCodeKeyWord">dim</text:span> <text:span text:style-name="_5f_LOCodeIdent">document</text:span> <text:s text:c="2"/><text:span text:style-name="_5f_LOCodeKeyWord">as</text:span> <text:span text:style-name="_5f_LOCodeKeyWord">object</text:span></text:p>
      <text:p text:style-name="P43"><text:soft-page-break/><text:span text:style-name="_5f_LOCodeKeyWord">dim</text:span> <text:span text:style-name="_5f_LOCodeIdent">dispatcher</text:span> <text:span text:style-name="_5f_LOCodeKeyWord">as</text:span> <text:span text:style-name="_5f_LOCodeKeyWord">object</text:span></text:p>
      <text:p text:style-name="P43"><text:span text:style-name="_5f_LOCodeComment">rem -------------------------------------------------------------</text:span></text:p>
      <text:p text:style-name="P43"><text:span text:style-name="_5f_LOCodeComment">rem Získání přístupu k dokumentu</text:span></text:p>
      <text:p text:style-name="P43"><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43"><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43"/>
      <text:p text:style-name="P43"><text:span text:style-name="_5f_LOCodeComment"> rem (3) Stiskneme</text:span> <text:span text:style-name="_5f_LOCodeCommentEmph">Ctrl + šipka vpravo</text:span><text:span text:style-name="_5f_LOCodeComment">, čímž se kurzor přesune na začátek slova „udává“.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4) Dvakrát stiskneme </text:span><text:span text:style-name="_5f_LOCodeCommentEmph">Backspace</text:span><text:span text:style-name="_5f_LOCodeComment">, čímž odstraníme tabulátor a mezeru.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rem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5) Stiskneme</text:span> <text:span text:style-name="_5f_LOCodeCommentEmph">Tab</text:span><text:span text:style-name="_5f_LOCodeComment">, čímž za názvem konstanty přidáme tabulátor.</text:span></text:p>
      <text:p text:style-name="P43"><text:span text:style-name="_5f_LOCodeKeyWord">dim</text:span> <text:span text:style-name="_5f_LOCodeIdent">args4</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3"><text:span text:style-name="_5f_LOCodeIdent">args4</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3"><text:span text:style-name="_5f_LOCodeIdent">args4</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43"/>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4</text:span><text:span text:style-name="_5f_LOCodeKeyWord">())</text:span></text:p>
      <text:p text:style-name="P43"/>
      <text:p text:style-name="P43"><text:span text:style-name="_5f_LOCodeComment">rem (6) Stiskneme</text:span><text:span text:style-name="_5f_LOCodeCommentEmph"> Delete</text:span><text:span text:style-name="_5f_LOCodeComment">, čímž smažeme malé písmeno u...</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Dele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6) ... a pak stiskneme</text:span> <text:span text:style-name="_5f_LOCodeCommentEmph">Shift + U</text:span><text:span text:style-name="_5f_LOCodeComment">, čímž přidáme velké U. </text:span></text:p>
      <text:p text:style-name="P43"><text:span text:style-name="_5f_LOCodeKeyWord">dim</text:span> <text:span text:style-name="_5f_LOCodeIdent">args6</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3"><text:span text:style-name="_5f_LOCodeIdent">args6</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3"><text:span text:style-name="_5f_LOCodeIdent">args6</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U"</text:span></text:p>
      <text:p text:style-name="P43"/>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6</text:span><text:span text:style-name="_5f_LOCodeKeyWord">())</text:span></text:p>
      <text:p text:style-name="P43"/>
      <text:p text:style-name="P43"><text:span text:style-name="_5f_LOCodeComment"> rem (7) Dvakrát stiskneme klávesu</text:span> <text:span text:style-name="_5f_LOCodeCommentEmph">Ctrl + šipka vpravo</text:span><text:span text:style-name="_5f_LOCodeComment">, čímž kurzor přesuneme na začátek čísla.</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rem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8) Stiskneme</text:span> <text:span text:style-name="_5f_LOCodeCommentEmph">Ctrl + Shift + šipka vpravo</text:span><text:span text:style-name="_5f_LOCodeComment">, čímž vybereme číslo.</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WordRightSel"</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rem (9) Stiskneme </text:span><text:span text:style-name="_5f_LOCodeCommentEmph">Ctrl + C</text:span><text:span text:style-name="_5f_LOCodeComment">, čímž vybraný text zkopírujeme do schránky.</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Copy"</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0) Stisknutím</text:span> <text:span text:style-name="_5f_LOCodeCommentEmph">End</text:span> <text:span text:style-name="_5f_LOCodeComment">kurzor přesuneme na konec řádku.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End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1) Dvakrát stiskneme</text:span> <text:span text:style-name="_5f_LOCodeCommentEmph">Backspace</text:span><text:span text:style-name="_5f_LOCodeComment">, čímž smažeme dvě mezery na konci.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rem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2) Stiskem</text:span> <text:span text:style-name="_5f_LOCodeCommentEmph">Home</text:span> <text:span text:style-name="_5f_LOCodeComment">kurzor přesuneme na začátek řádku.</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3) Stiskem</text:span> <text:span text:style-name="_5f_LOCodeCommentEmph">Ctrl + V</text:span> <text:span text:style-name="_5f_LOCodeComment">vložíme vybrané číslo na začátek řádku.</text:span></text:p>
      <text:p text:style-name="P43"><text:soft-page-break/><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Pas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4) Stiskem</text:span> <text:span text:style-name="_5f_LOCodeCommentEmph">Backspace</text:span> <text:span text:style-name="_5f_LOCodeComment">smažeme zbytečnou mezeru.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5) Stisknutím klávesy</text:span> <text:span text:style-name="_5f_LOCodeCommentEmph">Tab</text:span> <text:span text:style-name="_5f_LOCodeComment">vložíme tabulátor mezi číslo a název. </text:span></text:p>
      <text:p text:style-name="P43"><text:span text:style-name="_5f_LOCodeKeyWord">dim</text:span> <text:span text:style-name="_5f_LOCodeIdent">args17</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3"><text:span text:style-name="_5f_LOCodeIdent">args17</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3"><text:span text:style-name="_5f_LOCodeIdent">args17</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43"/>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7</text:span><text:span text:style-name="_5f_LOCodeKeyWord">())</text:span></text:p>
      <text:p text:style-name="P43"><text:span text:style-name="_5f_LOCodeComment"> rem (16) Stiskem</text:span> <text:span text:style-name="_5f_LOCodeCommentEmph">Home</text:span> <text:span text:style-name="_5f_LOCodeComment">přejdeme na začátek řádku.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7) Stisknutím klávesy</text:span> <text:span text:style-name="_5f_LOCodeCommentEmph">Šipka dolů</text:span> <text:span text:style-name="_5f_LOCodeComment">přejdeme na následující řádek. </text:span></text:p>
      <text:p text:style-name="P43"><text:span text:style-name="_5f_LOCodeKeyWord">dim</text:span> <text:span text:style-name="_5f_LOCodeIdent">args19</text:span><text:span text:style-name="_5f_LOCodeKeyWord">(</text:span><text:span text:style-name="_5f_LOCodeLiteral">1</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3"><text:span text:style-name="_5f_LOCodeIdent">args19</text:span><text:span text:style-name="_5f_LOCodeKeyWord">(</text:span><text:span text:style-name="_5f_LOCodeLiteral">0</text:span><text:span text:style-name="_5f_LOCodeKeyWord">).Name</text:span> <text:span text:style-name="_5f_LOCodeKeyWord">=</text:span> <text:span text:style-name="_5f_LOCodeLiteral">"Count"</text:span></text:p>
      <text:p text:style-name="P43"><text:span text:style-name="_5f_LOCodeIdent">args19</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1</text:span></text:p>
      <text:p text:style-name="P43"><text:span text:style-name="_5f_LOCodeIdent">args19</text:span><text:span text:style-name="_5f_LOCodeKeyWord">(</text:span><text:span text:style-name="_5f_LOCodeLiteral">1</text:span><text:span text:style-name="_5f_LOCodeKeyWord">).Name</text:span> <text:span text:style-name="_5f_LOCodeKeyWord">=</text:span> <text:span text:style-name="_5f_LOCodeLiteral">"Select"</text:span></text:p>
      <text:p text:style-name="P43"><text:span text:style-name="_5f_LOCodeIdent">args19</text:span><text:span text:style-name="_5f_LOCodeKeyWord">(</text:span><text:span text:style-name="_5f_LOCodeLiteral">1</text:span><text:span text:style-name="_5f_LOCodeKeyWord">).</text:span><text:span text:style-name="_5f_LOCodeIdent">Value</text:span> <text:span text:style-name="_5f_LOCodeKeyWord">=</text:span> <text:span text:style-name="_5f_LOCodeIdent">false</text:span></text:p>
      <text:p text:style-name="P43"/>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Down"</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9</text:span><text:span text:style-name="_5f_LOCodeKeyWord">())</text:span></text:p>
      <text:p text:style-name="P64"><text:span text:style-name="_5f_LOCodeKeyWord">end</text:span> <text:span text:style-name="_5f_LOCodeKeyWord">sub</text:span></text:p>
      <text:p text:style-name="P9">Pohyb kurzoru byl použit ve všech operacích (na rozdíl od vyhledávání). Pokud makro spustíme na řádku DONTKNOW, slovo „není“ se přesune na začátek řádku a první „Tloušťka“ se změní na „Uloušťka“. Toto není ideální, je to ale způsobeno tím, že tento řádek nemá očekávanou strukturu. Takové řádky je třeba upravit ručně.</text:p>
      <text:h text:style-name="P83" text:outline-level="2"><text:bookmark-start text:name="__RefHeading__5154_1196992793"/>Rychlé spuštění makra<text:bookmark-end text:name="__RefHeading__5154_1196992793"/></text:h>
      <text:p text:style-name="Text_20_body">Opakované spouštění makra volbou <text:span text:style-name="Strong_20_Emphasis">Nástroje &gt; Makra &gt; Spustit makro</text:span> v hlavní nabídce je únavné, a to zejména ve srovnání s tím, jak se spouští z <text:alphabetical-index-mark-start text:id="IMark455299304" text:key1="macros"/>IDE<text:alphabetical-index-mark-end text:id="IMark455299304"/> (obrázek <text:sequence-ref text:reference-format="value" text:ref-name="refFigure3">4</text:sequence-ref><text:s/>na straně <text:sequence-ref text:reference-format="page" text:ref-name="refFigure3">6</text:sequence-ref>).</text:p>
      <text:p text:style-name="Text_20_Body_20_List_20_Intro">Zde je několik tipů, jak si usnadnit život. Pokud vytvoříme dočasné makro se stejným názvem, můžeme přidat toto makro do podprogramu <text:span text:style-name="Emphasis">Main</text:span>  a makro odstranit po použití.</text:p>
      <text:list xml:id="list153029728768230" text:continue-list="list153027856478973" text:style-name="Numbering_20_1">
        <text:list-item text:start-value="1">
          <text:p text:style-name="P92">Zvolením <text:span text:style-name="Strong_20_Emphasis">Nástroje &gt; Makra &gt; Správce maker &gt; LibreOffice Basic</text:span> v hlavní nabídce otevřeme dialogové okno Makra v LibreOffice Basic (obrázek <text:sequence-ref text:reference-format="value" text:ref-name="refFigure0">1</text:sequence-ref><text:s/>na straně <text:sequence-ref text:reference-format="page" text:ref-name="refFigure0">5</text:sequence-ref>).</text:p>
        </text:list-item>
        <text:list-item>
          <text:p text:style-name="Numbering_20_1">Vybereme požadované makro a klepneme na <text:span text:style-name="Strong_20_Emphasis">Upravit</text:span>, makro se otevře v IDE.</text:p>
        </text:list-item>
        <text:list-item>
          <text:p text:style-name="Numbering_20_1">Pokud jsme první makro nezměnili, je jím makro se jménem <text:span text:style-name="Emphasis">Main</text:span>. Upravíme <text:span text:style-name="Emphasis">Main</text:span> tak, aby odpovídalo výpisu <text:sequence-ref text:reference-format="value" text:ref-name="refListing4">5</text:sequence-ref>.</text:p>
        </text:list-item>
        <text:list-item>
          <text:p text:style-name="Numbering_20_1">Od tohoto okamžiku můžeme makro <text:span text:style-name="Emphasis">kopirujCisloDoSloupce1</text:span> spouštět, pokud spustíme makro <text:span text:style-name="Emphasis">Main</text:span> klepnutím na ikonu <text:span text:style-name="Strong_20_Emphasis">Spustit</text:span> v nástrojové liště IDE, nebo stiskem klávesy <text:span text:style-name="Keystroke">F5</text:span>.</text:p>
        </text:list-item>
        <text:list-item>
          <text:p text:style-name="Numbering_20_1">V hlavní nabídce zvolíme <text:span text:style-name="Strong_20_Emphasis">Nástroje &gt; Přizpůsobit</text:span> a vybereme záložku <text:span text:style-name="Emphasis">Klávesnice</text:span>.</text:p>
        </text:list-item>
        <text:list-item>
          <text:p text:style-name="Numbering_20_1">V seznamu <text:span text:style-name="Emphasis">Klávesové zkratky</text:span> vybereme požadovanou klávesovou zkratku. Poté vybereme <text:span text:style-name="Emphasis">Makra LibreOffice</text:span> a dále kontejner knihoven, knihovnu a modul v seznamu <text:span text:style-name="Emphasis">Kategorie</text:span>, kde se nachází <text:bookmark text:name="result_box1"/>upravené makro <text:span text:style-name="Emphasis">Main</text:span>. Vybereme makro <text:span text:style-name="Emphasis">Main</text:span> v seznamu <text:span text:style-name="Emphasis">Funkce</text:span> a klepneme na tlačítko <text:span text:style-name="Strong_20_Emphasis">Upravit</text:span>.</text:p>
        </text:list-item>
      </text:list>
      <text:p text:style-name="P18">Nyní můžeme makro spustit pomocí zástupce. Je to rychlé a jednoduché, obzvlášť pro pomocná makra, která budou použita jen několikrát a poté budou vymazána. Pro více informací viz „<text:span text:style-name="T9"><text:bookmark-ref text:reference-format="text" text:ref-name="__RefHeading__5172_1196992793">Jak spustit makro</text:bookmark-ref></text:span>” na straně <text:span text:style-name="T9"><text:bookmark-ref text:reference-format="page" text:ref-name="__RefHeading__5172_1196992793">19</text:bookmark-ref></text:span><text:span text:style-name="T9"><text:s/>.</text:span></text:p>
      <text:p text:style-name="P71"><text:soft-page-break/>Výpis <text:sequence text:ref-name="refListing4" text:name="Listing" text:formula="ooow:Listing + 1" style:num-format="1">5</text:sequence>: Úprava Main pro spouštění makra KopirujCisloDoSloupce1</text:p>
      <text:p text:style-name="P70"/>
      <text:p text:style-name="P49"><text:span text:style-name="_5f_LOCodeKeyWord">Sub</text:span> <text:span text:style-name="_5f_LOCodeIdent">Main</text:span></text:p>
      <text:p text:style-name="P49"><text:s text:c="2"/><text:span text:style-name="_5f_LOCodeIdent">KopirujCisloDoSloupce1</text:span></text:p>
      <text:p text:style-name="P4"><text:span text:style-name="_5f_LOCodeKeyWord">End</text:span> <text:span text:style-name="_5f_LOCodeKeyWord">Sub</text:span></text:p>
      <text:h text:style-name="P78" text:outline-level="1"><text:bookmark-start text:name="__RefHeading__5156_1196992793"/>Selhání záznamu maker<text:bookmark-end text:name="__RefHeading__5156_1196992793"/></text:h>
      <text:p text:style-name="P9">Záznam makra může někdy selhat, a tak znalost toho, jak LibreOffice vnitřně pracuje může pomoci při porozumění, jak a proč se tak stane. Prvotní příčina je spojena s příkazovou infrastrukturou (angl. Dispatch framework) a jejím vztahem k záznamu maker.</text:p>
      <text:h text:style-name="P83" text:outline-level="2"><text:bookmark-start text:name="__RefHeading__5158_1196992793"/><text:reference-mark-start text:name="The dispatch framework section"/>Příkazová infrastruktura<text:bookmark-end text:name="__RefHeading__5158_1196992793"/><text:reference-mark-end text:name="The dispatch framework section"/></text:h>
      <text:p text:style-name="P9">První <text:alphabetical-index-mark text:string-value="příkazová infrastruktura" text:key1="makra"/><text:alphabetical-index-mark text:string-value="příkazová infrastruktura"/>úloha příkazové infrastruktury je zajištění rovného přístupu příkazů ke komponentám (dokumentům). Tyto příkazy obvykle odpovídají položkám v nabídkách. Použití <text:span text:style-name="Strong_20_Emphasis">Soubor &gt; Uložit</text:span>, klávesová zkratka <text:span text:style-name="Keystroke">Ctrl + S</text:span> nebo klepnutí na ikonu <text:span text:style-name="Strong_20_Emphasis">Uložit</text:span> na standardní nástrojové liště jsou příkazy, které se transformují na tentýž příkaz příkazové infrastruktury.</text:p>
      <text:p text:style-name="P9">Příkazová infrastruktura se však může použít i na odeslání „příkazu“ zpět uživatelskému rozhraní (angl. User interface, UI). Například po uložení nového dokumentu se aktualizuje seznam posledních souborů.</text:p>
      <text:p text:style-name="P9">Příkazová infrastruktura odesílá příkazy ve formě textu, například  <text:span text:style-name="Code">.uno:InsertObject</text:span> nebo <text:span text:style-name="Code">.uno:GoToStartOfLine</text:span>. Tento příkaz je odeslán rámci dokumentu, který ho posílá dál, dokud se nenajde objekt, který ho dokáže zpracovat.</text:p>
      <text:h text:style-name="P83" text:outline-level="2"><text:bookmark-start text:name="__RefHeading__5160_1196992793"/>Jak záznamník maker využívá příkazovou infrastrukturu<text:bookmark-end text:name="__RefHeading__5160_1196992793"/></text:h>
      <text:p text:style-name="P9">Záznamník maker zaznamenává odeslané textové příkazy. Záznamník je ve své podstatě jednoduchý nástroj, který vydané příkazy pouze ukládá na pozdější použití. Problém spočívá v tom, že ne všechny odeslané příkazy jsou kompletní. Například vkládání objektu vygeneruje následující kód:</text:p>
      <text:p text:style-name="P4"><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Object"</text:span><text:span text:style-name="_5f_LOCodeKeyWord">, </text:span><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9">V něm není možné určit, který typ objektu je třeba vytvořit nebo vložit. Pokud je objekt vkládán ze souboru, nelze určit, který soubor je třeba vložit.</text:p>
      <text:p text:style-name="P9">Pokud při záznamu makra zvolíme <text:span text:style-name="Strong_20_Emphasis">Nástroje &gt; Možnosti</text:span> v hlavní nabídce na otevření a konfiguraci různých položek a nastavení, zaznamenané makro je nezaznamená. Ve skutečnosti je vygenerovaný kód v záznamu zapoznámkovaný, a tak ho vůbec nelze spustit.</text:p>
      <text:p text:style-name="P65"><text:span text:style-name="_5f_LOCodeComment">rem dispatcher.executeDispatch(document, ".uno:OptionsTreeDialog", "", 0, Array())</text:span></text:p>
      <text:p text:style-name="P9">Pokud se otevře dialogové okno, obvykle se zaznamená pouze příkaz k jeho otevření. Činnost vykonaná v okně, se obvykle nezaznamená. Příkladem jsou okna, ve kterých se upravují makra, okno pro vkládání speciálních znaků a podobné typy oken. Další problémy při záznamu maker mohou souviset s vkládáním vzorců a dat, nastavováním filtrů v programu Calc, s činností ve formulářích databáze a exportem dokumentů do šifrovaného souboru ve formátu PDF. V podstatě nelze předem přesně vědět, co fungovat bude a co ne, pokud to nevyzkoušíme. Například akce související s vyhledáváním se zaznamenávají správně.</text:p>
      <text:h text:style-name="P83" text:outline-level="2"><text:bookmark-start text:name="__RefHeading__5162_1196992793"/>Ostatní možnosti<text:bookmark-end text:name="__RefHeading__5162_1196992793"/></text:h>
      <text:p text:style-name="P9">Pokud danou úlohu nelze vyřešit prostřednictvím záznamu maker, obvyklým řešením je přímé napsání programu s použitím objektů LibreOffice. Bohužel, použití objektů LibreOffice není triviální. Tak jak je tomu při programování vždy, nejvhodnější je začít s jednoduchými příklady, které postupně rozšiřujeme na základě získaných zkušeností. Na začátku pomůže, pokud se naučíme číst makra vygenerované při záznamu.</text:p>
      <text:h text:style-name="P78" text:outline-level="1"><text:bookmark-start text:name="__DdeLink__3896_3791876137"/><text:bookmark-start text:name="__RefHeading__5164_1196992793"/><text:soft-page-break/><text:alphabetical-index-mark text:string-value="uspořádání" text:key1="makra"/>Uspořádání maker<text:bookmark-end text:name="__RefHeading__5164_1196992793"/></text:h>
      <text:p text:style-name="P9">V LibreOffice jsou makra <text:alphabetical-index-mark text:string-value="moduly" text:key1="makra"/>sdružená v modulech, moduly v <text:alphabetical-index-mark text:string-value="knihovny s makry"/> knihovnách a knihovny <text:alphabetical-index-mark text:string-value="kontejnery s knihovnami" text:key1="makra"/>v <text:alphabetical-index-mark text:string-value="kontejnery s knihovnami"/> kontejnerech knihoven. Knihovna se obvykle používá jako hlavní uskupení, a to buď pro celou kategorii maker nebo pro celou aplikaci. Moduly obvykle obsahují makra s podobnou funkcionalitou, jako například makra pro uživatelskou interakci nebo na výpočty. Jednotlivá <text:alphabetical-index-mark text:string-value="podprogramy" text:key1="makra"/>makra<text:alphabetical-index-mark text:string-value="funkce" text:key1="makra"/><text:alphabetical-index-mark text:string-value="podprogramy"/> jsou<text:alphabetical-index-mark text:string-value="funkce"/> buď podprogramy nebo funkce. Obrázek <text:sequence-ref text:reference-format="value" text:ref-name="refFigure6">7</text:sequence-ref><text:s/>ukazuje příklad hierarchické struktury knihoven maker v LibreOffice.</text:p>
      <text:p text:style-name="P9">Zvolením <text:span text:style-name="Strong_20_Emphasis">Nástroje &gt; Makra &gt; Správce maker &gt; LibreOffice Basic</text:span> v hlavní nabídce otevřeme dialogové okno Makra v LibreOffice Basic (obrázek <text:sequence-ref text:reference-format="value" text:ref-name="refFigure0">1</text:sequence-ref><text:s/>na straně <text:sequence-ref text:reference-format="page" text:ref-name="refFigure0">5</text:sequence-ref>). V seznamu <text:span text:style-name="Emphasis">Makro z</text:span> jsou uvedeny všechny dostupné kontejnery knihoven. Každý dokument je současně i kontejner knihoven, ve kterém mohou být různé knihovny. Součástí aplikace jsou dva kontejnery knihoven. Jeden je distribuován s LibreOffice a nazývá se <text:span text:style-name="Emphasis">Makra LibreOffice</text:span> a v druhém, s názvem <text:span text:style-name="Emphasis">Moje makra</text:span>, se nacházejí osobní makra uživatele.</text:p>
      <text:p text:style-name="P9">Kontejner <text:span text:style-name="Emphasis">Makra LibreOffice</text:span> je uložen spolu s ostatními částmi LibreOffice, a tak je může opravovat pouze uživatel s administrátorskými právy. Toto uspořádání chrání makra v kontejneru <text:span text:style-name="Emphasis">Makra LibreOffice</text:span>, protože uživatel by je neměl měnit a v kontejneru Makra LibreOffice nemá ukládat své makra.<text:bookmark-end text:name="__DdeLink__3896_3791876137"/></text:p>
      <text:p text:style-name="P9">V kontejneru <text:span text:style-name="Emphasis">Moje makra</text:span> jsou uložena makra, které jsou obvykle určeny pro jeden dokument. Tento kontejner <text:span text:style-name="Emphasis">Moje makra</text:span> je umístěn v uživatelově diskovém prostoru nebo v jeho domovském adresáři.</text:p>
      <text:p text:style-name="P66"><draw:frame draw:style-name="fr4" draw:name="Frame51" text:anchor-type="as-char" svg:width="9.331cm" draw:z-index="26"><draw:text-box fo:min-height="8.248cm"><text:p text:style-name="Caption"><draw:frame draw:style-name="fr13" draw:name="Image15" text:anchor-type="paragraph" svg:x="0cm" svg:y="0cm" svg:width="9.5cm" svg:height="7.8cm" draw:z-index="27"><draw:image xlink:href="Pictures/1000020100000256000001EB266A9CAE231CD3C6.png" xlink:type="simple" xlink:show="embed" xlink:actuate="onLoad" loext:mime-type="image/png"/></draw:frame>Obrázek <text:sequence text:ref-name="refFigure6" text:name="Figure" text:formula="ooow:Figure+1" style:num-format="1">7 </text:sequence>: Hierarchie knihoven maker</text:p></draw:text-box></draw:frame></text:p>
      <text:p text:style-name="P9">Pokud je makro součástí dokumentu, pracuje pouze s tímto dokumentem, neboť objekt jeho činnosti je specifikován v „ThisComponent“.</text:p>
      <text:p text:style-name="P9">Každý kontejner knihoven obsahuje knihovnu s názvem <text:span text:style-name="Emphasis">Standard</text:span>. Je však vhodnější vytvořit a používat vlastní knihovny se smysluplným názvem namísto knihovny <text:span text:style-name="Emphasis">Standard</text:span>. Nejde přitom jen o to, že knihovny se smysluplným názvem se lépe spravují. Takto vytvořené knihovny můžeme totiž i importovat do jiných kontejnerů, ale knihovnu <text:span text:style-name="Emphasis">Standard</text:span> ne.</text:p>
      <text:list xml:id="list2057702089" text:style-name="Heading_20_Caution">
        <text:list-item>
          <text:p text:style-name="Heading_20_Caution">Upozornění</text:p>
        </text:list-item>
      </text:list>
      <text:p text:style-name="P25">LibreOffice umožňuje importování knihoven do stávajících kontejnerů, neumožňuje však přepsat knihovnu <text:span text:style-name="Emphasis">Standard</text:span>. Pokud své makra uložíme do knihovny <text:span text:style-name="Emphasis">Standard</text:span>, nemůžeme je importovat do jiného kontejneru.</text:p>
      <text:p text:style-name="P9">Stejně jako je vhodné používání smysluplných názvů pro knihovny, je i vhodné používat smysluplné názvy pro moduly. LibreOffice standardně používá názvy <text:span text:style-name="Emphasis">Module1</text:span>, <text:span text:style-name="Emphasis">Module2</text:span> atd.</text:p>
      <text:p text:style-name="P9"><text:soft-page-break/>Při vytváření maker se musíme rozhodnout, kam je uložíme. Uložení do dokumentu je vhodné tehdy, pokud plánujeme jeho odeslání jiným uživatelům, nebo jestliže jeho uložení v dokumentu má význam. Makra uložené v kontejneru <text:span text:style-name="Emphasis">Moje makra</text:span> jsou dostupné pro všechny dokumenty.</text:p>
      <text:p text:style-name="P11">Makra nejsou dostupná, pokud knihovna není načtena. Na rozdíl od jiných knihoven se však knihovny <text:span text:style-name="Emphasis">Standard</text:span> a <text:span text:style-name="Emphasis">Template</text:span> automaticky načtou. Načtená knihovna se zobrazuje jinak než nenačtená. Knihovnu a její moduly načteme tak, že na její název poklepáme.</text:p>
      <text:h text:style-name="P83" text:outline-level="2"><text:bookmark-start text:name="__RefHeading__5166_1196992793"/>Kde jsou makra <text:alphabetical-index-mark text:string-value="uložení" text:key1="makra"/> uložená?<text:bookmark-end text:name="__RefHeading__5166_1196992793"/></text:h>
      <text:p text:style-name="P10">LibreOffice ukládá údaje o uživateli ve složce, která se nachází v jeho domovském adresáři. Její umístění je různé v různých operačních systémech. Místo uložení konfiguračních dat najdeme zvolením <text:span text:style-name="Strong_20_Emphasis">Nástroje &gt; Možnosti &gt; LibreOffice &gt; Cesty</text:span> v hlavní nabídce. Makra uživatele jsou uloženy ve složce <text:span text:style-name="Code">LibreOffice\4\user\basic</text:span>. Každá knihovna má v této složce svoji vlastní podsložku.</text:p>
      <text:p text:style-name="P9">Pro běžné použití není nutné vědět, kde jsou makra uložena. Nicméně pokud víme, kde se nacházejí, můžeme udělat jejich zálohu, můžeme je zkopírovat pro jiného uživatele nebo do nich můžeme nahlédnout, pokud došlo k chybě.</text:p>
      <text:p text:style-name="P9">Zvolením <text:span text:style-name="Strong_20_Emphasis">Nástroje &gt; Makra &gt; Správce maker &gt; LibreOffice Basic</text:span> v hlavní nabídce otevřeme dialogové okno Makra v LibreOffice Basic (obrázek <text:sequence-ref text:reference-format="value" text:ref-name="refFigure1">1</text:sequence-ref><text:s/>na straně <text:sequence-ref text:reference-format="page" text:ref-name="refFigure1">5</text:sequence-ref>). Druhou možností je zvolit <text:span text:style-name="Strong_20_Emphasis">Nástroje &gt; Makra &gt; Uspořádat makra &gt; LibreOffice Basic</text:span>, čímž se otevře okno Makra LibreOffice Basic (obrázek <text:sequence-ref text:reference-format="value" text:ref-name="refFigure0">1</text:sequence-ref><text:s/> na straně <text:sequence-ref text:reference-format="page" text:ref-name="refFigure0">5</text:sequence-ref>) a v něm klepnout na tlačítko <text:span text:style-name="Strong_20_Emphasis">Organizátor</text:span>.</text:p>
      <text:h text:style-name="P83" text:outline-level="2"><text:bookmark-start text:name="__RefHeading__5168_1196992793"/>Importování maker<text:bookmark-end text:name="__RefHeading__5168_1196992793"/></text:h>
      <text:p text:style-name="P7">Okno <text:alphabetical-index-mark text:string-value="Organizátor maker"/>Organizátor maker LibreOffice Basic umožňuje importovat makra do dokumentu, jakož i vytvářet, odstraňovat a přejmenovávat knihovny, makra a dialogová okna.</text:p>
      <text:list xml:id="list153028788889161" text:continue-list="list153029728768230" text:style-name="Numbering_20_1">
        <text:list-item text:start-value="1">
          <text:p text:style-name="P90">Chceme-li importovat knihovny maker, na kartě <text:span text:style-name="Emphasis">Knihovny</text:span> vybereme kontejner maker, který chceme použít a klepneme na tlačítko <text:span text:style-name="Strong_20_Emphasis">Importovat</text:span>.</text:p>
        </text:list-item>
        <text:list-item>
          <text:p text:style-name="P90">Přejdeme do složky s knihovnou pro import (obrázek <text:sequence-ref text:reference-format="value" text:ref-name="refFigure7">8</text:sequence-ref>). V něm jsou obvykle dva soubory, <text:span text:style-name="Code">dialog.xlb</text:span> a <text:span text:style-name="Code">script.xlb</text:span>, z nichž jeden vybereme. Nezáleží na tom který, protože vždy se importují oba. Makra lze uložit i do knihovny, která se nachází v dokumentu LibreOffice. V tom případě místo složky pro importování vybereme dokument, v němž se knihovny nacházejí.</text:p>
        </text:list-item>
      </text:list>
      <text:list xml:id="list153029487947863" text:continue-list="list153028197828343" text:style-name="Heading_20_Note">
        <text:list-item>
          <text:p text:style-name="Heading_20_Note">Poznámka</text:p>
        </text:list-item>
      </text:list>
      <text:p text:style-name="P63">Knihovnu s názvem <text:span text:style-name="Emphasis">Standard</text:span> nelze importovat.</text:p>
      <text:p text:style-name="P66"><text:soft-page-break/><draw:frame draw:style-name="fr3" draw:name="Frame9" text:anchor-type="as-char" svg:width="12.853cm" draw:z-index="28"><draw:text-box fo:min-height="9.654cm"><text:p text:style-name="Caption"><draw:frame draw:style-name="fr12" draw:name="graphics5" text:anchor-type="paragraph" svg:width="12.853cm" svg:height="9.215cm" draw:z-index="29"><draw:image xlink:href="Pictures/100002010000025C000001B1650CEE5E1C1A82C9.png" xlink:type="simple" xlink:show="embed" xlink:actuate="onLoad" loext:mime-type="image/png"/></draw:frame>Obrázek <text:sequence text:ref-name="refFigure7" text:name="Figure" text:formula="ooow:Figure+1" style:num-format="1">8</text:sequence>: Přístup ke knihovně maker</text:p></draw:text-box></draw:frame></text:p>
      <text:list xml:id="list153029595654820" text:continue-list="list1714780455" text:style-name="Heading_20_Tip">
        <text:list-item>
          <text:p text:style-name="Heading_20_Tip">Tip</text:p>
        </text:list-item>
      </text:list>
      <text:p text:style-name="P23">Na počítačích s operačním systémem Linux jsou soubory programu LibreOffice uložené v domovském adresáři uživatele, jehož název začíná tečkou. (obvykle .config/). Složky a soubory se jménem začínajícím tečkou mohou být skryty, a tak se běžně v okně pro otevírání souborů nezobrazují. Pokud používáme dialogová okna LibreOffice, nikoli konkrétních dialogových oken operačního systému, zadáme název požadovaného adresáře v poli <text:span text:style-name="Emphasis">Název</text:span>.</text:p>
      <text:list xml:id="list153028096354079" text:continue-list="list153028788889161" text:style-name="Numbering_20_1">
        <text:list-item>
          <text:p text:style-name="P90">Vybereme soubor a klepnutím na <text:span text:style-name="Strong_20_Emphasis">Otevřít</text:span> otevřeme dialogové okno Importovat knihovny (obrázek <text:sequence-ref text:reference-format="value" text:ref-name="refFigure8">9</text:sequence-ref>).</text:p>
        </text:list-item>
      </text:list>
      <text:p text:style-name="P66"><draw:frame draw:style-name="fr2" draw:name="Frame10" text:anchor-type="as-char" svg:width="9.576cm" draw:z-index="30"><draw:text-box fo:min-height="7.193cm"><text:p text:style-name="Caption"><draw:frame draw:style-name="fr11" draw:name="graphics6" text:anchor-type="paragraph" svg:width="9.449cm" svg:height="6.5cm" draw:z-index="31"><draw:image xlink:href="Pictures/10000201000001BB000001360670DE064D387BB2.png" xlink:type="simple" xlink:show="embed" xlink:actuate="onLoad" loext:mime-type="image/png"/></draw:frame>Obrázek <text:sequence text:ref-name="refFigure8" text:name="Figure" text:formula="ooow:Figure+1" style:num-format="1">9</text:sequence>: Možnosti při importu knihoven</text:p></draw:text-box></draw:frame></text:p>
      <text:list xml:id="list153029325137092" text:continue-numbering="true" text:style-name="Numbering_20_1">
        <text:list-item>
          <text:p text:style-name="P90">Při importu knihoven můžeme vybrat následující možnosti:</text:p>
        </text:list-item>
      </text:list>
      <text:list xml:id="list1910900946" text:style-name="Numbering_20_2">
        <text:list-item text:start-value="1">
          <text:p text:style-name="P97">Pokud neoznačíme žádnou z možností, knihovna se zkopíruje do uživatelovy složky s makry. Pokud však má importovaná knihovna stejný název a umístění jako již existující knihovna, ta se nepřepíše.</text:p>
        </text:list-item>
        <text:list-item>
          <text:p text:style-name="P97"><text:soft-page-break/>Atribut <text:span text:style-name="Strong_20_Emphasis">Nahradit stávající knihovny</text:span> označíme, pokud chceme importovat knihovnu se stejným názvem, jaký má již existující knihovna.</text:p>
        </text:list-item>
        <text:list-item>
          <text:p text:style-name="P98">Atribut <text:span text:style-name="Strong_20_Emphasis">Vložit jako odkaz</text:span> označíme, pokud chceme použít pouze odkaz na knihovnu bez toho, abychom ji importovali do dokumentu. Pokud je knihovna použita jako odkaz, zůstává na původním místě a je plně funkční, ale nelze ji změnit v Basic IDE.</text:p>
        </text:list-item>
      </text:list>
      <text:list xml:id="list153027919943069" text:continue-list="list153029325137092" text:style-name="Numbering_20_1">
        <text:list-item>
          <text:p text:style-name="P90">Nakonec klepneme na tlačítko <text:span text:style-name="Strong_20_Emphasis">OK</text:span>, čímž vybrané makro importujeme.</text:p>
        </text:list-item>
      </text:list>
      <text:h text:style-name="P83" text:outline-level="2"><text:bookmark-start text:name="__RefHeading__5170_1196992793"/><text:alphabetical-index-mark text:string-value="stažení" text:key1="makra"/>Stažení maker za účelem importu<text:bookmark-end text:name="__RefHeading__5170_1196992793"/></text:h>
      <text:p text:style-name="P9">Na internetu najdeme ke stažení spoustu maker. Některá jsou součástí dokumentů, některá jsou dostupná jako samostatné soubory, které je třeba importovat a některá jsou jen ve formě zdrojového textu, který je třeba zkopírovat a do LibreOffice vložit pomocí vývojového prostředí Basic. Více informací o přidávání maker do knihovny maker najdeme v část „<text:bookmark-ref text:reference-format="text" text:ref-name="__RefHeading__19068_44446367">Přidání makra</text:bookmark-ref>” na straně <text:bookmark-ref text:reference-format="page" text:ref-name="__RefHeading__19068_44446367">4</text:bookmark-ref><text:s/> a o úpravě maker pomocí IDE najdeme v části „<text:bookmark-ref text:reference-format="text" text:ref-name="__RefHeading__5140_1196992793">Zobrazení a úprava maker</text:bookmark-ref>” na straně <text:bookmark-ref text:reference-format="page" text:ref-name="__RefHeading__5140_1196992793">8</text:bookmark-ref><text:s/>.</text:p>
      <text:p text:style-name="P9">Některá makra jsou volně stažitelná z internetu (více informací je dostupných v tabulce <text:sequence-ref text:reference-format="value" text:ref-name="refTable0">1</text:sequence-ref>).</text:p>
      <text:p text:style-name="P58">Tabulka <text:sequence text:ref-name="refTable0" text:name="Table" text:formula="ooow:Table + 1" style:num-format="1">1</text:sequence>. Příklady maker</text:p>
      <table:table table:name="Table20" table:style-name="Table20">
        <table:table-column table:style-name="Table20.A"/>
        <table:table-column table:style-name="Table20.B"/>
        <table:table-row table:style-name="Table20.1">
          <table:table-cell table:style-name="Table20.A1" office:value-type="string">
            <text:p text:style-name="Table_20_Heading">Umístění</text:p>
          </table:table-cell>
          <table:table-cell table:style-name="Table20.A1" office:value-type="string">
            <text:p text:style-name="Table_20_Heading">Popis</text:p>
          </table:table-cell>
        </table:table-row>
        <table:table-row table:style-name="Table20.1">
          <table:table-cell table:style-name="Table20.A2" office:value-type="string">
            <text:p text:style-name="P27"><text:a xlink:type="simple" xlink:href="http://www.pitonyak.org/oo.php" text:style-name="Internet_20_link" text:visited-style-name="Visited_20_Internet_20_Link">http://www.pitonyak.org/oo.php</text:a> </text:p>
          </table:table-cell>
          <table:table-cell table:style-name="Table20.B2" office:value-type="string">
            <text:p text:style-name="P27">Příručky a další materiály související s makry.</text:p>
          </table:table-cell>
        </table:table-row>
        <table:table-row table:style-name="Table20.1">
          <table:table-cell table:style-name="Table20.B2" office:value-type="string">
            <text:p text:style-name="P27"><text:a xlink:type="simple" xlink:href="http://www.pitonyak.org/database/" text:style-name="Internet_20_link" text:visited-style-name="Visited_20_Internet_20_Link">http://www.pitonyak.org/database/</text:a> </text:p>
          </table:table-cell>
          <table:table-cell table:style-name="Table20.A2" office:value-type="string">
            <text:p text:style-name="P27">Příručky a další materiály související s databází.</text:p>
          </table:table-cell>
        </table:table-row>
        <table:table-row table:style-name="Table20.1">
          <table:table-cell table:style-name="Table20.A2" office:value-type="string">
            <text:p text:style-name="P27"><text:a xlink:type="simple" xlink:href="https://wiki.documentfoundation.org/Macros" text:style-name="Internet_20_link" text:visited-style-name="Visited_20_Internet_20_Link">https://wiki.documentfoundation.org/Macros</text:a> </text:p>
          </table:table-cell>
          <table:table-cell table:style-name="Table20.B2" office:value-type="string">
            <text:p text:style-name="P27">Mnoho odkazů na makra.</text:p>
          </table:table-cell>
        </table:table-row>
        <table:table-row table:style-name="Table20.1">
          <table:table-cell table:style-name="Table20.A2" office:value-type="string">
            <text:p text:style-name="P27"><text:a xlink:type="simple" xlink:href="https://forum.openoffice.org/en/forum/" text:style-name="Internet_20_link" text:visited-style-name="Visited_20_Internet_20_Link">http://forum.openoffice.org/en/forum/</text:a> </text:p>
          </table:table-cell>
          <table:table-cell table:style-name="Table20.B2" office:value-type="string">
            <text:p text:style-name="P27">Fórum s mnoha příklady a pomocí.</text:p>
          </table:table-cell>
        </table:table-row>
      </table:table>
      <text:h text:style-name="P78" text:outline-level="1"><text:bookmark-start text:name="__RefHeading__5172_1196992793"/>Jak makro <text:alphabetical-index-mark text:string-value="spouštění" text:key1="makra"/> spustit<text:bookmark-end text:name="__RefHeading__5172_1196992793"/></text:h>
      <text:p text:style-name="P7">Jakékoliv makro můžeme spustit zvolením <text:span text:style-name="Strong_20_Emphasis">Nástroje &gt; Makra &gt; Spustit makro</text:span> v hlavní nabídce. Tento postup však není na opakované spouštění moc praktický. Více se o takovémto spouštění dozvíme v části  „<text:bookmark-ref text:reference-format="text" text:ref-name="__RefHeading__5138_1196992793">Spuštění makra</text:bookmark-ref>” na straně <text:bookmark-ref text:reference-format="page" text:ref-name="__RefHeading__5138_1196992793">8</text:bookmark-ref><text:s/>.</text:p>
      <text:p text:style-name="P7">V případě často používaných maker je vhodnější, pokud k nim přiřadíme ikonu na nástrojové liště, klávesovou zkratku nebo tlačítko, které umístíme do dokumentu. Při výběru jedné z těchto metod je vhodné si nejprve položit několik otázek:</text:p>
      <text:list xml:id="list1248899335" text:style-name="List_20_1">
        <text:list-item text:start-value="1">
          <text:p text:style-name="P89">Má být makro dostupné pouze pro jeden dokument nebo globálně dostupné pro všechny dokumenty?</text:p>
        </text:list-item>
        <text:list-item>
          <text:p text:style-name="P89">Je makro určené pouze pro jeden typ dokumentů, jako například tabulkový sešit aplikace Calc?</text:p>
        </text:list-item>
        <text:list-item>
          <text:p text:style-name="P89">Jak často budeme makro používat?</text:p>
        </text:list-item>
      </text:list>
      <text:p text:style-name="P9">Na základě odpovědí pak můžeme rozhodnout, kde makro uložit a jak ho zpřístupnit. Například makro, které se bude používat jen zřídka, nebudeme přidávat do nástrojové lišty. Podporu pro rozhodování najdeme v tabulce <text:sequence-ref text:reference-format="value" text:ref-name="refTable1">2</text:sequence-ref>.</text:p>
      <text:p text:style-name="P58">Tabulka <text:sequence text:ref-name="refTable1" text:name="Table" text:formula="ooow:Table + 1" style:num-format="1">2</text:sequence>. Kde ukládat makro</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Table_20_Heading">Typ makra</text:p>
          </table:table-cell>
          <table:table-cell table:style-name="Table21.A1" office:value-type="string">
            <text:p text:style-name="Table_20_Heading">LibreOffice (pro všechny komponenty)</text:p>
          </table:table-cell>
          <table:table-cell table:style-name="Table21.A1" office:value-type="string">
            <text:p text:style-name="Table_20_Heading">Typ konkrétní dokumentu</text:p>
          </table:table-cell>
          <table:table-cell table:style-name="Table21.A1" office:value-type="string">
            <text:p text:style-name="Table_20_Heading">Jeden dokument</text:p>
          </table:table-cell>
        </table:table-row>
        <table:table-row table:style-name="Table21.2">
          <table:table-cell table:style-name="Table21.A2" office:value-type="string">
            <text:p text:style-name="P27">Nástrojová lišta</text:p>
          </table:table-cell>
          <table:table-cell table:style-name="Table21.A2" office:value-type="string">
            <text:p text:style-name="P27">Ne</text:p>
          </table:table-cell>
          <table:table-cell table:style-name="Table21.C2" office:value-type="string">
            <text:p text:style-name="P27">Ano</text:p>
          </table:table-cell>
          <table:table-cell table:style-name="Table21.C2" office:value-type="string">
            <text:p text:style-name="P27">Ano</text:p>
          </table:table-cell>
        </table:table-row>
        <table:table-row>
          <table:table-cell table:style-name="Table21.A2" office:value-type="string">
            <text:p text:style-name="P27">Nabídka</text:p>
          </table:table-cell>
          <table:table-cell table:style-name="Table21.A2" office:value-type="string">
            <text:p text:style-name="P27">Ne</text:p>
          </table:table-cell>
          <table:table-cell table:style-name="Table21.A2" office:value-type="string">
            <text:p text:style-name="P27">Ano</text:p>
          </table:table-cell>
          <table:table-cell table:style-name="Table21.A2" office:value-type="string">
            <text:p text:style-name="P27">Ano</text:p>
          </table:table-cell>
        </table:table-row>
        <table:table-row>
          <table:table-cell table:style-name="Table21.A2" office:value-type="string">
            <text:p text:style-name="P27">Zkratka</text:p>
          </table:table-cell>
          <table:table-cell table:style-name="Table21.A2" office:value-type="string">
            <text:p text:style-name="P27">Ano</text:p>
          </table:table-cell>
          <table:table-cell table:style-name="Table21.C2" office:value-type="string">
            <text:p text:style-name="P27">Ano</text:p>
          </table:table-cell>
          <table:table-cell table:style-name="Table21.C2" office:value-type="string">
            <text:p text:style-name="P27">Ne</text:p>
          </table:table-cell>
        </table:table-row>
        <table:table-row>
          <table:table-cell table:style-name="Table21.A2" office:value-type="string">
            <text:p text:style-name="P27">Událost</text:p>
          </table:table-cell>
          <table:table-cell table:style-name="Table21.A2" office:value-type="string">
            <text:p text:style-name="P27">Ano</text:p>
          </table:table-cell>
          <table:table-cell table:style-name="Table21.A2" office:value-type="string">
            <text:p text:style-name="P27">Ne</text:p>
          </table:table-cell>
          <table:table-cell table:style-name="Table21.A2" office:value-type="string">
            <text:p text:style-name="P27">Ano</text:p>
          </table:table-cell>
        </table:table-row>
      </table:table>
      <text:h text:style-name="P83" text:outline-level="2"><text:bookmark-start text:name="__RefHeading__197251_1448150400"/><text:soft-page-break/>Nástrojové lišty, položky nabídky a klávesové zkratky<text:bookmark-end text:name="__RefHeading__197251_1448150400"/></text:h>
      <text:p text:style-name="P55">V dialogovém okně Přizpůsobit můžeme přidat  <text:alphabetical-index-mark text:string-value="položky nabídky" text:key1="makra"/>položku nabídky, <text:alphabetical-index-mark text:string-value="klávesové zkratky (makra)"/>klávesové zkratky, nebo <text:alphabetical-index-mark text:string-value="ikony nástrojové lišty (makra)"/>ikonu panelu nástrojů, která spustí makro<text:alphabetical-index-mark text:string-value="Okno Přizpůsobit"/>.</text:p>
      <text:p text:style-name="P9">V tomto okně se nacházejí karty na konfiguraci nabídek, klávesových zkratek, nástrojových lišt a událostí. Pro otevření tohoto dialogového okna zvolíme <text:span text:style-name="Strong_20_Emphasis">Nástroje &gt; Přizpůsobit</text:span>. Použití karet <text:span text:style-name="Emphasis">Nabídky</text:span>, <text:span text:style-name="Keystroke">Nástrojové lišty</text:span>, <text:span text:style-name="Emphasis">Místní nabídky</text:span> a <text:span text:style-name="Emphasis">Klávesnice</text:span> je popsáno v kapitole 14 - Přizpůsobení LibreOffice.</text:p>
      <text:h text:style-name="P83" text:outline-level="2"><text:bookmark-start text:name="__RefHeading__197253_1448150400"/>Události<text:bookmark-end text:name="__RefHeading__197253_1448150400"/></text:h>
      <text:p text:style-name="P9">Cokoliv se v LibreOffice stane, je nazýváno <text:alphabetical-index-mark text:string-value="zpracování událostí"/><text:alphabetical-index-mark text:string-value="zpracování událostí" text:key1="makra"/>událost. Je jí například otevření dokumentu, stisk klávesy nebo pohyb kurzoru myši. LibreOffice umožňuje, aby události způsobily spuštění makra; makro v tom případě nazýváme obslužné makro (program) události. Detaily obsluhy událostí přesahují rámec této příručky, jisté informace však mohou mít značný význam.</text:p>
      <text:list xml:id="list153027964531820" text:continue-list="list2057702089" text:style-name="Heading_20_Caution">
        <text:list-item>
          <text:p text:style-name="P87">Upozornění</text:p>
        </text:list-item>
      </text:list>
      <text:p text:style-name="P24">Při konfigurování obsluhy událostí je nutná opatrnost. Například předpokládejme, že jsme vytvořili obslužné makro, které se spustí pokaždé, když se stiskne klávesa. Udělali jsme v něm však chybu a událost se neobsluhuje správně. Jeden z možných důsledků je, že makro zachytí všechny stisky kláves, nic nemůžeme psát, a tak LibreOffice musíme ukončit násilně.</text:p>
      <text:list xml:id="list153029756173049" text:continue-list="list153027919943069" text:style-name="Numbering_20_1">
        <text:list-item text:start-value="1">
          <text:p text:style-name="P93">V hlavní nabídce zvolíme <text:span text:style-name="Strong_20_Emphasis">Nástroje &gt; Přizpůsobit</text:span> a v okně Přizpůsobit, které se tím otevře, zvolíme kartu <text:span text:style-name="Emphasis">Události</text:span> (obrázek <text:sequence-ref text:reference-format="value" text:ref-name="refFigure9">10</text:sequence-ref>). Události, které zde lze modifikovat, souvisejí buď s celou aplikací nebo s vybraným dokumentem.</text:p>
        </text:list-item>
        <text:list-item>
          <text:p text:style-name="P93">V rozevíracím seznamu <text:span text:style-name="Emphasis">Uložit do</text:span> vybereme <text:span text:style-name="Strong_20_Emphasis">LibreOffice</text:span> nebo konkrétní dokument. Tím se událost uloží.</text:p>
        </text:list-item>
        <text:list-item>
          <text:p text:style-name="P93">Běžnou praxí je přiřazení spouštění makra k události Otevřít dokument. Takové makro pak po otevření provede pro dokument požadovaná nastavení. Zvolíme událost a klepnutím na <text:span text:style-name="Strong_20_Emphasis">Makro</text:span> otevřeme dialogové okno Výběr makra (obrázek <text:sequence-ref text:reference-format="value" text:ref-name="refFigure4">5</text:sequence-ref><text:s/> na straně <text:sequence-ref text:reference-format="page" text:ref-name="refFigure4">8</text:sequence-ref><text:s/>).</text:p>
        </text:list-item>
        <text:list-item>
          <text:p text:style-name="P93">Vybereme požadované makro a klepnutím na <text:span text:style-name="Strong_20_Emphasis">OK</text:span> ho přiřadíme k události. Následně se v seznamu na kartě <text:span text:style-name="Emphasis">Události</text:span> toto přiřazení zobrazí.</text:p>
        </text:list-item>
      </text:list>
      <text:p text:style-name="P21">Spuštění makra můžeme spojit s událostmi generovanými různými objekty v dokumentu. Do dokumentu kvůli tomu častokrát přidáváme ovládací prvky, jako například tlačítka. Makro můžeme dokonce přiřadit k události pro každý grafický objekt, a to tak, že na objekt dvakrát klepneme a v okně, které se tím otevře, ho přiřadíme na kartě <text:span text:style-name="Emphasis">Makra</text:span>.</text:p>
      <text:p text:style-name="P66"><text:soft-page-break/><draw:frame draw:style-name="fr2" draw:name="Frame41" text:anchor-type="as-char" svg:width="14.767cm" draw:z-index="1"><draw:text-box fo:min-height="12.181cm"><text:p text:style-name="Caption"><draw:frame draw:style-name="fr10" draw:name="Image2" text:anchor-type="paragraph" svg:width="14.529cm" svg:height="12.09cm" draw:z-index="32"><draw:image xlink:href="Pictures/10000201000003010000027B4E46343E16A59EC9.png" xlink:type="simple" xlink:show="embed" xlink:actuate="onLoad" loext:mime-type="image/png"/></draw:frame>Obrázek <text:sequence text:ref-name="refFigure9" text:name="Figure" text:formula="ooow:Figure+1" style:num-format="1">10</text:sequence>: Karta Události v dialogovém okně Přizpůsobit</text:p></draw:text-box></draw:frame></text:p>
      <text:h text:style-name="P78" text:outline-level="1"><text:bookmark-start text:name="__RefHeading__5182_1196992793"/>Používání rozšíření<text:bookmark-end text:name="__RefHeading__5182_1196992793"/></text:h>
      <text:p text:style-name="P7"><text:alphabetical-index-mark text:string-value="rozšíření"/>Rozšíření je balík, který můžeme doinstalovat do LibreOffice, čímž přidáme novou funkcionalitu. Rozšíření lze vytvářet v téměř libovolném programovacím jazyce, přičemž mohou být jednoduché, ale i složité. Rozšíření můžeme rozdělit do skupin, například:</text:p>
      <text:list xml:id="list1744951648" text:style-name="List_20_1">
        <text:list-item text:start-value="1">
          <text:p text:style-name="P89">Doplňky programu Calc s novými vlastnostmi včetně funkcí, které lze použít stejně jako zabudované funkce.</text:p>
        </text:list-item>
        <text:list-item>
          <text:p text:style-name="P89">Nové funkce, jejichž součástí běžně bývají i nové prvky uživatelského rozhraní, jako například nabídky a nástrojové lišty.</text:p>
        </text:list-item>
        <text:list-item>
          <text:p text:style-name="P89">Doplňky s novými typy grafů.</text:p>
        </text:list-item>
        <text:list-item>
          <text:p text:style-name="P89">Jazykové doplňky, jako například nástroje pro kontrolu pravopisu a gramatiky.</text:p>
        </text:list-item>
        <text:list-item>
          <text:p text:style-name="P89">Šablony dokumentů a obrázky.</text:p>
        </text:list-item>
      </text:list>
      <text:p text:style-name="P9">Rozšíření můžeme najít na více místech v internetu. Specializované úložiště se nachází na adrese <text:a xlink:type="simple" xlink:href="http://extensions.libreoffice.org/" text:style-name="Internet_20_link" text:visited-style-name="Visited_20_Internet_20_Link">http://extensions.libreoffice.org/</text:a> a také na <text:a xlink:type="simple" xlink:href="http://libreplanet.org/wiki/Group:OpenOfficeExtensions/List" text:style-name="Internet_20_link" text:visited-style-name="Visited_20_Internet_20_Link">http://libreplanet.org/wiki/Group:OpenOfficeExtensions/List</text:a>.</text:p>
      <text:p text:style-name="P9">Více informací o získávání a instalaci rozšíření najdeme v kapitole 14 - Přizpůsobení LibreOffice.</text:p>
      <text:h text:style-name="P78" text:outline-level="1"><text:bookmark-start text:name="__RefHeading__5184_1196992793"/><text:alphabetical-index-mark text:string-value="vytváření" text:key1="makra"/>Vytváření maker bez použití záznamu<text:bookmark-end text:name="__RefHeading__5184_1196992793"/></text:h>
      <text:p text:style-name="P9">Příklady vytváření maker, uvedené v této kapitole, využívaly záznam maker a příkazovou infrastrukturu LibreOffice. <text:soft-page-break/>Zkušenější programátoři si však mohou vytvářet makra, které přímo využívají různé objekty, které poskytuje LibreOffice. Jinými slovy, můžeme vytvořit makra, která modifikují dokument přímo.</text:p>
      <text:p text:style-name="P9">Přímá úprava dokumentů je téma, které je mimo rámec této příručky. Následující makro proto slouží pouze k ilustraci postupu, který se při přímé úpravě dokumentu používá.</text:p>
      <text:p text:style-name="P58">Výpis <text:sequence text:ref-name="refListing5" text:name="Listing" text:formula="ooow:Listing + 1" style:num-format="1">6</text:sequence>: Připojení textu „Ahoj“ k aktuálnímu dokumentu</text:p>
      <text:p text:style-name="P43"><text:span text:style-name="_5f_LOCodeKeyWord"/></text:p>
      <text:p text:style-name="P43"><text:span text:style-name="_5f_LOCodeKeyWord">Sub</text:span><text:span text:style-name="_5f_LOCodeIdent"> PridejAhoj</text:span></text:p>
      <text:p text:style-name="P43"><text:span text:style-name="_5f_LOCodeIdent"><text:s text:c="2"/></text:span><text:span text:style-name="_5f_LOCodeKeyWord">Dim</text:span><text:span text:style-name="_5f_LOCodeIdent"> oDoc</text:span></text:p>
      <text:p text:style-name="P43"><text:span text:style-name="_5f_LOCodeIdent"><text:s text:c="2"/></text:span><text:span text:style-name="_5f_LOCodeKeyWord">Dim</text:span><text:span text:style-name="_5f_LOCodeIdent"> sTextService$</text:span></text:p>
      <text:p text:style-name="P43"><text:span text:style-name="_5f_LOCodeIdent"><text:s text:c="2"/></text:span><text:span text:style-name="_5f_LOCodeKeyWord">Dim</text:span><text:span text:style-name="_5f_LOCodeIdent"> oCurs</text:span></text:p>
      <text:p text:style-name="P43"><text:span text:style-name="_5f_LOCodeIdent"><text:s text:c="2"/></text:span></text:p>
      <text:p text:style-name="P43"><text:span text:style-name="_5f_LOCodeIdent"><text:s text:c="2"/></text:span><text:span text:style-name="_5f_LOCodeComment">REM ThisComponent reprezentuje aktuální otevřený dokument.</text:span></text:p>
      <text:p text:style-name="P43"><text:span text:style-name="_5f_LOCodeIdent"><text:s text:c="2"/>oDoc </text:span><text:span text:style-name="_5f_LOCodeKeyWord">=</text:span><text:span text:style-name="_5f_LOCodeIdent"> ThisComponent</text:span></text:p>
      <text:p text:style-name="P43"><text:span text:style-name="_5f_LOCodeIdent"/></text:p>
      <text:p text:style-name="P43"><text:span text:style-name="_5f_LOCodeIdent"><text:s text:c="2"/></text:span><text:span text:style-name="_5f_LOCodeComment">REM Ověření, zda jde o textový dokument.</text:span></text:p>
      <text:p text:style-name="P43"><text:span text:style-name="_5f_LOCodeIdent"><text:s text:c="2"/>sTextService </text:span><text:span text:style-name="_5f_LOCodeKeyWord">=</text:span><text:span text:style-name="_5f_LOCodeIdent"> </text:span><text:span text:style-name="_5f_LOCodeLiteral">"com.sun.star.text.TextDocument"</text:span></text:p>
      <text:p text:style-name="P43"><text:span text:style-name="_5f_LOCodeIdent"><text:s text:c="2"/></text:span><text:span text:style-name="_5f_LOCodeKeyWord">If</text:span><text:span text:style-name="_5f_LOCodeIdent"> </text:span><text:span text:style-name="_5f_LOCodeKeyWord">NOT</text:span><text:span text:style-name="_5f_LOCodeIdent"> oDoc</text:span><text:span text:style-name="_5f_LOCodeKeyWord">.</text:span><text:span text:style-name="_5f_LOCodeIdent">supportsService</text:span><text:span text:style-name="_5f_LOCodeKeyWord">(</text:span><text:span text:style-name="_5f_LOCodeIdent">sTextService</text:span><text:span text:style-name="_5f_LOCodeKeyWord">)</text:span><text:span text:style-name="_5f_LOCodeIdent"> </text:span><text:span text:style-name="_5f_LOCodeKeyWord">Then</text:span></text:p>
      <text:p text:style-name="P43"><text:span text:style-name="_5f_LOCodeIdent"><text:s text:c="4"/>MsgBox </text:span><text:span text:style-name="_5f_LOCodeLiteral">"This macro only works with a text document"</text:span></text:p>
      <text:p text:style-name="P43"><text:span text:style-name="_5f_LOCodeIdent"><text:s text:c="4"/></text:span><text:span text:style-name="_5f_LOCodeKeyWord">Exit</text:span><text:span text:style-name="_5f_LOCodeIdent"> </text:span><text:span text:style-name="_5f_LOCodeKeyWord">Sub</text:span></text:p>
      <text:p text:style-name="P43"><text:span text:style-name="_5f_LOCodeIdent"><text:s text:c="2"/></text:span><text:span text:style-name="_5f_LOCodeKeyWord">End</text:span><text:span text:style-name="_5f_LOCodeIdent"> </text:span><text:span text:style-name="_5f_LOCodeKeyWord">If</text:span></text:p>
      <text:p text:style-name="P43"><text:span text:style-name="_5f_LOCodeIdent"><text:s text:c="2"/></text:span><text:span text:style-name="_5f_LOCodeComment">REM Získání informací o kurzoru v dokumentu.</text:span></text:p>
      <text:p text:style-name="P43"><text:span text:style-name="_5f_LOCodeIdent"><text:s text:c="2"/>oCurs </text:span><text:span text:style-name="_5f_LOCodeKeyWord">=</text:span><text:span text:style-name="_5f_LOCodeIdent"> oDoc</text:span><text:span text:style-name="_5f_LOCodeKeyWord">.</text:span><text:span text:style-name="_5f_LOCodeIdent">currentController</text:span><text:span text:style-name="_5f_LOCodeKeyWord">.</text:span><text:span text:style-name="_5f_LOCodeIdent">getViewCursor</text:span><text:span text:style-name="_5f_LOCodeKeyWord">()</text:span></text:p>
      <text:p text:style-name="P43"><text:span text:style-name="_5f_LOCodeIdent"><text:s text:c="2"/></text:span></text:p>
      <text:p text:style-name="P43"><text:span text:style-name="_5f_LOCodeIdent"><text:s text:c="2"/></text:span><text:span text:style-name="_5f_LOCodeComment">REM Přesunutí kurzoru na konec dokumentu.</text:span></text:p>
      <text:p text:style-name="P43"><text:span text:style-name="_5f_LOCodeIdent"><text:s text:c="2"/>oCurs</text:span><text:span text:style-name="_5f_LOCodeKeyWord">.</text:span><text:span text:style-name="_5f_LOCodeIdent">gotoEnd</text:span><text:span text:style-name="_5f_LOCodeKeyWord">(</text:span><text:span text:style-name="_5f_LOCodeIdent">False</text:span><text:span text:style-name="_5f_LOCodeKeyWord">)</text:span></text:p>
      <text:p text:style-name="P43"><text:span text:style-name="_5f_LOCodeIdent"><text:s text:c="2"/></text:span></text:p>
      <text:p text:style-name="P43"><text:span text:style-name="_5f_LOCodeIdent"><text:s text:c="2"/></text:span><text:span text:style-name="_5f_LOCodeComment">REM Vložení textu „Ahoj“ na konec dokumentu.</text:span></text:p>
      <text:p text:style-name="P43"><text:span text:style-name="_5f_LOCodeIdent"><text:s text:c="2"/>oCurs</text:span><text:span text:style-name="_5f_LOCodeKeyWord">.Text.</text:span><text:span text:style-name="_5f_LOCodeIdent">insertString</text:span><text:span text:style-name="_5f_LOCodeKeyWord">(</text:span><text:span text:style-name="_5f_LOCodeIdent">oCurs</text:span><text:span text:style-name="_5f_LOCodeKeyWord">,</text:span><text:span text:style-name="_5f_LOCodeIdent"> </text:span><text:span text:style-name="_5f_LOCodeLiteral">"Ahoj"</text:span><text:span text:style-name="_5f_LOCodeKeyWord">,</text:span><text:span text:style-name="_5f_LOCodeIdent"> False</text:span><text:span text:style-name="_5f_LOCodeKeyWord">)</text:span><text:span text:style-name="_5f_LOCodeIdent"> <text:s/></text:span></text:p>
      <text:p text:style-name="P4"><text:span text:style-name="_5f_LOCodeKeyWord">End</text:span><text:span text:style-name="_5f_LOCodeIdent"> </text:span><text:span text:style-name="_5f_LOCodeKeyWord">Sub</text:span></text:p>
      <text:h text:style-name="P79" text:outline-level="1"><text:bookmark-start text:name="__RefHeading___Toc79257_3319712367"/>Přehled maker BeanShell, JavaScript a Python<text:bookmark-end text:name="__RefHeading___Toc79257_3319712367"/></text:h>
      <text:p text:style-name="P20">Mnoho programátorů nemusí být obeznámeno s LibreOffice Basic, proto LibreOffice podporuje makra napsaná ve třech dalších jazycích, které mohou být známější: BeanShell, JavaScript a Python.</text:p>
      <text:p text:style-name="P20">Makra jsou organizována stejným způsobem pro všechny čtyři skriptovací jazyky. Kontejner <text:span text:style-name="Emphasis">Makra LibreOffice</text:span> obsahuje všechna makra, která jsou dodávána v instalaci LibreOffice. Kontejner <text:span text:style-name="Emphasis">Moje makra</text:span> obsahuje makra, která jsou k dispozici pro jakýkoliv dokument LibreOffice. Každý dokument může také obsahovat makra, které nejsou dostupná v jiném dokumentu.</text:p>
      <text:p text:style-name="P20">Použijete-li záznam maker, LibreOffice vytvoří makro v jazyce LibreOffice Basic. Chceme-li použít jiné dostupné skriptovacích jazyky, musíme napsat kód sami.</text:p>
      <text:p text:style-name="P20">Vybereme-li spuštění makra pomocí <text:span text:style-name="Strong_20_Emphasis">Nástroje &gt; Makra &gt; Spustit makro</text:span>, LibreOffice  zobrazí dialogové okno Výběr makra. Tento dialog umožňuje výběr a provedení jakéhokoliv dostupného makra v libovolném dostupném jazyce (obrázek <text:sequence-ref text:reference-format="value" text:ref-name="refFigure10">11</text:sequence-ref>).</text:p>
      <text:p text:style-name="P20">Vybereme-li úpravu makra pomocí <text:span text:style-name="Strong_20_Emphasis">Nástroje &gt; Makra &gt; Upravit makro</text:span>, LibreOffice  zobrazí dialogové okno LibreOffice Basic IDE. Toto dialogové okno umožňuje výběr a úpravu jakéhokoliv dostupného makra LibreOffice Basic, ale ne makra v jiných jazycích.</text:p>
      <text:p text:style-name="P67"><text:soft-page-break/><draw:frame draw:style-name="fr1" draw:name="Frame20" text:anchor-type="as-char" svg:width="17cm" draw:z-index="13"><draw:text-box fo:min-height="13.219cm"><text:p text:style-name="Caption"><draw:frame draw:style-name="fr9" draw:name="Image4" text:anchor-type="paragraph" svg:width="17cm" style:rel-width="100%" svg:height="13.219cm" style:rel-height="scale" draw:z-index="14"><draw:image xlink:href="Pictures/10000000000002CB0000022C03F21C117EBF86F6.png" xlink:type="simple" xlink:show="embed" xlink:actuate="onLoad" loext:mime-type="image/png"/></draw:frame>Obrázek <text:sequence text:ref-name="refFigure10" text:name="Figure" text:formula="ooow:Figure+1" style:num-format="1">11</text:sequence>: Dialogové okno Výběr maker</text:p></draw:text-box></draw:frame></text:p>
      <text:p text:style-name="P20">Model komponent použitý v LibreOffice je znám jako Universal Network Objects nebo UNO. LibreOffice makra ve všech skriptovacích jazycích používají UNO runtime application programming interface (API). Rozhraní XSCRIPTCONTEXT je poskytováno skriptům maker ve všech čtyřech jazycích a poskytuje prostředek pro přístup k různým rozhraním, která mohou potřebovat k provedení nějaké akce v dokumentu.</text:p>
      <text:h text:style-name="P84" text:outline-level="2"><text:bookmark-start text:name="__RefHeading___Toc2545_3861250547"/>Makra BeanShell<text:bookmark-end text:name="__RefHeading___Toc2545_3861250547"/></text:h>
      <text:p text:style-name="P20">BeanShell je skriptovací jazyk podobný Java, který byl poprvé vydán v roce 1999.</text:p>
      <text:p text:style-name="P20">Vybereme-li <text:span text:style-name="Strong_20_Emphasis">Nástroje &gt; Makra &gt; Správce maker &gt; BeanShell</text:span>, LibreOffice zobrazí dialogové okno Makra BeanShell (obrázek <text:sequence-ref text:reference-format="value" text:ref-name="refFigure11">12</text:sequence-ref>).</text:p>
      <text:p text:style-name="P67"><text:soft-page-break/><draw:frame draw:style-name="fr1" draw:name="Frame21" text:anchor-type="as-char" svg:width="11.245cm" draw:z-index="15"><draw:text-box fo:min-height="10.622cm"><text:p text:style-name="Caption"><draw:frame draw:style-name="fr8" draw:name="Image5" text:anchor-type="as-char" svg:width="11.165cm" style:rel-width="100%" svg:height="9.948cm" style:rel-height="scale" draw:z-index="16"><draw:image xlink:href="Pictures/10000000000001A60000017870449F1A80B5AC33.png" xlink:type="simple" xlink:show="embed" xlink:actuate="onLoad" loext:mime-type="image/png"/></draw:frame>Obrázek <text:sequence text:ref-name="refFigure11" text:name="Figure" text:formula="ooow:Figure+1" style:num-format="1">12</text:sequence>: Dialogové okno Makra BeanShell</text:p></draw:text-box></draw:frame></text:p>
      <text:p text:style-name="P20">Klepnutím na tlačítko <text:span text:style-name="Strong_20_Emphasis">Upravit</text:span> v dialogovém okně Makra BeanShell otevřeme BeanShell Debug Window (obrázek <text:sequence-ref text:reference-format="value" text:ref-name="refFigure12">13</text:sequence-ref>).</text:p>
      <text:p text:style-name="P67"><draw:frame draw:style-name="fr1" draw:name="Frame22" text:anchor-type="as-char" svg:width="17cm" draw:z-index="17"><draw:text-box fo:min-height="11.682cm"><text:p text:style-name="Caption"><draw:frame draw:style-name="fr9" draw:name="Image6" text:anchor-type="paragraph" svg:width="17cm" style:rel-width="100%" svg:height="11.682cm" style:rel-height="scale" draw:z-index="18"><draw:image xlink:href="Pictures/10000000000002B9000001DFBA0C039E11A7CF53.png" xlink:type="simple" xlink:show="embed" xlink:actuate="onLoad" loext:mime-type="image/png"/></draw:frame>Obrázek <text:sequence text:ref-name="refFigure12" text:name="Figure" text:formula="ooow:Figure+1" style:num-format="1">13</text:sequence>: Okno BeanShell debug</text:p></draw:text-box></draw:frame></text:p>
      <text:p text:style-name="P20"><text:soft-page-break/>Výpis <text:sequence-ref text:reference-format="value" text:ref-name="refListing6">7</text:sequence-ref><text:s/>je příkladem BeanShell makra, které vloží text „Hello World from BeanShell“ do buňky A1 do aktivního sešitu Calc.</text:p>
      <text:p text:style-name="P59">Výpis <text:sequence text:ref-name="refListing6" text:name="Listing" text:formula="ooow:Listing + 1" style:num-format="1">7</text:sequence>: Ukázka makra BeanShell</text:p>
      <text:p text:style-name="P59"/>
      <text:p text:style-name="P5">import com.sun.star.uno.UnoRuntime;<text:line-break/>import com.sun.star.sheet.XSpreadsheetView;<text:line-break/>import com.sun.star.text.XText;</text:p>
      <text:p text:style-name="P5">model = XSCRIPTCONTEXT.getDocument();<text:line-break/><text:line-break/>controller = model.getCurrentController();<text:line-break/><text:line-break/>view = UnoRuntime.queryInterface(XSpreadsheetView.class, controller);<text:line-break/><text:line-break/>sheet = view.getActiveSheet();<text:line-break/><text:line-break/>cell = sheet.getCellByPosition(0, 0);<text:line-break/><text:line-break/>cellText = UnoRuntime.queryInterface(XText.class, cell);<text:line-break/><text:line-break/>textCursor = cellText.createTextCursor();<text:line-break/><text:line-break/>cellText.insertString(textCursor, "Hello World from BeanShell", true);<text:line-break/><text:line-break/>return 0;</text:p>
      <text:h text:style-name="P84" text:outline-level="2"><text:bookmark-start text:name="__RefHeading___Toc2547_3861250547"/>Makra JavaScript<text:bookmark-end text:name="__RefHeading___Toc2547_3861250547"/></text:h>
      <text:p text:style-name="P20">JavaScript je skriptovací jazyk, který byl poprvé vydán v roce 1995.</text:p>
      <text:p text:style-name="P20">Vybereme-li <text:span text:style-name="Strong_20_Emphasis">Nástroje &gt; Makra &gt; Správce maker &gt; JavaScript</text:span>, LibreOffice zobrazí dialogové okno Makra JavaScript (obrázek <text:sequence-ref text:reference-format="value" text:ref-name="refFigure13">14</text:sequence-ref>).</text:p>
      <text:p text:style-name="P67"><draw:frame draw:style-name="fr1" draw:name="Frame23" text:anchor-type="as-char" svg:width="11.141cm" draw:z-index="19"><draw:text-box fo:min-height="9.948cm"><text:p text:style-name="Caption"><draw:frame draw:style-name="fr9" draw:name="Image7" text:anchor-type="paragraph" svg:width="11.141cm" style:rel-width="100%" svg:height="9.948cm" style:rel-height="scale" draw:z-index="20"><draw:image xlink:href="Pictures/10000000000001A50000017889A867E364F76244.png" xlink:type="simple" xlink:show="embed" xlink:actuate="onLoad" loext:mime-type="image/png"/></draw:frame>Obrázek <text:sequence text:ref-name="refFigure13" text:name="Figure" text:formula="ooow:Figure+1" style:num-format="1">14</text:sequence>: Dialogové okno Makra JavaScript</text:p></draw:text-box></draw:frame></text:p>
      <text:p text:style-name="P20"><text:soft-page-break/>Klepnutím na tlačítko <text:span text:style-name="Strong_20_Emphasis">Upravit</text:span> v dialogovém okně Makra JavaScript otevřeme Rhino JavaScript Debugger (obrázek <text:sequence-ref text:reference-format="value" text:ref-name="refFigure14">15</text:sequence-ref>). Podrobný návod k použití tohoto nástroje lze nalézt na internetových stránkách Mozilly na <text:a xlink:type="simple" xlink:href="https://developer.mozilla.org/en-US/docs/Mozilla/Projects/Rhino/Debugger" text:style-name="Internet_20_link" text:visited-style-name="Visited_20_Internet_20_Link">https://developer.mozilla.org/en-US/docs/Mozilla/Projects/Rhino/Debugger</text:a>.</text:p>
      <text:p text:style-name="P67"><draw:frame draw:style-name="fr1" draw:name="Frame24" text:anchor-type="as-char" svg:width="17cm" draw:z-index="21"><draw:text-box fo:min-height="17.424cm"><text:p text:style-name="Caption"><draw:frame draw:style-name="fr8" draw:name="Image8" text:anchor-type="as-char" svg:width="17cm" style:rel-width="100%" svg:height="16.842cm" style:rel-height="scale" draw:z-index="22"><draw:image xlink:href="Pictures/100000000000028600000280688E7876C9737970.png" xlink:type="simple" xlink:show="embed" xlink:actuate="onLoad" loext:mime-type="image/png"/></draw:frame>Obrázek <text:sequence text:ref-name="refFigure14" text:name="Figure" text:formula="ooow:Figure+1" style:num-format="1">15</text:sequence>: Rhino JavaScript Debugger</text:p></draw:text-box></draw:frame></text:p>
      <text:p text:style-name="P20">Výpis <text:sequence-ref text:reference-format="value" text:ref-name="refListing7">7</text:sequence-ref><text:s/>je příkladem JavaScript makra, které vloží text „Hello World from JavaScript“ do buňky A1 do prvního listu sešitu Calc.</text:p>
      <text:p text:style-name="P56">Výpis <text:sequence text:ref-name="refListing7" text:name="Listing" text:formula="ooow:Listing + 1" style:num-format="1">8</text:sequence>: Ukázka JavaScript makra</text:p>
      <text:p text:style-name="P73"/>
      <text:p text:style-name="P57">importClass(Packages.com.sun.star.uno.UnoRuntime);<text:line-break/>importClass(Packages.com.sun.star.sheet.XSpreadsheetDocument);<text:line-break/>importClass(Packages.com.sun.star.container.XIndexAccess);<text:line-break/>importClass(Packages.com.sun.star.table.XCellRange);<text:line-break/>importClass(Packages.com.sun.star.table.XCell);<text:line-break/><text:line-break/>documentRef = XSCRIPTCONTEXT.getDocument();</text:p>
      <text:p text:style-name="P6"><text:soft-page-break/>spreadsheetInterface = UnoRuntime.queryInterface(XSpreadsheetDocument, documentRef);<text:line-break/><text:line-break/>allSheets = UnoRuntime.queryInterface(XIndexAccess, spreadsheetInterface.getSheets());<text:line-break/><text:line-break/>theSheet = allSheets.getByIndex(0);<text:line-break/><text:line-break/>Cells = UnoRuntime.queryInterface(XCellRange,theSheet);<text:line-break/><text:line-break/>cellA1 = Cells.getCellByPosition(0,0);<text:line-break/><text:line-break/>theCell = UnoRuntime.queryInterface(XCell,cellA1);<text:line-break/><text:line-break/>theCell.setFormula("Hello World from JavaScript");</text:p>
      <text:h text:style-name="P84" text:outline-level="2"><text:bookmark-start text:name="__RefHeading___Toc2549_3861250547"/>Makra Python<text:bookmark-end text:name="__RefHeading___Toc2549_3861250547"/></text:h>
      <text:p text:style-name="P20">Python je univerzální skriptovací jazyk, který byl poprvé vydán v roce 1991.</text:p>
      <text:p text:style-name="P20">Vybereme-li <text:span text:style-name="Strong_20_Emphasis">Nástroje &gt; Makra &gt; Správce maker &gt; Python</text:span>, LibreOffice zobrazí dialogové okno Makra Python (obrázek <text:sequence-ref text:reference-format="value" text:ref-name="refFigure15">16</text:sequence-ref>).</text:p>
      <text:p text:style-name="P67"><draw:frame draw:style-name="fr1" draw:name="Frame25" text:anchor-type="as-char" svg:width="11.141cm" draw:z-index="23"><draw:text-box fo:min-height="9.871cm"><text:p text:style-name="Caption"><draw:frame draw:style-name="fr8" draw:name="Image9" text:anchor-type="as-char" svg:width="11.141cm" style:rel-width="100%" svg:height="9.871cm" style:rel-height="scale" draw:z-index="24"><draw:image xlink:href="Pictures/10000000000001A500000175238CBE95352FF2EC.png" xlink:type="simple" xlink:show="embed" xlink:actuate="onLoad" loext:mime-type="image/png"/></draw:frame>Obrázek <text:sequence text:ref-name="refFigure15" text:name="Figure" text:formula="ooow:Figure+1" style:num-format="1">16</text:sequence>: Dialogové okno Python makra</text:p></draw:text-box></draw:frame></text:p>
      <text:p text:style-name="P20">Prostředí pro úpravy a ladění skriptů Python není v současné době integrováno do standardního uživatelského rozhraní LibreOffice. Nicméně můžeme upravovat Python skripty pomocí oblíbeného textového editoru nebo externího IDE. Rozšíření Alternative Python Script Organizer (APSO) usnadňuje editaci skriptů v Pythonu, zejména pokud jsou vložené do dokumentu. Pomocí APSO můžeme nastavit preferovaný editor zdrojového kódu, spuštění integrovaného Python shellu a ladění Python skriptů. Více informací nalezneme v systému LibreOffice nápovědy a v sekci <text:span text:style-name="Emphasis">Designing &amp; Developing Python Applications</text:span> na wiki The Document Foundation <text:a xlink:type="simple" xlink:href="https://wiki.documentfoundation.org/Macros/Python_Design_Guide" text:style-name="Internet_20_link" text:visited-style-name="Visited_20_Internet_20_Link">https://wiki.documentfoundation.org/Macros/Python_Design_Guide</text:a>.</text:p>
      <text:p text:style-name="P20"><text:soft-page-break/>Výpis <text:sequence-ref text:reference-format="value" text:ref-name="refListing8">9</text:sequence-ref><text:s/>je příkladem Python makra, které vloží text „Hello World from Python“ do buňky A1 do prvního listu sešitu Calc.</text:p>
      <text:p text:style-name="P59">Výpis <text:sequence text:ref-name="refListing8" text:name="Listing" text:formula="ooow:Listing + 1" style:num-format="1">9</text:sequence>: Ukázka Python makra</text:p>
      <text:p text:style-name="P59"/>
      <text:p text:style-name="P5">import uno<text:line-break/><text:line-break/>def HelloWorld():<text:line-break/> <text:s text:c="3"/>doc = XSCRIPTCONTEXT.getDocument()<text:line-break/> <text:s text:c="3"/>cell = doc.Sheets[0]['A1']<text:line-break/> <text:s text:c="3"/>cell.setString('Hello World from Python')<text:line-break/> <text:s text:c="3"/>return</text:p>
      <text:h text:style-name="P79" text:outline-level="1"><text:bookmark-start text:name="__RefHeading__5186_1196992793"/>Kde najdeme více informací<text:bookmark-end text:name="__RefHeading__5186_1196992793"/></text:h>
      <text:p text:style-name="P9"><text:alphabetical-index-mark text:string-value="zdroje" text:key1="makra"/>Informace o vytváření maker najdeme v různých zdrojích. Použijeme <text:span text:style-name="Strong_20_Emphasis">Nápověda &gt; Nápověda LibreOffice,</text:span> nebo zmáčkneme klávesu <text:span text:style-name="Keystroke">F1</text:span> a otevřeme nápovědu LibreOffice. V levém horním rohu okna nápovědy najdeme rozbalovací seznam, který určuje, která část textu se zobrazuje. Pro nápovědu pro Basic vybereme ze seznamu <text:span text:style-name="Strong_20_Emphasis">Basic</text:span>.</text:p>
      <text:h text:style-name="P83" text:outline-level="2"><text:bookmark-start text:name="__RefHeading__5188_1196992793"/>Přiložený materiál<text:bookmark-end text:name="__RefHeading__5188_1196992793"/></text:h>
      <text:p text:style-name="P9">Součástí LibreOffice je hodně užitečných maker. V hlavní nabídce zvolíme <text:span text:style-name="Strong_20_Emphasis">Nástroje &gt; Makra &gt; Správce maker &gt; LibreOffice Basic</text:span>, čímž otevřeme dialogové okno Makra LibreOffice Basic. Rozbalíme knihovnu <text:span text:style-name="Emphasis">Nástroje</text:span> v kontejneru <text:span text:style-name="Emphasis">LibreOffice</text:span>. V ní se nachází modul <text:span text:style-name="Emphasis">Debug</text:span> (ladění), který obsahuje několik názorných příkladů. Zaujmout mohou například makra <text:span text:style-name="Emphasis">WritedbgInfo</text:span> (document) a <text:span text:style-name="Emphasis">printdbgInfo</text:span> (sheet).</text:p>
      <text:h text:style-name="P83" text:outline-level="2"><text:bookmark-start text:name="__RefHeading__5190_1196992793"/>Online zdroje<text:bookmark-end text:name="__RefHeading__5190_1196992793"/></text:h>
      <text:p text:style-name="P7">Na následujících odkazech najdeme další informace o programování maker:</text:p>
      <text:p text:style-name="P8"><text:a xlink:type="simple" xlink:href="https://wiki.documentfoundation.org/Macros" text:style-name="Internet_20_link" text:visited-style-name="Visited_20_Internet_20_Link">https://wiki.documentfoundation.org/Macros</text:a></text:p>
      <text:p text:style-name="P8"><text:a xlink:type="simple" xlink:href="https://ask.libreoffice.org/" text:style-name="Internet_20_link" text:visited-style-name="Visited_20_Internet_20_Link">https://ask.libreoffice.org/</text:a> (stránka s otázkami a odpověďmi, kde dobrovolníci odpovídají na otázky související s LibreOffice)</text:p>
      <text:p text:style-name="P9"><text:a xlink:type="simple" xlink:href="http://forum.openoffice.org/en/forum/" text:style-name="Internet_20_link" text:visited-style-name="Visited_20_Internet_20_Link">http://forum.openoffice.org/en/forum/</text:a> (fórum komunity Apache OpenOffice; dobrovolníci zde odpovídají i na otázky související s LibreOffice)</text:p>
      <text:p text:style-name="P9"><text:a xlink:type="simple" xlink:href="https://wiki.documentfoundation.org/Documentation/Other_Documentation_and_Resources#Programmers" text:style-name="Internet_20_link" text:visited-style-name="Visited_20_Internet_20_Link">https://wiki.documentfoundation.org/Documentation/Other_Documentation_and_Resources</text:a> (V časti Programátoři je třeba vyhledat BASIC Programmers’ Guide a Developers’ Guide; druhý text obsahuje vysvětlení s podrobnostmi)</text:p>
      <text:h text:style-name="P83" text:outline-level="2"><text:bookmark-start text:name="__RefHeading__7688_1972615798"/>Tištěné a elektronické knihy<text:bookmark-end text:name="__RefHeading__7688_1972615798"/></text:h>
      <text:p text:style-name="P9">Momentálně neexistují ke stažení knihy, které by se speciálně věnovaly makrům pro LibreOffice.</text:p>
      <text:p text:style-name="P7">Informace v následujících knihách jsou však povětšinou platné i pro LibreOffice. Knihy si lze zakoupit v tištěné i elektronické verzi u jejich vydavatelů:</text:p>
      <text:p text:style-name="P9">Dr. Mark Alexander Bain’s Learn OpenOffice.org Spreadsheet Macro Programming.<text:line-break/>Viz <text:a xlink:type="simple" xlink:href="http://www.packtpub.com/openoffice-ooobasic-calc-automation/book" text:style-name="Internet_20_link" text:visited-style-name="Visited_20_Internet_20_Link">http://www.packtpub.com/openoffice-ooobasic-calc-automation/book</text:a>.</text:p>
      <text:p text:style-name="Text_20_body">Roberto Benitez's Database Programming with OpenOffice.org Base &amp; Basic. <text:line-break/>Viz <text:a xlink:type="simple" xlink:href="http://www.lulu.com/product/paperback/database-programming-with-openofficeorg-base-basic/3568728" text:style-name="Internet_20_link" text:visited-style-name="Visited_20_Internet_20_Link">http://www.lulu.com/product/paperback/database-programming-with-openofficeorg-base-basic/3568728</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Mono1" svg:font-family="'Liberation Mono'" style:font-adornments="Bold" style:font-family-generic="moder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199cm" fo:margin-bottom="0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OOoTableText" style:family="paragraph" style:parent-style-name="Standard" style:master-page-name="">
      <style:paragraph-properties fo:margin-left="0.212cm" fo:margin-right="0.212cm" fo:margin-top="0.071cm" fo:margin-bottom="0.071cm" loext:contextual-spacing="false" fo:text-indent="0cm" style:auto-text-indent="false" style:page-number="auto"/>
      <style:text-properties style:font-name="Liberation Sans2" fo:font-family="'Liberation Sans'" style:font-style-name="Regular" style:font-family-generic="swiss" style:font-pitch="variable" fo:font-size="95%" fo:language="en" fo:country="US" style:letter-kerning="tru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_5f_LOCodeBase" style:display-name="_LOCodeBase" style:family="text">
      <style:text-properties style:font-name="Liberation Mono2" fo:font-family="'Liberation Mono'" style:font-style-name="Regular" style:font-family-generic="modern" style:font-pitch="fixed" fo:font-size="10pt" fo:font-weight="normal" fo:background-color="transparent" style:font-weight-asian="normal"/>
    </style:style>
    <style:style style:name="_5f_LOCodeKeyWord" style:display-name="_LOCodeKeyWord" style:family="text" style:parent-style-name="_5f_LOCodeBase">
      <style:text-properties fo:color="#000080"/>
    </style:style>
    <style:style style:name="_5f_LOCodeIdent" style:display-name="_LOCodeIdent" style:family="text" style:parent-style-name="_5f_LOCodeBase">
      <style:text-properties fo:color="#008000" style:font-name="Liberation Mono1" fo:font-family="'Liberation Mono'" style:font-style-name="Bold" style:font-family-generic="modern" style:font-pitch="variable"/>
    </style:style>
    <style:style style:name="_5f_LOCodeComment" style:display-name="_LOCodeComment" style:family="text" style:parent-style-name="_5f_LOCodeBase">
      <style:text-properties fo:color="#000000" style:font-name="Liberation Mono2" fo:font-family="'Liberation Mono'" style:font-style-name="Regular" style:font-family-generic="modern" style:font-pitch="fixed" fo:background-color="transparent" style:font-weight-asian="normal"/>
    </style:style>
    <style:style style:name="_5f_LOCodeLiteral" style:display-name="_LOCodeLiteral" style:family="text" style:parent-style-name="_5f_LOCodeBase">
      <style:text-properties fo:color="#ff0000"/>
    </style:style>
    <style:style style:name="_5f_LOCodeCommentEmph" style:display-name="_LOCodeCommentEmph" style:family="text" style:parent-style-name="_5f_LOCodeComment">
      <style:text-properties fo:font-style="italic" fo:background-color="transparent" style:font-size-asian="10.5pt"/>
    </style:style>
    <style:style style:name="LOComputerCode" style:family="text">
      <style:text-properties style:font-name="Liberation Mono2" fo:font-family="'Liberation Mono'" style:font-style-name="Regular" style:font-family-generic="modern" style:font-pitch="fixed" fo:font-size="11pt" officeooo:rsid="001f0121" style:font-size-asian="10.5pt"/>
    </style:style>
    <style:style style:name="Code" style:family="text">
      <style:text-properties style:font-name="Liberation Mono2" fo:font-family="'Liberation Mono'" style:font-style-name="Regular" style:font-family-generic="modern" style:font-pitch="fixed" fo:font-size="11pt" officeooo:rsid="001f0121" style:font-size-asian="10.5pt"/>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0446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b63cde"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Makra Pythonu</text:chapter> <text:span text:style-name="MT1">| </text:span><text:page-number text:select-page="current">27</text:page-number></text:p>
      </style:footer>
      <style:footer-left>
        <text:p text:style-name="Footer"><text:page-number text:select-page="current">28</text:page-number><text:s/><text:span text:style-name="MT2">| </text:span><text:chapter text:display="name" text:outline-level="1">Vyhledání více informací</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13 Začínáme s makry</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Kapitola 13 Začínáme s makry</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HTML" style:page-layout-name="Mpm4"/>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6-02-12T06:31:38.209549000</meta:creation-date>
    <meta:editing-duration>P1DT23H41M</meta:editing-duration>
    <meta:editing-cycles>203</meta:editing-cycles>
    <meta:generator>LibreOffice/6.4.1.2$Linux_X86_64 LibreOffice_project/4d224e95b98b138af42a64d84056446d09082932</meta:generator>
    <dc:title>Kapitola 13 Začínáme s makry</dc:title>
    <meta:initial-creator>Jean Weber</meta:initial-creator>
    <dc:date>2020-03-31T15:30:27.294419316</dc:date>
    <dc:creator>MZ </dc:creator>
    <meta:document-statistic meta:table-count="6" meta:image-count="16" meta:object-count="0" meta:page-count="28" meta:paragraph-count="555" meta:word-count="7483" meta:character-count="47512" meta:non-whitespace-character-count="40439"/>
    <meta:template xlink:type="simple" xlink:actuate="onRequest" xlink:title="LO_6.0_Chapter_Template" xlink:href="../../../../../.config/libreoffice/4/user/template/LO_6.0_Chapter_Template.ott" meta:date="2018-05-18T16:58:07.217000000"/>
  </office:meta>
</office:document-meta>
</file>